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283cm"/>
    </style:style>
    <style:style style:name="co4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5.012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4.202cm"/>
    </style:style>
    <style:style style:name="co9" style:family="table-column">
      <style:table-column-properties fo:break-before="auto" style:column-width="4.909cm"/>
    </style:style>
    <style:style style:name="co10" style:family="table-column">
      <style:table-column-properties fo:break-before="auto" style:column-width="3.403cm"/>
    </style:style>
    <style:style style:name="co11" style:family="table-column">
      <style:table-column-properties fo:break-before="auto" style:column-width="5.338cm"/>
    </style:style>
    <style:style style:name="ro1" style:family="table-row">
      <style:table-row-properties style:row-height="3.415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1.455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4" table:default-cell-style-name="ce1"/>
        <table:table-column table:style-name="co10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32" table:default-cell-style-name="ce1"/>
        <table:table-column table:style-name="co1" table:number-columns-repeated="960" table:default-cell-style-name="Default"/>
        <table:table-row table:style-name="ro1">
          <table:table-cell office:value-type="string" calcext:value-type="string">
            <text:p>DRS</text:p>
          </table:table-cell>
          <table:table-cell office:value-type="string" calcext:value-type="string">
            <text:p>DRSNOME</text:p>
          </table:table-cell>
          <table:table-cell office:value-type="string" calcext:value-type="string">
            <text:p>REGSAUDE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NES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GESTAO</text:p>
          </table:table-cell>
          <table:table-cell office:value-type="string" calcext:value-type="string">
            <text:p>GRUPO_DE_HOSPITAIS</text:p>
          </table:table-cell>
          <table:table-cell office:value-type="string" calcext:value-type="string">
            <text:p>LEITOS_CLIN_ANTERIOR_A_COVID</text:p>
          </table:table-cell>
          <table:table-cell office:value-type="string" calcext:value-type="string">
            <text:p>LEITOS_CLIN_SUS</text:p>
          </table:table-cell>
          <table:table-cell office:value-type="string" calcext:value-type="string">
            <text:p>LEITOS_CLIN_EXISTENTE_CONVERTIDO_PARA_COVID</text:p>
          </table:table-cell>
          <table:table-cell office:value-type="string" calcext:value-type="string">
            <text:p>LEITO_CLINICO_AMPLIADO_EM_FUNCIONAMENTO</text:p>
          </table:table-cell>
          <table:table-cell office:value-type="string" calcext:value-type="string">
            <text:p>LEITO_CLINICO_PARA_AMPLIACAO_FUTURA</text:p>
          </table:table-cell>
          <table:table-cell office:value-type="string" calcext:value-type="string">
            <text:p>UTI_ADULTO_EXISTE</text:p>
          </table:table-cell>
          <table:table-cell office:value-type="string" calcext:value-type="string">
            <text:p>UTI_ADULTO_SUS</text:p>
          </table:table-cell>
          <table:table-cell office:value-type="string" calcext:value-type="string">
            <text:p>UTI_ADULTO_EXISTENTE_CONVERTIDO_PARA_COVID</text:p>
          </table:table-cell>
          <table:table-cell office:value-type="string" calcext:value-type="string">
            <text:p>UTI_PEDIATRICO_CONVERTIDO_PARA_COVID</text:p>
          </table:table-cell>
          <table:table-cell office:value-type="string" calcext:value-type="string">
            <text:p>UTI_ADULTO_AMPLIACAO_HABIMEDIATA_REMESSA_1</text:p>
          </table:table-cell>
          <table:table-cell office:value-type="string" calcext:value-type="string">
            <text:p>UTI_ADULTO_AMPLIACAO_HABIMEDIATA_REMESSA_2</text:p>
          </table:table-cell>
          <table:table-cell office:value-type="string" calcext:value-type="string">
            <text:p>UTI_ADULTO_AMPLIACAO_HABIMEDIATA_REMESSA_3</text:p>
          </table:table-cell>
          <table:table-cell office:value-type="string" calcext:value-type="string">
            <text:p>UTI_ADULTO_AMPLIACAO_HABIMEDIATA_REMESSA_4</text:p>
          </table:table-cell>
          <table:table-cell office:value-type="string" calcext:value-type="string">
            <text:p>UTI_ADULTO_AMPLIACAO_HABIMEDIATA_REMESSA_5</text:p>
          </table:table-cell>
          <table:table-cell office:value-type="string" calcext:value-type="string">
            <text:p>UTI_ADULTO_AMPLIACAO_HABIMEDIATA_REMESSA_6</text:p>
          </table:table-cell>
          <table:table-cell office:value-type="string" calcext:value-type="string">
            <text:p>SUPORTE_VENTILATORIO_HOSPITAL_CAMPANHA</text:p>
          </table:table-cell>
          <table:table-cell office:value-type="string" calcext:value-type="string">
            <text:p>Fase de Estruturação</text:p>
            <text:p>- leitos UTI Adulto - Ampliação. Requer Equip e/ou</text:p>
            <text:p>RH</text:p>
          </table:table-cell>
          <table:table-cell office:value-type="string" calcext:value-type="string">
            <text:p>Leitos Suporte Ventilatorio</text:p>
            <text:p>H. Campanha requer Infra</text:p>
            <text:p>estrutura</text:p>
          </table:table-cell>
          <table:table-cell office:value-type="string" calcext:value-type="string">
            <text:p>UTI_PEDIATRICA_AMPLIACAO_HABIMEDIATA</text:p>
          </table:table-cell>
          <table:table-cell office:value-type="string" calcext:value-type="string">
            <text:p>Fase de estruturaçã o - Leitos UTI</text:p>
            <text:p>Pediátrica - requer equip e/ou</text:p>
            <text:p>RH</text:p>
          </table:table-cell>
          <table:table-cell table:number-columns-repeated="99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ARUJA</text:p>
          </table:table-cell>
          <table:table-cell office:value-type="float" office:value="6451098" calcext:value-type="float">
            <text:p>6451098</text:p>
          </table:table-cell>
          <table:table-cell office:value-type="string" calcext:value-type="string">
            <text:p>HOSPITAL DALILA FERREIRA BARBO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ARUJA</text:p>
          </table:table-cell>
          <table:table-cell office:value-type="float" office:value="6628842" calcext:value-type="float">
            <text:p>6628842</text:p>
          </table:table-cell>
          <table:table-cell office:value-type="string" calcext:value-type="string">
            <text:p>PRONTO ATENDIMENTO BARRE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RANDE S. PAULO</text:p>
          </table:table-cell>
          <table:table-cell table:style-name="ce2" office:value-type="string" calcext:value-type="string">
            <text:p>Alto do Tiete</text:p>
          </table:table-cell>
          <table:table-cell table:style-name="ce2" office:value-type="string" calcext:value-type="string">
            <text:p>BIRITIBA MIRIM</text:p>
          </table:table-cell>
          <table:table-cell table:style-name="ce2"/>
          <table:table-cell table:style-name="ce2" office:value-type="string" calcext:value-type="string">
            <text:p>POSTO DE ATENDIMENTO COVID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unicipais</text:p>
          </table:table-cell>
          <table:table-cell table:style-name="ce2" table:number-columns-repeated="1016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FERRAZ DE</text:p>
            <text:p>VASCONCELOS</text:p>
          </table:table-cell>
          <table:table-cell office:value-type="float" office:value="2080079" calcext:value-type="float">
            <text:p>2080079</text:p>
          </table:table-cell>
          <table:table-cell office:value-type="string" calcext:value-type="string">
            <text:p>HOSPITAL DR OSIRIS FLORINDO</text:p>
            <text:p>COELHO FERRAZ DE VASCONCELO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FERRAZ DE VASCONCELOS</text:p>
          </table:table-cell>
          <table:table-cell office:value-type="float" office:value="116750" calcext:value-type="float">
            <text:p>116750</text:p>
          </table:table-cell>
          <table:table-cell office:value-type="string" calcext:value-type="string">
            <text:p>HOSPITAL DE CAMPANHA DE FERRAZ/GINASIO PROF. ADÃO DIAS</text:p>
            <text:p>DOS SANT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GUARAREMA</text:p>
          </table:table-cell>
          <table:table-cell office:value-type="float" office:value="2773333" calcext:value-type="float">
            <text:p>2773333</text:p>
          </table:table-cell>
          <table:table-cell office:value-type="string" calcext:value-type="string">
            <text:p>SANTA CASA DE GUARARE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GUARULHOS</text:p>
          </table:table-cell>
          <table:table-cell office:value-type="float" office:value="2040069" calcext:value-type="float">
            <text:p>2040069</text:p>
          </table:table-cell>
          <table:table-cell office:value-type="string" calcext:value-type="string">
            <text:p>HOSPITAL MATERNIDADE JESUS JOSE E</text:p>
            <text:p>MAR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GUARULHOS</text:p>
          </table:table-cell>
          <table:table-cell office:value-type="float" office:value="2080427" calcext:value-type="float">
            <text:p>2080427</text:p>
          </table:table-cell>
          <table:table-cell office:value-type="string" calcext:value-type="string">
            <text:p>HOSPITAL MUNICIPAL DA CRIANCA E DO ADOLESCENTE HMC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99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GUARULHOS</text:p>
          </table:table-cell>
          <table:table-cell office:value-type="float" office:value="2082276" calcext:value-type="float">
            <text:p>2082276</text:p>
          </table:table-cell>
          <table:table-cell office:value-type="string" calcext:value-type="string">
            <text:p>CASAS ANDRE LUIZ GUARULHO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GUARULHOS</text:p>
          </table:table-cell>
          <table:table-cell office:value-type="float" office:value="2078155" calcext:value-type="float">
            <text:p>2078155</text:p>
          </table:table-cell>
          <table:table-cell office:value-type="string" calcext:value-type="string">
            <text:p>HOSPITAL STELLA M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GUARULHOS</text:p>
          </table:table-cell>
          <table:table-cell office:value-type="float" office:value="2079410" calcext:value-type="float">
            <text:p>2079410</text:p>
          </table:table-cell>
          <table:table-cell office:value-type="string" calcext:value-type="string">
            <text:p>COMPLEXO HOSPITALAR PADRE</text:p>
            <text:p>BENTO DE GUARULHO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GUARULHOS</text:p>
          </table:table-cell>
          <table:table-cell office:value-type="float" office:value="2080338" calcext:value-type="float">
            <text:p>2080338</text:p>
          </table:table-cell>
          <table:table-cell office:value-type="string" calcext:value-type="string">
            <text:p>HOSPITAL GERAL DE GUARULHOS PROF DR WALDEMAR DE CARVALH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GUARULHOS</text:p>
          </table:table-cell>
          <table:table-cell office:value-type="float" office:value="2082861" calcext:value-type="float">
            <text:p>2082861</text:p>
          </table:table-cell>
          <table:table-cell office:value-type="string" calcext:value-type="string">
            <text:p>HOSP MUNICIPAL DE URGENCIAS</text:p>
            <text:p>HM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GUARULHOS</text:p>
          </table:table-cell>
          <table:table-cell office:value-type="float" office:value="5200105" calcext:value-type="float">
            <text:p>5200105</text:p>
          </table:table-cell>
          <table:table-cell office:value-type="string" calcext:value-type="string">
            <text:p>HOSPITAL MUNICIPAL PIMENTAS</text:p>
            <text:p>BONSUCESSO MANUEL DE PAIV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-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GUARULHOS</text:p>
          </table:table-cell>
          <table:table-cell office:value-type="float" office:value="102172" calcext:value-type="float">
            <text:p>102172</text:p>
          </table:table-cell>
          <table:table-cell office:value-type="string" calcext:value-type="string">
            <text:p>HOSPITAL DE CAMPANHA</text:p>
            <text:p>GUARULH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ITAQUAQUECETUBA</text:p>
          </table:table-cell>
          <table:table-cell office:value-type="float" office:value="2078562" calcext:value-type="float">
            <text:p>2078562</text:p>
          </table:table-cell>
          <table:table-cell office:value-type="string" calcext:value-type="string">
            <text:p>HOSPITAL GERAL DE ITAQUAQUECETUB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MOGI DAS</text:p>
            <text:p>CRUZES</text:p>
          </table:table-cell>
          <table:table-cell office:value-type="float" office:value="2080052" calcext:value-type="float">
            <text:p>2080052</text:p>
          </table:table-cell>
          <table:table-cell office:value-type="string" calcext:value-type="string">
            <text:p>HOSPITAL NOSSA SENHORA</text:p>
            <text:p>APARECID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MOGI DAS</text:p>
            <text:p>CRUZES</text:p>
          </table:table-cell>
          <table:table-cell office:value-type="float" office:value="2080680" calcext:value-type="float">
            <text:p>2080680</text:p>
          </table:table-cell>
          <table:table-cell office:value-type="string" calcext:value-type="string">
            <text:p>HOSPITAL DAS CLINICAS LUZIA DE</text:p>
            <text:p>PINHO MELO MOGI DAS CRUZ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MOGI DAS CRUZES</text:p>
          </table:table-cell>
          <table:table-cell office:value-type="float" office:value="2084236" calcext:value-type="float">
            <text:p>2084236</text:p>
          </table:table-cell>
          <table:table-cell office:value-type="string" calcext:value-type="string">
            <text:p>CENTRO ESP EM REABILITACAO DR ARNALDO PEZZUTI CAVALCANTI MO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MOGI DAS</text:p>
            <text:p>CRUZES</text:p>
          </table:table-cell>
          <table:table-cell office:value-type="float" office:value="7473702" calcext:value-type="float">
            <text:p>7473702</text:p>
          </table:table-cell>
          <table:table-cell office:value-type="string" calcext:value-type="string">
            <text:p>HOSP MUN DE MOGI DAS CRUZES</text:p>
            <text:p>PREF WALDEMAR COSTA FILH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MOGI DAS</text:p>
            <text:p>CRUZES</text:p>
          </table:table-cell>
          <table:table-cell office:value-type="float" office:value="149632" calcext:value-type="float">
            <text:p>149632</text:p>
          </table:table-cell>
          <table:table-cell office:value-type="string" calcext:value-type="string">
            <text:p>HOSPITAL DE CAMPANHA MOGI DAS</text:p>
            <text:p>CRUZ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POA</text:p>
          </table:table-cell>
          <table:table-cell office:value-type="float" office:value="2082411" calcext:value-type="float">
            <text:p>2082411</text:p>
          </table:table-cell>
          <table:table-cell office:value-type="string" calcext:value-type="string">
            <text:p>HOSPITAL MUNICIPAL DR GUIDO</text:p>
            <text:p>GUID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POA</text:p>
          </table:table-cell>
          <table:table-cell office:value-type="float" office:value="116750" calcext:value-type="float">
            <text:p>116750</text:p>
          </table:table-cell>
          <table:table-cell office:value-type="string" calcext:value-type="string">
            <text:p>HOSPITAL DE CAMPANHA POA</text:p>
            <text:p>CONTRA COVID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7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SALESOPOLIS</text:p>
          </table:table-cell>
          <table:table-cell office:value-type="float" office:value="2079380" calcext:value-type="float">
            <text:p>2079380</text:p>
          </table:table-cell>
          <table:table-cell office:value-type="string" calcext:value-type="string">
            <text:p>SANTA CASA DE SALESOPO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SANTA ISABEL</text:p>
          </table:table-cell>
          <table:table-cell office:value-type="float" office:value="2083140" calcext:value-type="float">
            <text:p>2083140</text:p>
          </table:table-cell>
          <table:table-cell office:value-type="string" calcext:value-type="string">
            <text:p>SANTA CASA DE SANTA ISAB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SUZANO</text:p>
          </table:table-cell>
          <table:table-cell office:value-type="float" office:value="2079860" calcext:value-type="float">
            <text:p>2079860</text:p>
          </table:table-cell>
          <table:table-cell office:value-type="string" calcext:value-type="string">
            <text:p>SANTA CASA DE SUZA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SUZANO</text:p>
          </table:table-cell>
          <table:table-cell office:value-type="float" office:value="2078058" calcext:value-type="float">
            <text:p>2078058</text:p>
          </table:table-cell>
          <table:table-cell office:value-type="string" calcext:value-type="string">
            <text:p>HC SUZAN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utros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SUZANO</text:p>
          </table:table-cell>
          <table:table-cell office:value-type="float" office:value="2039001" calcext:value-type="float">
            <text:p>2039001</text:p>
          </table:table-cell>
          <table:table-cell office:value-type="string" calcext:value-type="string">
            <text:p>PRONTO SOCORRO MUNICI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SUZANO</text:p>
          </table:table-cell>
          <table:table-cell office:value-type="float" office:value="2034670" calcext:value-type="float">
            <text:p>2034670</text:p>
          </table:table-cell>
          <table:table-cell office:value-type="string" calcext:value-type="string">
            <text:p>PRONTO ATENDIMEN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SUZANO</text:p>
          </table:table-cell>
          <table:table-cell office:value-type="float" office:value="106232" calcext:value-type="float">
            <text:p>106232</text:p>
          </table:table-cell>
          <table:table-cell office:value-type="string" calcext:value-type="string">
            <text:p>HOSPITAL DE CAMPANHA SUZA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Franco da Rocha</text:p>
          </table:table-cell>
          <table:table-cell office:value-type="string" calcext:value-type="string">
            <text:p>CAIEIRAS</text:p>
          </table:table-cell>
          <table:table-cell office:value-type="float" office:value="7580770" calcext:value-type="float">
            <text:p>7580770</text:p>
          </table:table-cell>
          <table:table-cell office:value-type="string" calcext:value-type="string">
            <text:p>HOSPITAL ESTADUAL DE CAIEIR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CAIEIRAS</text:p>
          </table:table-cell>
          <table:table-cell office:value-type="float" office:value="110310" calcext:value-type="float">
            <text:p>110310</text:p>
          </table:table-cell>
          <table:table-cell office:value-type="string" calcext:value-type="string">
            <text:p>HOSPITAL DE CAMPANHA COVID 19-</text:p>
            <text:p>CAIEIR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Alto do Tiete</text:p>
          </table:table-cell>
          <table:table-cell office:value-type="string" calcext:value-type="string">
            <text:p>CAIEIRAS</text:p>
          </table:table-cell>
          <table:table-cell office:value-type="float" office:value="6817203" calcext:value-type="float">
            <text:p>6817203</text:p>
          </table:table-cell>
          <table:table-cell office:value-type="string" calcext:value-type="string">
            <text:p>HOSPITAL DE CLINICAS DE CAIEIR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Franco da Rocha</text:p>
          </table:table-cell>
          <table:table-cell office:value-type="string" calcext:value-type="string">
            <text:p>CAJAMAR</text:p>
          </table:table-cell>
          <table:table-cell office:value-type="float" office:value="2096196" calcext:value-type="float">
            <text:p>2096196</text:p>
          </table:table-cell>
          <table:table-cell office:value-type="string" calcext:value-type="string">
            <text:p>HOSPITAL ENF ANTONIO POLICARPO</text:p>
            <text:p>DE OLIVEI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Franco da Rocha</text:p>
          </table:table-cell>
          <table:table-cell office:value-type="string" calcext:value-type="string">
            <text:p>FRANCISCO</text:p>
            <text:p>MORATO</text:p>
          </table:table-cell>
          <table:table-cell office:value-type="float" office:value="2083876" calcext:value-type="float">
            <text:p>2083876</text:p>
          </table:table-cell>
          <table:table-cell office:value-type="string" calcext:value-type="string">
            <text:p>SANTA CASA DE FRANCISCO MORA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Franco da Rocha</text:p>
          </table:table-cell>
          <table:table-cell office:value-type="string" calcext:value-type="string">
            <text:p>FRANCISCO MORATO</text:p>
          </table:table-cell>
          <table:table-cell office:value-type="float" office:value="3028399" calcext:value-type="float">
            <text:p>3028399</text:p>
          </table:table-cell>
          <table:table-cell office:value-type="string" calcext:value-type="string">
            <text:p>HOSPITAL ESTADUAL PROF CARLOS DA SILVA LACAZ FCO MORAT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Franco da Rocha</text:p>
          </table:table-cell>
          <table:table-cell office:value-type="string" calcext:value-type="string">
            <text:p>FRANCO DA</text:p>
            <text:p>ROCHA</text:p>
          </table:table-cell>
          <table:table-cell office:value-type="float" office:value="2746220" calcext:value-type="float">
            <text:p>2746220</text:p>
          </table:table-cell>
          <table:table-cell office:value-type="string" calcext:value-type="string">
            <text:p>COMPLEXO HOSPITALAR JUQUERY</text:p>
            <text:p>FRANCO DA ROCH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Franco da Rocha</text:p>
          </table:table-cell>
          <table:table-cell office:value-type="string" calcext:value-type="string">
            <text:p>FRANCO DA ROCHA</text:p>
          </table:table-cell>
          <table:table-cell office:value-type="float" office:value="2092107" calcext:value-type="float">
            <text:p>2092107</text:p>
          </table:table-cell>
          <table:table-cell office:value-type="string" calcext:value-type="string">
            <text:p>HOSPITAL DE CLINICAS DE FRANCO DA ROCHA FRANCO DA ROCH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Franco da Rocha</text:p>
          </table:table-cell>
          <table:table-cell office:value-type="string" calcext:value-type="string">
            <text:p>FRANCO DA</text:p>
            <text:p>ROCHA</text:p>
          </table:table-cell>
          <table:table-cell office:value-type="float" office:value="6878687" calcext:value-type="float">
            <text:p>6878687</text:p>
          </table:table-cell>
          <table:table-cell office:value-type="string" calcext:value-type="string">
            <text:p>HOSPITAL ESTADUAL DR ALBANO DA</text:p>
            <text:p>FRANCA ROCHA SOBRINH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Franco da Rocha</text:p>
          </table:table-cell>
          <table:table-cell office:value-type="string" calcext:value-type="string">
            <text:p>FRANCO DA</text:p>
            <text:p>ROCHA</text:p>
          </table:table-cell>
          <table:table-cell office:value-type="float" office:value="2798220" calcext:value-type="float">
            <text:p>2798220</text:p>
          </table:table-cell>
          <table:table-cell office:value-type="string" calcext:value-type="string">
            <text:p>HOSPITAL PREV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100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Franco da Rocha</text:p>
          </table:table-cell>
          <table:table-cell office:value-type="string" calcext:value-type="string">
            <text:p>MAIRIPORA</text:p>
          </table:table-cell>
          <table:table-cell office:value-type="float" office:value="2086336" calcext:value-type="float">
            <text:p>2086336</text:p>
          </table:table-cell>
          <table:table-cell office:value-type="string" calcext:value-type="string">
            <text:p>HOSPITAL E MATERNIDADE</text:p>
            <text:p>MAIRIPO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Grande ABC</text:p>
          </table:table-cell>
          <table:table-cell office:value-type="string" calcext:value-type="string">
            <text:p>DIADEMA</text:p>
          </table:table-cell>
          <table:table-cell office:value-type="float" office:value="2080028" calcext:value-type="float">
            <text:p>2080028</text:p>
          </table:table-cell>
          <table:table-cell office:value-type="string" calcext:value-type="string">
            <text:p>HOSPITAL MUNICIPAL DE DIADEMA</text:p>
            <text:p>HM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Grande ABC</text:p>
          </table:table-cell>
          <table:table-cell office:value-type="string" calcext:value-type="string">
            <text:p>DIADEMA</text:p>
          </table:table-cell>
          <table:table-cell office:value-type="float" office:value="2084163" calcext:value-type="float">
            <text:p>2084163</text:p>
          </table:table-cell>
          <table:table-cell office:value-type="string" calcext:value-type="string">
            <text:p>HOSPITAL ESTADUAL DE DIADEMA</text:p>
            <text:p>HOSPITAL SERRAR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Grande ABC</text:p>
          </table:table-cell>
          <table:table-cell office:value-type="string" calcext:value-type="string">
            <text:p>DIADEMA</text:p>
          </table:table-cell>
          <table:table-cell office:value-type="float" office:value="5851084" calcext:value-type="float">
            <text:p>5851084</text:p>
          </table:table-cell>
          <table:table-cell office:value-type="string" calcext:value-type="string">
            <text:p>QUARTEIRAO DA SAU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Grande ABC</text:p>
          </table:table-cell>
          <table:table-cell office:value-type="string" calcext:value-type="string">
            <text:p>DIADEMA</text:p>
          </table:table-cell>
          <table:table-cell office:value-type="float" office:value="2077469" calcext:value-type="float">
            <text:p>2077469</text:p>
          </table:table-cell>
          <table:table-cell office:value-type="string" calcext:value-type="string">
            <text:p>HOSPITAL DOM ANTONIO</text:p>
            <text:p>ALVAREN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Grande ABC</text:p>
          </table:table-cell>
          <table:table-cell office:value-type="string" calcext:value-type="string">
            <text:p>MAUA</text:p>
          </table:table-cell>
          <table:table-cell office:value-type="float" office:value="2082349" calcext:value-type="float">
            <text:p>2082349</text:p>
          </table:table-cell>
          <table:table-cell office:value-type="string" calcext:value-type="string">
            <text:p>HOSPITAL DE CLINICAS DR RADAMES</text:p>
            <text:p>NARDIN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Grande ABC</text:p>
          </table:table-cell>
          <table:table-cell office:value-type="string" calcext:value-type="string">
            <text:p>MAUA</text:p>
          </table:table-cell>
          <table:table-cell office:value-type="float" office:value="2751747" calcext:value-type="float">
            <text:p>2751747</text:p>
          </table:table-cell>
          <table:table-cell office:value-type="string" calcext:value-type="string">
            <text:p>SANTA CASA DE MA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Grande ABC</text:p>
          </table:table-cell>
          <table:table-cell office:value-type="string" calcext:value-type="string">
            <text:p>RIBEIRAO PIRES</text:p>
          </table:table-cell>
          <table:table-cell office:value-type="float" office:value="2081202" calcext:value-type="float">
            <text:p>2081202</text:p>
          </table:table-cell>
          <table:table-cell office:value-type="string" calcext:value-type="string">
            <text:p>HOSPITAL E MATERNIDADE SAO</text:p>
            <text:p>LUC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Grande ABC</text:p>
          </table:table-cell>
          <table:table-cell office:value-type="string" calcext:value-type="string">
            <text:p>SANTO ANDRE</text:p>
          </table:table-cell>
          <table:table-cell office:value-type="float" office:value="6020917" calcext:value-type="float">
            <text:p>6020917</text:p>
          </table:table-cell>
          <table:table-cell office:value-type="string" calcext:value-type="string">
            <text:p>HOSPITAL DA MULHER MARIA JOSE</text:p>
            <text:p>DOS SANTOS STE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Grande ABC</text:p>
          </table:table-cell>
          <table:table-cell office:value-type="string" calcext:value-type="string">
            <text:p>SANTO ANDRE</text:p>
          </table:table-cell>
          <table:table-cell office:value-type="float" office:value="8923" calcext:value-type="float">
            <text:p>8923</text:p>
          </table:table-cell>
          <table:table-cell office:value-type="string" calcext:value-type="string">
            <text:p>CENTRO HOSPITALAR DE SANTO</text:p>
            <text:p>ANDRE DR NEWTON DA COSTA BRANDA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Grande ABC</text:p>
          </table:table-cell>
          <table:table-cell office:value-type="string" calcext:value-type="string">
            <text:p>SANTO ANDRE</text:p>
          </table:table-cell>
          <table:table-cell office:value-type="float" office:value="2080273" calcext:value-type="float">
            <text:p>2080273</text:p>
          </table:table-cell>
          <table:table-cell office:value-type="string" calcext:value-type="string">
            <text:p>HOSPITAL ESTADUAL MARIO COVAS</text:p>
            <text:p>DE SANTO AND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Grande ABC</text:p>
          </table:table-cell>
          <table:table-cell office:value-type="string" calcext:value-type="string">
            <text:p>SANTO ANDRE</text:p>
          </table:table-cell>
          <table:table-cell office:value-type="float" office:value="109746" calcext:value-type="float">
            <text:p>109746</text:p>
          </table:table-cell>
          <table:table-cell office:value-type="string" calcext:value-type="string">
            <text:p>HOSPITAL DE CAMPANHA PEDRO DELL</text:p>
            <text:p>ANTON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Grande ABC</text:p>
          </table:table-cell>
          <table:table-cell office:value-type="string" calcext:value-type="string">
            <text:p>SANTO ANDRE</text:p>
          </table:table-cell>
          <table:table-cell office:value-type="float" office:value="150126" calcext:value-type="float">
            <text:p>150126</text:p>
          </table:table-cell>
          <table:table-cell office:value-type="string" calcext:value-type="string">
            <text:p>HOSPITAL DE CAMPANHA ESTADIO</text:p>
            <text:p>BRUNO DANI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Grande ABC</text:p>
          </table:table-cell>
          <table:table-cell office:value-type="string" calcext:value-type="string">
            <text:p>SANTO ANDRE</text:p>
          </table:table-cell>
          <table:table-cell office:value-type="float" office:value="163279" calcext:value-type="float">
            <text:p>163279</text:p>
          </table:table-cell>
          <table:table-cell office:value-type="string" calcext:value-type="string">
            <text:p>HOSPITAL DE CAMPANHA</text:p>
            <text:p>UNIVERSIDADE FEDERAL DO AB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7"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Grande ABC</text:p>
          </table:table-cell>
          <table:table-cell office:value-type="string" calcext:value-type="string">
            <text:p>SAO BERNARDO DO CAMPO</text:p>
          </table:table-cell>
          <table:table-cell office:value-type="float" office:value="2025361" calcext:value-type="float">
            <text:p>2025361</text:p>
          </table:table-cell>
          <table:table-cell office:value-type="string" calcext:value-type="string">
            <text:p>HOSPITAL ANCHIE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Grande ABC</text:p>
          </table:table-cell>
          <table:table-cell office:value-type="string" calcext:value-type="string">
            <text:p>SAO BERNARDO DO CAMPO</text:p>
          </table:table-cell>
          <table:table-cell office:value-type="float" office:value="105767" calcext:value-type="float">
            <text:p>105767</text:p>
          </table:table-cell>
          <table:table-cell office:value-type="string" calcext:value-type="string">
            <text:p>HOSPITAL DE CAMPANHA- <text:s/>HOSPITAL ANCHIE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Grande ABC</text:p>
          </table:table-cell>
          <table:table-cell office:value-type="string" calcext:value-type="string">
            <text:p>SAO BERNARDO DO CAMPO</text:p>
          </table:table-cell>
          <table:table-cell office:value-type="float" office:value="2027356" calcext:value-type="float">
            <text:p>2027356</text:p>
          </table:table-cell>
          <table:table-cell office:value-type="string" calcext:value-type="string">
            <text:p>HOSPITAL MUNICIPAL UNIVERSITAR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Grande ABC</text:p>
          </table:table-cell>
          <table:table-cell office:value-type="string" calcext:value-type="string">
            <text:p>SAO BERNARDO DO CAMPO</text:p>
          </table:table-cell>
          <table:table-cell office:value-type="float" office:value="2069776" calcext:value-type="float">
            <text:p>2069776</text:p>
          </table:table-cell>
          <table:table-cell office:value-type="string" calcext:value-type="string">
            <text:p>HOSPITAL E PRONTO SOCORRO CENTR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Grande ABC</text:p>
          </table:table-cell>
          <table:table-cell office:value-type="string" calcext:value-type="string">
            <text:p>SAO BERNARDO DO CAMPO</text:p>
          </table:table-cell>
          <table:table-cell office:value-type="float" office:value="3223728" calcext:value-type="float">
            <text:p>3223728</text:p>
          </table:table-cell>
          <table:table-cell office:value-type="string" calcext:value-type="string">
            <text:p>SANTA CASA DE MISERICORDIA DE SAO BERNARDO DO CAMP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Grande ABC</text:p>
          </table:table-cell>
          <table:table-cell office:value-type="string" calcext:value-type="string">
            <text:p>SAO BERNARDO DO CAMPO</text:p>
          </table:table-cell>
          <table:table-cell office:value-type="float" office:value="105759" calcext:value-type="float">
            <text:p>105759</text:p>
          </table:table-cell>
          <table:table-cell office:value-type="string" calcext:value-type="string">
            <text:p>HOSPITAL DE URGENC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996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Grande ABC</text:p>
          </table:table-cell>
          <table:table-cell office:value-type="string" calcext:value-type="string">
            <text:p>SAO BERNARDO</text:p>
            <text:p>DO CAMPO</text:p>
          </table:table-cell>
          <table:table-cell office:value-type="float" office:value="7373465" calcext:value-type="float">
            <text:p>7373465</text:p>
          </table:table-cell>
          <table:table-cell office:value-type="string" calcext:value-type="string">
            <text:p>HOSPITAL DE CLINICAS MUNICI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Grande ABC</text:p>
          </table:table-cell>
          <table:table-cell office:value-type="string" calcext:value-type="string">
            <text:p>SAO CAETANO</text:p>
            <text:p>DO SUL</text:p>
          </table:table-cell>
          <table:table-cell office:value-type="float" office:value="2082594" calcext:value-type="float">
            <text:p>2082594</text:p>
          </table:table-cell>
          <table:table-cell office:value-type="string" calcext:value-type="string">
            <text:p>COMPLEXO HOSPITALAR MUNICI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Grande ABC</text:p>
          </table:table-cell>
          <table:table-cell office:value-type="string" calcext:value-type="string">
            <text:p>SAO CAETANO</text:p>
            <text:p>DO SUL</text:p>
          </table:table-cell>
          <table:table-cell office:value-type="float" office:value="5935857" calcext:value-type="float">
            <text:p>5935857</text:p>
          </table:table-cell>
          <table:table-cell office:value-type="string" calcext:value-type="string">
            <text:p>HOSPITAL MUNICIPAL DE</text:p>
            <text:p>EMERGENCIAS ALBERT SAB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Grande ABC</text:p>
          </table:table-cell>
          <table:table-cell office:value-type="string" calcext:value-type="string">
            <text:p>SAO CAETANO</text:p>
            <text:p>DO SUL</text:p>
          </table:table-cell>
          <table:table-cell office:value-type="float" office:value="6938361" calcext:value-type="float">
            <text:p>6938361</text:p>
          </table:table-cell>
          <table:table-cell office:value-type="string" calcext:value-type="string">
            <text:p>HOSPITAL  DE CAMPANHA SÃO</text:p>
            <text:p>CAETANO DO S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Mananciais</text:p>
          </table:table-cell>
          <table:table-cell office:value-type="string" calcext:value-type="string">
            <text:p>COTIA</text:p>
          </table:table-cell>
          <table:table-cell office:value-type="float" office:value="2792141" calcext:value-type="float">
            <text:p>2792141</text:p>
          </table:table-cell>
          <table:table-cell office:value-type="string" calcext:value-type="string">
            <text:p>HOSPITAL REGIONAL DE COT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Mananciais</text:p>
          </table:table-cell>
          <table:table-cell office:value-type="string" calcext:value-type="string">
            <text:p>COTIA</text:p>
          </table:table-cell>
          <table:table-cell office:value-type="float" office:value="103608" calcext:value-type="float">
            <text:p>103608</text:p>
          </table:table-cell>
          <table:table-cell office:value-type="string" calcext:value-type="string">
            <text:p>HOSPITAL DE CAMPANHA COT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Mananciais</text:p>
          </table:table-cell>
          <table:table-cell office:value-type="string" calcext:value-type="string">
            <text:p>EMBU</text:p>
          </table:table-cell>
          <table:table-cell office:value-type="float" office:value="2077078" calcext:value-type="float">
            <text:p>2077078</text:p>
          </table:table-cell>
          <table:table-cell office:value-type="string" calcext:value-type="string">
            <text:p>UNIDADE MISTA E MATERNIDADE</text:p>
            <text:p>CENTR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Mananciais</text:p>
          </table:table-cell>
          <table:table-cell office:value-type="string" calcext:value-type="string">
            <text:p>EMBU</text:p>
          </table:table-cell>
          <table:table-cell office:value-type="float" office:value="2079011" calcext:value-type="float">
            <text:p>2079011</text:p>
          </table:table-cell>
          <table:table-cell office:value-type="string" calcext:value-type="string">
            <text:p>HOSPITAL LEITO IRMA ANETTE</text:p>
            <text:p>MARLENE FERNANDES DE MEL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Mananciais</text:p>
          </table:table-cell>
          <table:table-cell office:value-type="string" calcext:value-type="string">
            <text:p>EMBU</text:p>
          </table:table-cell>
          <table:table-cell office:value-type="float" office:value="89621" calcext:value-type="float">
            <text:p>89621</text:p>
          </table:table-cell>
          <table:table-cell office:value-type="string" calcext:value-type="string">
            <text:p>HOSPITAL DE CAMPANHA EMBU DAS</text:p>
            <text:p>ART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Mananciais</text:p>
          </table:table-cell>
          <table:table-cell office:value-type="string" calcext:value-type="string">
            <text:p>ITAPECERICA DA</text:p>
            <text:p>SERRA</text:p>
          </table:table-cell>
          <table:table-cell office:value-type="float" office:value="2086271" calcext:value-type="float">
            <text:p>2086271</text:p>
          </table:table-cell>
          <table:table-cell office:value-type="string" calcext:value-type="string">
            <text:p>MATERNIDADE MUNICIPAL ZORAIDE</text:p>
            <text:p>EVA DAS DOR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Mananciais</text:p>
          </table:table-cell>
          <table:table-cell office:value-type="string" calcext:value-type="string">
            <text:p>ITAPECERICA DA</text:p>
            <text:p>SERRA</text:p>
          </table:table-cell>
          <table:table-cell office:value-type="float" office:value="2792176" calcext:value-type="float">
            <text:p>2792176</text:p>
          </table:table-cell>
          <table:table-cell office:value-type="string" calcext:value-type="string">
            <text:p>HOSPITAL GERAL DE ITAPECERICA DA</text:p>
            <text:p>SER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Mananciais</text:p>
          </table:table-cell>
          <table:table-cell office:value-type="string" calcext:value-type="string">
            <text:p>ITAPECERICA DA</text:p>
            <text:p>SERRA</text:p>
          </table:table-cell>
          <table:table-cell office:value-type="float" office:value="7228163" calcext:value-type="float">
            <text:p>7228163</text:p>
          </table:table-cell>
          <table:table-cell office:value-type="string" calcext:value-type="string">
            <text:p>PS CENTRAL ITAPECERICA DA SER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Mananciais</text:p>
          </table:table-cell>
          <table:table-cell office:value-type="string" calcext:value-type="string">
            <text:p>TABOAO DA</text:p>
            <text:p>SERRA</text:p>
          </table:table-cell>
          <table:table-cell office:value-type="float" office:value="2079828" calcext:value-type="float">
            <text:p>2079828</text:p>
          </table:table-cell>
          <table:table-cell office:value-type="string" calcext:value-type="string">
            <text:p>HOSPITAL GERAL PIRAJUSSARA</text:p>
            <text:p>TABOAO DA SER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Mananciais</text:p>
          </table:table-cell>
          <table:table-cell office:value-type="string" calcext:value-type="string">
            <text:p>TABOAO DA</text:p>
            <text:p>SERRA</text:p>
          </table:table-cell>
          <table:table-cell office:value-type="float" office:value="2785188" calcext:value-type="float">
            <text:p>2785188</text:p>
          </table:table-cell>
          <table:table-cell office:value-type="string" calcext:value-type="string">
            <text:p>UNIDADE MISTA DE TABOAO DA</text:p>
            <text:p>SER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Mananciais</text:p>
          </table:table-cell>
          <table:table-cell office:value-type="string" calcext:value-type="string">
            <text:p>TABOAO DA</text:p>
            <text:p>SERRA</text:p>
          </table:table-cell>
          <table:table-cell office:value-type="float" office:value="105856" calcext:value-type="float">
            <text:p>105856</text:p>
          </table:table-cell>
          <table:table-cell office:value-type="string" calcext:value-type="string">
            <text:p>HOSPITAL DE CAMPANHA TABOÃO DA</text:p>
            <text:p>SER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Rota dos Bandeirantes</text:p>
          </table:table-cell>
          <table:table-cell office:value-type="string" calcext:value-type="string">
            <text:p>BARUERI</text:p>
          </table:table-cell>
          <table:table-cell office:value-type="float" office:value="6095666" calcext:value-type="float">
            <text:p>6095666</text:p>
          </table:table-cell>
          <table:table-cell office:value-type="string" calcext:value-type="string">
            <text:p>HOSPITAL MUNICIPAL DE BARUERI DR</text:p>
            <text:p>FRANCISCO MOR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Rota dos Bandeirantes</text:p>
          </table:table-cell>
          <table:table-cell office:value-type="string" calcext:value-type="string">
            <text:p>CARAPICUIBA</text:p>
          </table:table-cell>
          <table:table-cell office:value-type="float" office:value="2792168" calcext:value-type="float">
            <text:p>2792168</text:p>
          </table:table-cell>
          <table:table-cell office:value-type="string" calcext:value-type="string">
            <text:p>HOSPITAL GERAL DE CARAPICUIB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Rota dos Bandeirantes</text:p>
          </table:table-cell>
          <table:table-cell office:value-type="string" calcext:value-type="string">
            <text:p>CARAPICUIBA</text:p>
          </table:table-cell>
          <table:table-cell office:value-type="float" office:value="6014739" calcext:value-type="float">
            <text:p>6014739</text:p>
          </table:table-cell>
          <table:table-cell office:value-type="string" calcext:value-type="string">
            <text:p>CENTRO DE CONTROLE CORONAVIRUS</text:p>
            <text:p>POLICLINIC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Rota dos Bandeirantes</text:p>
          </table:table-cell>
          <table:table-cell office:value-type="string" calcext:value-type="string">
            <text:p>ITAPEVI</text:p>
          </table:table-cell>
          <table:table-cell office:value-type="float" office:value="2078104" calcext:value-type="float">
            <text:p>2078104</text:p>
          </table:table-cell>
          <table:table-cell office:value-type="string" calcext:value-type="string">
            <text:p>HOSPITAL GERAL DE ITAPEV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Rota dos Bandeirantes</text:p>
          </table:table-cell>
          <table:table-cell office:value-type="string" calcext:value-type="string">
            <text:p>OSASCO</text:p>
          </table:table-cell>
          <table:table-cell office:value-type="float" office:value="8036" calcext:value-type="float">
            <text:p>8036</text:p>
          </table:table-cell>
          <table:table-cell office:value-type="string" calcext:value-type="string">
            <text:p>HOSPITAL MATERNIDADE AMADOR</text:p>
            <text:p>AGUI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Rota dos Bandeirantes</text:p>
          </table:table-cell>
          <table:table-cell office:value-type="string" calcext:value-type="string">
            <text:p>OSASCO</text:p>
          </table:table-cell>
          <table:table-cell office:value-type="float" office:value="8028" calcext:value-type="float">
            <text:p>8028</text:p>
          </table:table-cell>
          <table:table-cell office:value-type="string" calcext:value-type="string">
            <text:p>HOSPITAL MUNICIPAL ANTONIO</text:p>
            <text:p>GIGL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Rota dos Bandeirantes</text:p>
          </table:table-cell>
          <table:table-cell office:value-type="string" calcext:value-type="string">
            <text:p>OSASCO</text:p>
          </table:table-cell>
          <table:table-cell office:value-type="float" office:value="8052" calcext:value-type="float">
            <text:p>8052</text:p>
          </table:table-cell>
          <table:table-cell office:value-type="string" calcext:value-type="string">
            <text:p>HOSPITAL REGIONAL DR VIVALDO</text:p>
            <text:p>MARTINS SIMOES OSASC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Rota dos Bandeirantes</text:p>
          </table:table-cell>
          <table:table-cell office:value-type="string" calcext:value-type="string">
            <text:p>Osasco</text:p>
          </table:table-cell>
          <table:table-cell office:value-type="float" office:value="105597" calcext:value-type="float">
            <text:p>105597</text:p>
          </table:table-cell>
          <table:table-cell office:value-type="string" calcext:value-type="string">
            <text:p>Hosp de Campanha Osasco- Policlínica</text:p>
            <text:p>Zona Nor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Rota dos Bandeirantes</text:p>
          </table:table-cell>
          <table:table-cell office:value-type="string" calcext:value-type="string">
            <text:p>SANTANA DE PARNAIBA</text:p>
          </table:table-cell>
          <table:table-cell office:value-type="float" office:value="146048" calcext:value-type="float">
            <text:p>146048</text:p>
          </table:table-cell>
          <table:table-cell office:value-type="string" calcext:value-type="string">
            <text:p>CENTRO DE COMBATE CORONAVIRUS VILA ESPERANÇA-CAMPANH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Rota dos Bandeirantes</text:p>
          </table:table-cell>
          <table:table-cell office:value-type="string" calcext:value-type="string">
            <text:p>SANTANA DE PARNAIBA</text:p>
          </table:table-cell>
          <table:table-cell office:value-type="float" office:value="111090" calcext:value-type="float">
            <text:p>111090</text:p>
          </table:table-cell>
          <table:table-cell office:value-type="string" calcext:value-type="string">
            <text:p>CENTRO DE COMBATE CORONAVIRUS ARENA-CAMPANH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Rota dos Bandeirantes</text:p>
          </table:table-cell>
          <table:table-cell office:value-type="string" calcext:value-type="string">
            <text:p>SANTANA DE PARNAIBA</text:p>
          </table:table-cell>
          <table:table-cell office:value-type="float" office:value="104892" calcext:value-type="float">
            <text:p>104892</text:p>
          </table:table-cell>
          <table:table-cell office:value-type="string" calcext:value-type="string">
            <text:p>CENTRO DE COMBATE CORONAVIRUS PARQUE FERNÃO DIAS-CAMPANH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7"/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Rota dos Bandeirantes</text:p>
          </table:table-cell>
          <table:table-cell office:value-type="string" calcext:value-type="string">
            <text:p>SANTANA DE</text:p>
            <text:p>PARNAIBA</text:p>
          </table:table-cell>
          <table:table-cell office:value-type="float" office:value="2072513" calcext:value-type="float">
            <text:p>2072513</text:p>
          </table:table-cell>
          <table:table-cell office:value-type="string" calcext:value-type="string">
            <text:p>HOSPITAL E MATERNIDADE</text:p>
            <text:p>MUNICIPAL SANTA A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65665" calcext:value-type="float">
            <text:p>2065665</text:p>
          </table:table-cell>
          <table:table-cell office:value-type="string" calcext:value-type="string">
            <text:p>HOSPITAL MATERNIDADE INTERLAGO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0766" calcext:value-type="float">
            <text:p>2070766</text:p>
          </table:table-cell>
          <table:table-cell office:value-type="string" calcext:value-type="string">
            <text:p>CAISM DR DAVID CAPISTRANO DA</text:p>
            <text:p>COSTA FILHO DA AGUA FUNDA S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1371" calcext:value-type="float">
            <text:p>2071371</text:p>
          </table:table-cell>
          <table:table-cell office:value-type="string" calcext:value-type="string">
            <text:p>HOSPITAL INFANTIL DARCY VARGAS</text:p>
            <text:p>UGA III 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1568" calcext:value-type="float">
            <text:p>2071568</text:p>
          </table:table-cell>
          <table:table-cell office:value-type="string" calcext:value-type="string">
            <text:p>HC DA FMUSP INSTITUTO DO</text:p>
            <text:p>CORACAO INCOR 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Universitarios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7388" calcext:value-type="float">
            <text:p>2077388</text:p>
          </table:table-cell>
          <table:table-cell office:value-type="string" calcext:value-type="string">
            <text:p>HOSPITAL AMPARO MATERN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7418" calcext:value-type="float">
            <text:p>2077418</text:p>
          </table:table-cell>
          <table:table-cell office:value-type="string" calcext:value-type="string">
            <text:p>CAISM PHILIPPE PINEL 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7531" calcext:value-type="float">
            <text:p>2077531</text:p>
          </table:table-cell>
          <table:table-cell office:value-type="string" calcext:value-type="string">
            <text:p>A C CAMARGO CANCER CENT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28" calcext:value-type="float">
            <text:p>12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7590" calcext:value-type="float">
            <text:p>2077590</text:p>
          </table:table-cell>
          <table:table-cell office:value-type="string" calcext:value-type="string">
            <text:p>IBC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7655" calcext:value-type="float">
            <text:p>2077655</text:p>
          </table:table-cell>
          <table:table-cell office:value-type="string" calcext:value-type="string">
            <text:p>ASSOC AACD V CLEMENTI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7701" calcext:value-type="float">
            <text:p>2077701</text:p>
          </table:table-cell>
          <table:table-cell office:value-type="string" calcext:value-type="string">
            <text:p>HOSPITAL E MATERNIDADE LEONOR MENDES DE BARROS 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7957" calcext:value-type="float">
            <text:p>2077957</text:p>
          </table:table-cell>
          <table:table-cell office:value-type="string" calcext:value-type="string">
            <text:p>CENTRO DE REFERENCIA E TREINAMENTO DSTAIDS 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8287" calcext:value-type="float">
            <text:p>2078287</text:p>
          </table:table-cell>
          <table:table-cell office:value-type="string" calcext:value-type="string">
            <text:p>CENTRO DE REFERENCIA DA SAUDE DA</text:p>
            <text:p>MULHER 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8325" calcext:value-type="float">
            <text:p>2078325</text:p>
          </table:table-cell>
          <table:table-cell office:value-type="string" calcext:value-type="string">
            <text:p>HOSP MUN INFANTIL MENINO JES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9186" calcext:value-type="float">
            <text:p>2079186</text:p>
          </table:table-cell>
          <table:table-cell office:value-type="string" calcext:value-type="string">
            <text:p>HOSP MUN MAT ESC DR MARIO DE</text:p>
            <text:p>MORAES A SILV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80125" calcext:value-type="float">
            <text:p>2080125</text:p>
          </table:table-cell>
          <table:table-cell office:value-type="string" calcext:value-type="string">
            <text:p>INST DO CANCER ARNALDO VIEIRA DE</text:p>
            <text:p>CARVALH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88495" calcext:value-type="float">
            <text:p>2088495</text:p>
          </table:table-cell>
          <table:table-cell office:value-type="string" calcext:value-type="string">
            <text:p>INSTITUTO DANTE PAZZANESE DE</text:p>
            <text:p>CARDIOLOGIA IDPC 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88517" calcext:value-type="float">
            <text:p>2088517</text:p>
          </table:table-cell>
          <table:table-cell office:value-type="string" calcext:value-type="string">
            <text:p>HOSPITAL INFANTIL CANDIDO</text:p>
            <text:p>FONTOURA 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9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89084" calcext:value-type="float">
            <text:p>2089084</text:p>
          </table:table-cell>
          <table:table-cell office:value-type="string" calcext:value-type="string">
            <text:p>HOSP RUBEM BER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ado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89203" calcext:value-type="float">
            <text:p>2089203</text:p>
          </table:table-cell>
          <table:table-cell office:value-type="string" calcext:value-type="string">
            <text:p>CASA DE SAUDE DE SAO JOAO DE</text:p>
            <text:p>DE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89572" calcext:value-type="float">
            <text:p>2089572</text:p>
          </table:table-cell>
          <table:table-cell office:value-type="string" calcext:value-type="string">
            <text:p>ASSOC CRUZ VER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89696" calcext:value-type="float">
            <text:p>2089696</text:p>
          </table:table-cell>
          <table:table-cell office:value-type="string" calcext:value-type="string">
            <text:p>HOSPITAL GRAACC INSTITUTO DE</text:p>
            <text:p>ONCOLOGIA PEDIATRICA IO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89785" calcext:value-type="float">
            <text:p>2089785</text:p>
          </table:table-cell>
          <table:table-cell office:value-type="string" calcext:value-type="string">
            <text:p>HOSPITAL DO RIM E HIPERTENSA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91356" calcext:value-type="float">
            <text:p>2091356</text:p>
          </table:table-cell>
          <table:table-cell office:value-type="string" calcext:value-type="string">
            <text:p>HOSPITAL VITAL BRAZIL 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91399" calcext:value-type="float">
            <text:p>2091399</text:p>
          </table:table-cell>
          <table:table-cell office:value-type="string" calcext:value-type="string">
            <text:p>ASSOCIACAO NOSSA SENHORA DO</text:p>
            <text:p>PAR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688514" calcext:value-type="float">
            <text:p>2688514</text:p>
          </table:table-cell>
          <table:table-cell office:value-type="string" calcext:value-type="string">
            <text:p>HOSPITAL PSIQUIATRICO DE VILA</text:p>
            <text:p>MARIAN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688522" calcext:value-type="float">
            <text:p>2688522</text:p>
          </table:table-cell>
          <table:table-cell office:value-type="string" calcext:value-type="string">
            <text:p>CASA DE DAVID 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688638" calcext:value-type="float">
            <text:p>2688638</text:p>
          </table:table-cell>
          <table:table-cell office:value-type="string" calcext:value-type="string">
            <text:p>INST SUEL ABUJAM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812703" calcext:value-type="float">
            <text:p>2812703</text:p>
          </table:table-cell>
          <table:table-cell office:value-type="string" calcext:value-type="string">
            <text:p>FUNDACAO FACULDADE DE MEDICINAHCFMUSP INST DE</text:p>
            <text:p>PSIQUIATRIA S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Universitari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5451612" calcext:value-type="float">
            <text:p>5451612</text:p>
          </table:table-cell>
          <table:table-cell office:value-type="string" calcext:value-type="string">
            <text:p>INSTITUTO DE REABILITACAO LUCY</text:p>
            <text:p>MONTOR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6123740" calcext:value-type="float">
            <text:p>6123740</text:p>
          </table:table-cell>
          <table:table-cell office:value-type="string" calcext:value-type="string">
            <text:p>INSTITUTO DO CANCER DO ESTADO DE</text:p>
            <text:p>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Universitarios</text:p>
          </table:table-cell>
          <table:table-cell table:number-columns-repeated="2" office:value-type="float" office:value="264" calcext:value-type="float">
            <text:p>264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6891411" calcext:value-type="float">
            <text:p>6891411</text:p>
          </table:table-cell>
          <table:table-cell office:value-type="string" calcext:value-type="string">
            <text:p>IBCC UNIDADE JACA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28840" calcext:value-type="float">
            <text:p>2028840</text:p>
          </table:table-cell>
          <table:table-cell office:value-type="string" calcext:value-type="string">
            <text:p>INSTITUTO DE INFECTOLOGIA EMILIO</text:p>
            <text:p>RIBAS 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58391" calcext:value-type="float">
            <text:p>2058391</text:p>
          </table:table-cell>
          <table:table-cell office:value-type="string" calcext:value-type="string">
            <text:p>HOSPITAL ISRAELITA ALBERT EINSTE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71" calcext:value-type="float">
            <text:p>17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58502" calcext:value-type="float">
            <text:p>2058502</text:p>
          </table:table-cell>
          <table:table-cell office:value-type="string" calcext:value-type="string">
            <text:p>HOSP DO SERV PUB EST FCO MORATO DE OLIVEIRA 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utros</text:p>
          </table:table-cell>
          <table:table-cell office:value-type="float" office:value="348" calcext:value-type="float">
            <text:p>348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66092" calcext:value-type="float">
            <text:p>2066092</text:p>
          </table:table-cell>
          <table:table-cell office:value-type="string" calcext:value-type="string">
            <text:p>HOSPITAL GERAL DE PEDREI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66572" calcext:value-type="float">
            <text:p>2066572</text:p>
          </table:table-cell>
          <table:table-cell office:value-type="string" calcext:value-type="string">
            <text:p>HOSPITAL HELIOPOLIS UNIDADE DE</text:p>
            <text:p>GESTAO ASSISTENCIAL I S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5717" calcext:value-type="float">
            <text:p>2075717</text:p>
          </table:table-cell>
          <table:table-cell office:value-type="string" calcext:value-type="string">
            <text:p>HOSP MUN MATERNIDADE</text:p>
            <text:p>PROFESSOR MARIO DEGN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5962" calcext:value-type="float">
            <text:p>2075962</text:p>
          </table:table-cell>
          <table:table-cell office:value-type="string" calcext:value-type="string">
            <text:p>HOSP DA STA CASA DE STO AMA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6896" calcext:value-type="float">
            <text:p>2076896</text:p>
          </table:table-cell>
          <table:table-cell office:value-type="string" calcext:value-type="string">
            <text:p>HOSPITAL SAO LUIZ GONZA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6926" calcext:value-type="float">
            <text:p>2076926</text:p>
          </table:table-cell>
          <table:table-cell office:value-type="string" calcext:value-type="string">
            <text:p>HOSPITAL UNIVERSITARIO DA USP SAO</text:p>
            <text:p>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Universitarios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6985" calcext:value-type="float">
            <text:p>2076985</text:p>
          </table:table-cell>
          <table:table-cell office:value-type="string" calcext:value-type="string">
            <text:p>CASA DA CRIANCA BETINH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7426" calcext:value-type="float">
            <text:p>2077426</text:p>
          </table:table-cell>
          <table:table-cell office:value-type="string" calcext:value-type="string">
            <text:p>HOSPITAL ESTADUAL DE VILA ALPINA ORG SOCIAL SECONCI SAO PAU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7450" calcext:value-type="float">
            <text:p>2077450</text:p>
          </table:table-cell>
          <table:table-cell office:value-type="string" calcext:value-type="string">
            <text:p>HOSP MUN DR JOSE SOARES HUNGR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7469" calcext:value-type="float">
            <text:p>2077469</text:p>
          </table:table-cell>
          <table:table-cell office:value-type="string" calcext:value-type="string">
            <text:p>HOSP DOM ANTONIO DE ALVAREN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7477" calcext:value-type="float">
            <text:p>2077477</text:p>
          </table:table-cell>
          <table:table-cell office:value-type="string" calcext:value-type="string">
            <text:p>HOSP STA MARCELINA 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235" calcext:value-type="float">
            <text:p>235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7485" calcext:value-type="float">
            <text:p>2077485</text:p>
          </table:table-cell>
          <table:table-cell office:value-type="string" calcext:value-type="string">
            <text:p>HOSPITAL SAO PAULO HOSPITAL DE ENSINO DA UNIFESP 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7493" calcext:value-type="float">
            <text:p>2077493</text:p>
          </table:table-cell>
          <table:table-cell office:value-type="string" calcext:value-type="string">
            <text:p>HOSPITAL GERAL DE SAO MATEUS SAO</text:p>
            <text:p>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7523" calcext:value-type="float">
            <text:p>2077523</text:p>
          </table:table-cell>
          <table:table-cell office:value-type="string" calcext:value-type="string">
            <text:p>UNIDADE DE GESTAO ASSISTENCIAL II HOSPITAL IPIRANGA S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7574" calcext:value-type="float">
            <text:p>2077574</text:p>
          </table:table-cell>
          <table:table-cell office:value-type="string" calcext:value-type="string">
            <text:p>CONJUNTO HOSPITALAR DO</text:p>
            <text:p>MANDAQUI 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7620" calcext:value-type="float">
            <text:p>2077620</text:p>
          </table:table-cell>
          <table:table-cell office:value-type="string" calcext:value-type="string">
            <text:p>HOSPITAL GERAL SANTA MARCELINA DE ITAIM PAULISTA 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7639" calcext:value-type="float">
            <text:p>2077639</text:p>
          </table:table-cell>
          <table:table-cell office:value-type="string" calcext:value-type="string">
            <text:p>HOSP MUN PROF DR WALDOMIRO DE</text:p>
            <text:p>PAU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7671" calcext:value-type="float">
            <text:p>2077671</text:p>
          </table:table-cell>
          <table:table-cell office:value-type="string" calcext:value-type="string">
            <text:p>HOSPITAL GERAL DO GRAJAU PROF LIBER JOHN ALPHONSE DI DIO S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7752" calcext:value-type="float">
            <text:p>2077752</text:p>
          </table:table-cell>
          <table:table-cell office:value-type="string" calcext:value-type="string">
            <text:p>HOSP MONUMENTO CEH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8015" calcext:value-type="float">
            <text:p>2078015</text:p>
          </table:table-cell>
          <table:table-cell office:value-type="string" calcext:value-type="string">
            <text:p>HC DA FMUSP HOSPITAL DAS CLINICAS</text:p>
            <text:p>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Universitarios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8589" calcext:value-type="float">
            <text:p>2078589</text:p>
          </table:table-cell>
          <table:table-cell office:value-type="string" calcext:value-type="string">
            <text:p>HOSPITAL E MATERNIDADE SANTA</text:p>
            <text:p>MARIA CRUZ AZ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79240" calcext:value-type="float">
            <text:p>2079240</text:p>
          </table:table-cell>
          <table:table-cell office:value-type="string" calcext:value-type="string">
            <text:p>HOSPITAL GERAL JESUS TEIXEIRA DA COSTA GUAIANASES 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80346" calcext:value-type="float">
            <text:p>2080346</text:p>
          </table:table-cell>
          <table:table-cell office:value-type="string" calcext:value-type="string">
            <text:p>HOSP MUN DR CARMINO CARICCH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80575" calcext:value-type="float">
            <text:p>2080575</text:p>
          </table:table-cell>
          <table:table-cell office:value-type="string" calcext:value-type="string">
            <text:p>HOSPITAL B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16" calcext:value-type="float">
            <text:p>2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80583" calcext:value-type="float">
            <text:p>2080583</text:p>
          </table:table-cell>
          <table:table-cell office:value-type="string" calcext:value-type="string">
            <text:p>HOSP MUN TIDE SETUB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80788" calcext:value-type="float">
            <text:p>2080788</text:p>
          </table:table-cell>
          <table:table-cell office:value-type="string" calcext:value-type="string">
            <text:p>HOSP MUN V NHOCUNE ALEXANDRE</text:p>
            <text:p>ZA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81970" calcext:value-type="float">
            <text:p>2081970</text:p>
          </table:table-cell>
          <table:table-cell office:value-type="string" calcext:value-type="string">
            <text:p>HOSP MUN JABAQUARA ARTUR</text:p>
            <text:p>RIBEIRO DE SABOY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82225" calcext:value-type="float">
            <text:p>2082225</text:p>
          </table:table-cell>
          <table:table-cell office:value-type="string" calcext:value-type="string">
            <text:p>HOSPITAL KATIA DE SOUZA</text:p>
            <text:p>RODRIGUES TAIPASSP 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82624" calcext:value-type="float">
            <text:p>2082624</text:p>
          </table:table-cell>
          <table:table-cell office:value-type="string" calcext:value-type="string">
            <text:p>HOSP STA CRU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82829" calcext:value-type="float">
            <text:p>2082829</text:p>
          </table:table-cell>
          <table:table-cell office:value-type="string" calcext:value-type="string">
            <text:p>HOSP MUN PROFESSOR DOUTOR</text:p>
            <text:p>ALIPIO CORREA NET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84139" calcext:value-type="float">
            <text:p>2084139</text:p>
          </table:table-cell>
          <table:table-cell office:value-type="string" calcext:value-type="string">
            <text:p>HOSP MUN DR BENEDICTO</text:p>
            <text:p>MONTENEG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84473" calcext:value-type="float">
            <text:p>2084473</text:p>
          </table:table-cell>
          <table:table-cell office:value-type="string" calcext:value-type="string">
            <text:p>HOSP MUN DR IGNACIO PROENCA DE</text:p>
            <text:p>GOUVE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88576" calcext:value-type="float">
            <text:p>2088576</text:p>
          </table:table-cell>
          <table:table-cell office:value-type="string" calcext:value-type="string">
            <text:p>HOSP DE TRANSPLANT DO EST DE SP</text:p>
            <text:p>EURYCLIDES DE JESUS ZERBIN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89602" calcext:value-type="float">
            <text:p>2089602</text:p>
          </table:table-cell>
          <table:table-cell office:value-type="string" calcext:value-type="string">
            <text:p>HOSPITAL SEPA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89777" calcext:value-type="float">
            <text:p>2089777</text:p>
          </table:table-cell>
          <table:table-cell office:value-type="string" calcext:value-type="string">
            <text:p>HOSPITAL NIPO BRASILEI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91313" calcext:value-type="float">
            <text:p>2091313</text:p>
          </table:table-cell>
          <table:table-cell office:value-type="string" calcext:value-type="string">
            <text:p>HOSPITAL REGIONAL SUL 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91550" calcext:value-type="float">
            <text:p>2091550</text:p>
          </table:table-cell>
          <table:table-cell office:value-type="string" calcext:value-type="string">
            <text:p>INST CEMA DE OFTALMOLOGIA E</text:p>
            <text:p>OTORRINOLARINGOLOG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91585" calcext:value-type="float">
            <text:p>2091585</text:p>
          </table:table-cell>
          <table:table-cell office:value-type="string" calcext:value-type="string">
            <text:p>HOSPITAL ESTADUAL DE SAPOPEMBA</text:p>
            <text:p>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091755" calcext:value-type="float">
            <text:p>2091755</text:p>
          </table:table-cell>
          <table:table-cell office:value-type="string" calcext:value-type="string">
            <text:p>HOSPITAL GERAL DE VILA PENTEADO DR JOSE PANGELLA 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688573" calcext:value-type="float">
            <text:p>2688573</text:p>
          </table:table-cell>
          <table:table-cell office:value-type="string" calcext:value-type="string">
            <text:p>HOSPITAL GERAL DE VILA NOVA</text:p>
            <text:p>CACHOEIRINHA 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688581" calcext:value-type="float">
            <text:p>2688581</text:p>
          </table:table-cell>
          <table:table-cell office:value-type="string" calcext:value-type="string">
            <text:p>HOSPITAL GERIATRICO E DE</text:p>
            <text:p>CONVALESCENTES D PEDRO 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688689" calcext:value-type="float">
            <text:p>2688689</text:p>
          </table:table-cell>
          <table:table-cell office:value-type="string" calcext:value-type="string">
            <text:p>SANTA CASA DE SAO PAULO HOSPITAL</text:p>
            <text:p>CENTRAL 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102075" calcext:value-type="float">
            <text:p>102075</text:p>
          </table:table-cell>
          <table:table-cell office:value-type="string" calcext:value-type="string">
            <text:p>HM BELA VISTA - ANTONIO CARL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752077" calcext:value-type="float">
            <text:p>2752077</text:p>
          </table:table-cell>
          <table:table-cell office:value-type="string" calcext:value-type="string">
            <text:p>HOSP DO SERV PUB MUNICIPAL HSP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786680" calcext:value-type="float">
            <text:p>2786680</text:p>
          </table:table-cell>
          <table:table-cell office:value-type="string" calcext:value-type="string">
            <text:p>HOSP MUN FERNANDO MAURO PIRES</text:p>
            <text:p>DA ROCH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3001466" calcext:value-type="float">
            <text:p>3001466</text:p>
          </table:table-cell>
          <table:table-cell office:value-type="string" calcext:value-type="string">
            <text:p>CENTRO HOSPITALAR DO SISTEMA</text:p>
            <text:p>PENITENCIARIO SAO PAUL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3212130" calcext:value-type="float">
            <text:p>3212130</text:p>
          </table:table-cell>
          <table:table-cell office:value-type="string" calcext:value-type="string">
            <text:p>HOSP MUN VER JOSE STOROPOLL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3566692" calcext:value-type="float">
            <text:p>3566692</text:p>
          </table:table-cell>
          <table:table-cell office:value-type="string" calcext:value-type="string">
            <text:p>RESIDENCIAL ALBERT EINSTE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5420938" calcext:value-type="float">
            <text:p>5420938</text:p>
          </table:table-cell>
          <table:table-cell office:value-type="string" calcext:value-type="string">
            <text:p>HOSP MUN CARMEN PRUDEN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5437156" calcext:value-type="float">
            <text:p>5437156</text:p>
          </table:table-cell>
          <table:table-cell office:value-type="string" calcext:value-type="string">
            <text:p>HOSPITAL LOCAL DE SAPOPEMB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5718368" calcext:value-type="float">
            <text:p>5718368</text:p>
          </table:table-cell>
          <table:table-cell office:value-type="string" calcext:value-type="string">
            <text:p>HOSP MUN M BOI MIRI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74" calcext:value-type="float">
            <text:p>74</text:p>
          </table:table-cell>
          <table:table-cell table:number-columns-repeated="4"/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7711980" calcext:value-type="float">
            <text:p>7711980</text:p>
          </table:table-cell>
          <table:table-cell office:value-type="string" calcext:value-type="string">
            <text:p>HOSP MUN GILSON DE CASSIA</text:p>
            <text:p>MARQUES DE CARVALH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2688565" calcext:value-type="float">
            <text:p>2688565</text:p>
          </table:table-cell>
          <table:table-cell office:value-type="string" calcext:value-type="string">
            <text:p>HOSPITAL SÃO CAMILO /POMPE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AO PAULO</text:p>
          </table:table-cell>
          <table:table-cell office:value-type="float" office:value="9465464" calcext:value-type="float">
            <text:p>9465464</text:p>
          </table:table-cell>
          <table:table-cell office:value-type="string" calcext:value-type="string">
            <text:p>HOSP MUN JOSANIAS CASTANHA</text:p>
            <text:p>BRA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float" office:value="1012040" calcext:value-type="float">
            <text:p>1012040</text:p>
          </table:table-cell>
          <table:table-cell office:value-type="string" calcext:value-type="string">
            <text:p>HM de Campanha-COVID 19 SMS/SP -</text:p>
            <text:p>Estadio Pacaembú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float" office:value="113123" calcext:value-type="float">
            <text:p>113123</text:p>
          </table:table-cell>
          <table:table-cell office:value-type="string" calcext:value-type="string">
            <text:p>HM de Campanha-COVID 19 -SMS/SP -</text:p>
            <text:p>Anhembi Portao 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float" office:value="120083" calcext:value-type="float">
            <text:p>120083</text:p>
          </table:table-cell>
          <table:table-cell office:value-type="string" calcext:value-type="string">
            <text:p>HM de Campanha-COVID 19 -SMS/SP -</text:p>
            <text:p>Anhembi Portão 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18" calcext:value-type="float">
            <text:p>518</text:p>
          </table:table-cell>
          <table:table-cell office:value-type="float" office:value="962" calcext:value-type="float">
            <text:p>962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float" office:value="102105" calcext:value-type="float">
            <text:p>102105</text:p>
          </table:table-cell>
          <table:table-cell office:value-type="string" calcext:value-type="string">
            <text:p>HM de Campanha - COVID 19 - Vila</text:p>
            <text:p>Brasilând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float" office:value="127868" calcext:value-type="float">
            <text:p>127868</text:p>
          </table:table-cell>
          <table:table-cell office:value-type="string" calcext:value-type="string">
            <text:p>Hospital de Campanha- Ibirapue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float" office:value="127876" calcext:value-type="float">
            <text:p>127876</text:p>
          </table:table-cell>
          <table:table-cell office:value-type="string" calcext:value-type="string">
            <text:p>Hosp de <text:s/>COVID 19 Barrad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100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float" office:value="2077612" calcext:value-type="float">
            <text:p>2077612</text:p>
          </table:table-cell>
          <table:table-cell office:value-type="string" calcext:value-type="string">
            <text:p>Hosp Cong das Irmas Hospitaleiras</text:p>
            <text:p>Sagrado Cor. Jes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table:number-columns-repeated="99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float" office:value="2077507" calcext:value-type="float">
            <text:p>2077507</text:p>
          </table:table-cell>
          <table:table-cell office:value-type="string" calcext:value-type="string">
            <text:p>HOSPITAL LEFOR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float" office:value="102105" calcext:value-type="float">
            <text:p>102105</text:p>
          </table:table-cell>
          <table:table-cell office:value-type="string" calcext:value-type="string">
            <text:p>HOSPITAL MUNICIPAL VILA</text:p>
            <text:p>BRASILAND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float" office:value="7992890" calcext:value-type="float">
            <text:p>7992890</text:p>
          </table:table-cell>
          <table:table-cell office:value-type="string" calcext:value-type="string">
            <text:p>HOSPITAL UNI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float" office:value="3080494" calcext:value-type="float">
            <text:p>3080494</text:p>
          </table:table-cell>
          <table:table-cell office:value-type="string" calcext:value-type="string">
            <text:p>HOSPITAL DA CRUZ VERMELHA DE</text:p>
            <text:p>SÃO PAU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float" office:value="9554157" calcext:value-type="float">
            <text:p>9554157</text:p>
          </table:table-cell>
          <table:table-cell office:value-type="string" calcext:value-type="string">
            <text:p>HOSPITAL SALVALUZ-NOTRE DAM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float" office:value="2089653" calcext:value-type="float">
            <text:p>2089653</text:p>
          </table:table-cell>
          <table:table-cell office:value-type="string" calcext:value-type="string">
            <text:p>HOSPITAL NEX BUTANTÃ -AMI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float" office:value="2080796" calcext:value-type="float">
            <text:p>2080796</text:p>
          </table:table-cell>
          <table:table-cell office:value-type="string" calcext:value-type="string">
            <text:p>HOSPITAL SÃO CRISTÓVÃ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float" office:value="161438" calcext:value-type="float">
            <text:p>161438</text:p>
          </table:table-cell>
          <table:table-cell office:value-type="string" calcext:value-type="string">
            <text:p>HOSPITTAL MUNICIPAL</text:p>
            <text:p>GUARAPIRAN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14"/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float" office:value="158100" calcext:value-type="float">
            <text:p>158100</text:p>
          </table:table-cell>
          <table:table-cell office:value-type="string" calcext:value-type="string">
            <text:p>HOSPITAL MUNCIPAL DA BRIGADEI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float" office:value="2079445" calcext:value-type="float">
            <text:p>2079445</text:p>
          </table:table-cell>
          <table:table-cell office:value-type="string" calcext:value-type="string">
            <text:p>HOSPITAL SANTA ISAB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E S. PAULO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float" office:value="2078597" calcext:value-type="float">
            <text:p>2078597</text:p>
          </table:table-cell>
          <table:table-cell office:value-type="string" calcext:value-type="string">
            <text:p>HOSPITAL ALEMÃO OSWALDO CRU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Central do DRS II</text:p>
          </table:table-cell>
          <table:table-cell office:value-type="string" calcext:value-type="string">
            <text:p>ARACATUBA</text:p>
          </table:table-cell>
          <table:table-cell office:value-type="float" office:value="2078775" calcext:value-type="float">
            <text:p>2078775</text:p>
          </table:table-cell>
          <table:table-cell office:value-type="string" calcext:value-type="string">
            <text:p>SANTA CASA DE ARACATUBA</text:p>
            <text:p>HOSPITAL SAGRADO CORACAO DE JESU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Central do DRS II</text:p>
          </table:table-cell>
          <table:table-cell office:value-type="string" calcext:value-type="string">
            <text:p>ARACATUBA</text:p>
          </table:table-cell>
          <table:table-cell office:value-type="float" office:value="2082675" calcext:value-type="float">
            <text:p>2082675</text:p>
          </table:table-cell>
          <table:table-cell office:value-type="string" calcext:value-type="string">
            <text:p>ASSOCIACAO DE AMPARO AO</text:p>
            <text:p>EXCEPCIONAL RITINHA PRAT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Central do DRS II</text:p>
          </table:table-cell>
          <table:table-cell office:value-type="string" calcext:value-type="string">
            <text:p>ARACATUBA</text:p>
          </table:table-cell>
          <table:table-cell office:value-type="float" office:value="7780745" calcext:value-type="float">
            <text:p>7780745</text:p>
          </table:table-cell>
          <table:table-cell office:value-type="string" calcext:value-type="string">
            <text:p>CENTRO MEDICO ARACATUBA</text:p>
            <text:p>HOSPITAL CENTR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ado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Central do DRS II</text:p>
          </table:table-cell>
          <table:table-cell office:value-type="string" calcext:value-type="string">
            <text:p>ARACATUBA</text:p>
          </table:table-cell>
          <table:table-cell office:value-type="float" office:value="2077566" calcext:value-type="float">
            <text:p>2077566</text:p>
          </table:table-cell>
          <table:table-cell office:value-type="string" calcext:value-type="string">
            <text:p>HOSPITAL DA MULH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Central do DRS II</text:p>
          </table:table-cell>
          <table:table-cell office:value-type="string" calcext:value-type="string">
            <text:p>AURIFLAMA</text:p>
          </table:table-cell>
          <table:table-cell office:value-type="float" office:value="2081768" calcext:value-type="float">
            <text:p>2081768</text:p>
          </table:table-cell>
          <table:table-cell office:value-type="string" calcext:value-type="string">
            <text:p>SANTA CASA DE AURIFLA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Central do DRS II</text:p>
          </table:table-cell>
          <table:table-cell office:value-type="string" calcext:value-type="string">
            <text:p>BILAC</text:p>
          </table:table-cell>
          <table:table-cell office:value-type="float" office:value="2080915" calcext:value-type="float">
            <text:p>2080915</text:p>
          </table:table-cell>
          <table:table-cell office:value-type="string" calcext:value-type="string">
            <text:p>HOSPITAL BENEFICENTE PADRE</text:p>
            <text:p>BERNARDO BRAAKI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Central do DRS II</text:p>
          </table:table-cell>
          <table:table-cell office:value-type="string" calcext:value-type="string">
            <text:p>GUARARAPES</text:p>
          </table:table-cell>
          <table:table-cell office:value-type="float" office:value="2081814" calcext:value-type="float">
            <text:p>2081814</text:p>
          </table:table-cell>
          <table:table-cell office:value-type="string" calcext:value-type="string">
            <text:p>SANTA CASA DE GUARARAP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Central do DRS II</text:p>
          </table:table-cell>
          <table:table-cell office:value-type="string" calcext:value-type="string">
            <text:p>VALPARAISO</text:p>
          </table:table-cell>
          <table:table-cell office:value-type="float" office:value="2081105" calcext:value-type="float">
            <text:p>2081105</text:p>
          </table:table-cell>
          <table:table-cell office:value-type="string" calcext:value-type="string">
            <text:p>SANTA CASA DE VALPARAIS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Consorcio do DRS II</text:p>
          </table:table-cell>
          <table:table-cell office:value-type="string" calcext:value-type="string">
            <text:p>ALTO ALEGRE</text:p>
          </table:table-cell>
          <table:table-cell office:value-type="float" office:value="2081806" calcext:value-type="float">
            <text:p>2081806</text:p>
          </table:table-cell>
          <table:table-cell office:value-type="string" calcext:value-type="string">
            <text:p>HOSPITAL PADRE JOAO W BRA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Consorcio do DRS II</text:p>
          </table:table-cell>
          <table:table-cell office:value-type="string" calcext:value-type="string">
            <text:p>BIRIGUI</text:p>
          </table:table-cell>
          <table:table-cell office:value-type="float" office:value="2078252" calcext:value-type="float">
            <text:p>2078252</text:p>
          </table:table-cell>
          <table:table-cell office:value-type="string" calcext:value-type="string">
            <text:p>SANTA CASA DE BIRIGU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Consorcio do DRS II</text:p>
          </table:table-cell>
          <table:table-cell office:value-type="string" calcext:value-type="string">
            <text:p>BURITAMA</text:p>
          </table:table-cell>
          <table:table-cell office:value-type="float" office:value="2079461" calcext:value-type="float">
            <text:p>2079461</text:p>
          </table:table-cell>
          <table:table-cell office:value-type="string" calcext:value-type="string">
            <text:p>SANTA CASA DE MISERICORDIA SAO</text:p>
            <text:p>FRANCISCO BURITA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Consorcio do DRS II</text:p>
          </table:table-cell>
          <table:table-cell office:value-type="string" calcext:value-type="string">
            <text:p>CLEMENTINA</text:p>
          </table:table-cell>
          <table:table-cell office:value-type="float" office:value="2080982" calcext:value-type="float">
            <text:p>2080982</text:p>
          </table:table-cell>
          <table:table-cell office:value-type="string" calcext:value-type="string">
            <text:p>HOSPITAL DE CLEMENTIN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Consorcio do DRS II</text:p>
          </table:table-cell>
          <table:table-cell office:value-type="string" calcext:value-type="string">
            <text:p>PENAPOLIS</text:p>
          </table:table-cell>
          <table:table-cell office:value-type="float" office:value="2078384" calcext:value-type="float">
            <text:p>2078384</text:p>
          </table:table-cell>
          <table:table-cell office:value-type="string" calcext:value-type="string">
            <text:p>HOSPITAL ESPIRI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Consorcio do DRS II</text:p>
          </table:table-cell>
          <table:table-cell office:value-type="string" calcext:value-type="string">
            <text:p>PENAPOLIS</text:p>
          </table:table-cell>
          <table:table-cell office:value-type="float" office:value="2078503" calcext:value-type="float">
            <text:p>2078503</text:p>
          </table:table-cell>
          <table:table-cell office:value-type="string" calcext:value-type="string">
            <text:p>SANTA CASA DE PENAPO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Consorcio do DRS II</text:p>
          </table:table-cell>
          <table:table-cell office:value-type="string" calcext:value-type="string">
            <text:p>PENAPOLIS</text:p>
          </table:table-cell>
          <table:table-cell office:value-type="float" office:value="110337" calcext:value-type="float">
            <text:p>110337</text:p>
          </table:table-cell>
          <table:table-cell office:value-type="string" calcext:value-type="string">
            <text:p>HOSPITAL DE CAMPANHA COVID 19</text:p>
            <text:p>CENTRO REG DOS CONSORCI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Lagos do DRS II</text:p>
          </table:table-cell>
          <table:table-cell office:value-type="string" calcext:value-type="string">
            <text:p>ANDRADINA</text:p>
          </table:table-cell>
          <table:table-cell office:value-type="float" office:value="2082691" calcext:value-type="float">
            <text:p>2082691</text:p>
          </table:table-cell>
          <table:table-cell office:value-type="string" calcext:value-type="string">
            <text:p>SANTA CASA DE ANDRADIN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Lagos do DRS II</text:p>
          </table:table-cell>
          <table:table-cell office:value-type="string" calcext:value-type="string">
            <text:p>CASTILHO</text:p>
          </table:table-cell>
          <table:table-cell office:value-type="float" office:value="2079216" calcext:value-type="float">
            <text:p>2079216</text:p>
          </table:table-cell>
          <table:table-cell office:value-type="string" calcext:value-type="string">
            <text:p>HOSPITAL E MATERNIDADE JOSE</text:p>
            <text:p>FORTU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Lagos do DRS II</text:p>
          </table:table-cell>
          <table:table-cell office:value-type="string" calcext:value-type="string">
            <text:p>GUARACAI</text:p>
          </table:table-cell>
          <table:table-cell office:value-type="float" office:value="2081520" calcext:value-type="float">
            <text:p>2081520</text:p>
          </table:table-cell>
          <table:table-cell office:value-type="string" calcext:value-type="string">
            <text:p>HOSPITAL E MATERNIDADE DE</text:p>
            <text:p>GUARACA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Lagos do DRS II</text:p>
          </table:table-cell>
          <table:table-cell office:value-type="string" calcext:value-type="string">
            <text:p>ILHA SOLTEIRA</text:p>
          </table:table-cell>
          <table:table-cell office:value-type="float" office:value="2078511" calcext:value-type="float">
            <text:p>2078511</text:p>
          </table:table-cell>
          <table:table-cell office:value-type="string" calcext:value-type="string">
            <text:p>HOSPITAL REGIONAL DE ILHA</text:p>
            <text:p>SOLTEI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Lagos do DRS II</text:p>
          </table:table-cell>
          <table:table-cell office:value-type="string" calcext:value-type="string">
            <text:p>MIRANDOPOLIS</text:p>
          </table:table-cell>
          <table:table-cell office:value-type="float" office:value="2083019" calcext:value-type="float">
            <text:p>2083019</text:p>
          </table:table-cell>
          <table:table-cell office:value-type="string" calcext:value-type="string">
            <text:p>HOSPITAL ESTADUAL DE MIRANDOPOLIS DR OSWALDO</text:p>
            <text:p>BRANDI FAR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Lagos do DRS II</text:p>
          </table:table-cell>
          <table:table-cell office:value-type="string" calcext:value-type="string">
            <text:p>PEREIRA</text:p>
            <text:p>BARRETO</text:p>
          </table:table-cell>
          <table:table-cell office:value-type="float" office:value="2083027" calcext:value-type="float">
            <text:p>2083027</text:p>
          </table:table-cell>
          <table:table-cell office:value-type="string" calcext:value-type="string">
            <text:p>SANTA CASA DE MISERICORDIA DE</text:p>
            <text:p>PEREIRA BARRE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RAÇATUBA</text:p>
          </table:table-cell>
          <table:table-cell office:value-type="string" calcext:value-type="string">
            <text:p>Lagos do DRS II</text:p>
          </table:table-cell>
          <table:table-cell office:value-type="string" calcext:value-type="string">
            <text:p>SUD MENNUCCI</text:p>
          </table:table-cell>
          <table:table-cell office:value-type="float" office:value="2081245" calcext:value-type="float">
            <text:p>2081245</text:p>
          </table:table-cell>
          <table:table-cell office:value-type="string" calcext:value-type="string">
            <text:p>SANTA CASA DE SUD MENNUCC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Central do DRS III</text:p>
          </table:table-cell>
          <table:table-cell office:value-type="string" calcext:value-type="string">
            <text:p>AMERICO</text:p>
            <text:p>BRASILIENSE</text:p>
          </table:table-cell>
          <table:table-cell office:value-type="float" office:value="2079194" calcext:value-type="float">
            <text:p>2079194</text:p>
          </table:table-cell>
          <table:table-cell office:value-type="string" calcext:value-type="string">
            <text:p>HOSPITAL NESTOR GOULART REIS</text:p>
            <text:p>AMERICO BRASILIEN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Central do DRS III</text:p>
          </table:table-cell>
          <table:table-cell office:value-type="string" calcext:value-type="string">
            <text:p>AMERICO</text:p>
            <text:p>BRASILIENSE</text:p>
          </table:table-cell>
          <table:table-cell office:value-type="float" office:value="6164366" calcext:value-type="float">
            <text:p>6164366</text:p>
          </table:table-cell>
          <table:table-cell office:value-type="string" calcext:value-type="string">
            <text:p>HOSPITAL ESTADUAL AMERICO</text:p>
            <text:p>BRASILIEN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Central do DRS III</text:p>
          </table:table-cell>
          <table:table-cell office:value-type="string" calcext:value-type="string">
            <text:p>AMERICO BRASILI</text:p>
          </table:table-cell>
          <table:table-cell office:value-type="float" office:value="2090171" calcext:value-type="float">
            <text:p>2090171</text:p>
          </table:table-cell>
          <table:table-cell office:value-type="string" calcext:value-type="string">
            <text:p>UNIDADE HOSPITALAR DR JOSE NIGRO NETO AMERICO BRASILIEN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99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Central do DRS III</text:p>
          </table:table-cell>
          <table:table-cell office:value-type="string" calcext:value-type="string">
            <text:p>ARARAQUARA</text:p>
          </table:table-cell>
          <table:table-cell office:value-type="float" office:value="2079763" calcext:value-type="float">
            <text:p>2079763</text:p>
          </table:table-cell>
          <table:table-cell office:value-type="string" calcext:value-type="string">
            <text:p>CASA CAIRBAR SCHUT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Central do DRS III</text:p>
          </table:table-cell>
          <table:table-cell office:value-type="string" calcext:value-type="string">
            <text:p>ARARAQUARA</text:p>
          </table:table-cell>
          <table:table-cell office:value-type="float" office:value="6943284" calcext:value-type="float">
            <text:p>6943284</text:p>
          </table:table-cell>
          <table:table-cell office:value-type="string" calcext:value-type="string">
            <text:p>MATERNIDADE GOTA DE LEITE DE</text:p>
            <text:p>ARARAQUA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ad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Central do DRS III</text:p>
          </table:table-cell>
          <table:table-cell office:value-type="string" calcext:value-type="string">
            <text:p>ARARAQUARA</text:p>
          </table:table-cell>
          <table:table-cell office:value-type="float" office:value="2082527" calcext:value-type="float">
            <text:p>2082527</text:p>
          </table:table-cell>
          <table:table-cell office:value-type="string" calcext:value-type="string">
            <text:p>SANTA CASA DE ARARAQUA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Central do DRS III</text:p>
          </table:table-cell>
          <table:table-cell office:value-type="string" calcext:value-type="string">
            <text:p>ARARAQUARA</text:p>
          </table:table-cell>
          <table:table-cell office:value-type="float" office:value="9267263" calcext:value-type="float">
            <text:p>9267263</text:p>
          </table:table-cell>
          <table:table-cell office:value-type="string" calcext:value-type="string">
            <text:p>PRONTO SOCORRO MELHA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Central do DRS III</text:p>
          </table:table-cell>
          <table:table-cell office:value-type="string" calcext:value-type="string">
            <text:p>ARARAQUARA</text:p>
          </table:table-cell>
          <table:table-cell office:value-type="float" office:value="102741" calcext:value-type="float">
            <text:p>102741</text:p>
          </table:table-cell>
          <table:table-cell office:value-type="string" calcext:value-type="string">
            <text:p>HOSPITAL DE CAMPANHA COVID19 DE ARARAQUARA(HSOPITAL DA SOLIDARIEDADE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100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Central do DRS III</text:p>
          </table:table-cell>
          <table:table-cell office:value-type="string" calcext:value-type="string">
            <text:p>BOA ESPERANCA DO SUL</text:p>
          </table:table-cell>
          <table:table-cell office:value-type="float" office:value="2079402" calcext:value-type="float">
            <text:p>2079402</text:p>
          </table:table-cell>
          <table:table-cell office:value-type="string" calcext:value-type="string">
            <text:p>SANTA CASA SAO VICENTE DE PAULO BOA ESPERANCA DO S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Centro Oeste do DRS III</text:p>
          </table:table-cell>
          <table:table-cell office:value-type="string" calcext:value-type="string">
            <text:p>BORBOREMA</text:p>
          </table:table-cell>
          <table:table-cell office:value-type="float" office:value="2081989" calcext:value-type="float">
            <text:p>2081989</text:p>
          </table:table-cell>
          <table:table-cell office:value-type="string" calcext:value-type="string">
            <text:p>HOSPITAL SAO SEBASTIAO DE</text:p>
            <text:p>BORBORE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Centro Oeste do DRS III</text:p>
          </table:table-cell>
          <table:table-cell office:value-type="string" calcext:value-type="string">
            <text:p>IBITINGA</text:p>
          </table:table-cell>
          <table:table-cell office:value-type="float" office:value="2082640" calcext:value-type="float">
            <text:p>2082640</text:p>
          </table:table-cell>
          <table:table-cell office:value-type="string" calcext:value-type="string">
            <text:p>SANTA CASA DE CARIDADE E</text:p>
            <text:p>MATERNIDADE IBITIN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Centro Oeste do DRS III</text:p>
          </table:table-cell>
          <table:table-cell office:value-type="string" calcext:value-type="string">
            <text:p>ITAPOLIS</text:p>
          </table:table-cell>
          <table:table-cell office:value-type="float" office:value="2079836" calcext:value-type="float">
            <text:p>2079836</text:p>
          </table:table-cell>
          <table:table-cell office:value-type="string" calcext:value-type="string">
            <text:p>SANTA CASA DE MISERICORDIA</text:p>
            <text:p>ITAPO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Centro Oeste do DRS III</text:p>
          </table:table-cell>
          <table:table-cell office:value-type="string" calcext:value-type="string">
            <text:p>NOVA EUROPA</text:p>
          </table:table-cell>
          <table:table-cell office:value-type="float" office:value="2747685" calcext:value-type="float">
            <text:p>2747685</text:p>
          </table:table-cell>
          <table:table-cell office:value-type="string" calcext:value-type="string">
            <text:p>SANTA CASA DE MISERICORDIA NOVA</text:p>
            <text:p>EURO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Centro Oeste do DRS III</text:p>
          </table:table-cell>
          <table:table-cell office:value-type="string" calcext:value-type="string">
            <text:p>TABATINGA</text:p>
          </table:table-cell>
          <table:table-cell office:value-type="float" office:value="2079399" calcext:value-type="float">
            <text:p>2079399</text:p>
          </table:table-cell>
          <table:table-cell office:value-type="string" calcext:value-type="string">
            <text:p>SANTA CASA DE MISERICORDIA</text:p>
            <text:p>TABATINGA 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Coracao do DRS III</text:p>
          </table:table-cell>
          <table:table-cell office:value-type="string" calcext:value-type="string">
            <text:p>DESCALVADO</text:p>
          </table:table-cell>
          <table:table-cell office:value-type="float" office:value="2081717" calcext:value-type="float">
            <text:p>2081717</text:p>
          </table:table-cell>
          <table:table-cell office:value-type="string" calcext:value-type="string">
            <text:p>SANTA CASA DESCALVA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Coracao do DRS III</text:p>
          </table:table-cell>
          <table:table-cell office:value-type="string" calcext:value-type="string">
            <text:p>DOURADO</text:p>
          </table:table-cell>
          <table:table-cell office:value-type="float" office:value="9329080" calcext:value-type="float">
            <text:p>9329080</text:p>
          </table:table-cell>
          <table:table-cell office:value-type="string" calcext:value-type="string">
            <text:p>HOSPITAL E MATERNIDADE PUBLICO</text:p>
            <text:p>DE DOURA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ad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Coracao do DRS III</text:p>
          </table:table-cell>
          <table:table-cell office:value-type="string" calcext:value-type="string">
            <text:p>IBATE</text:p>
          </table:table-cell>
          <table:table-cell office:value-type="float" office:value="2092395" calcext:value-type="float">
            <text:p>2092395</text:p>
          </table:table-cell>
          <table:table-cell office:value-type="string" calcext:value-type="string">
            <text:p>HOSPITAL MUNICIPAL IBA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Coracao do DRS III</text:p>
          </table:table-cell>
          <table:table-cell office:value-type="string" calcext:value-type="string">
            <text:p>PORTO FERREIRA</text:p>
          </table:table-cell>
          <table:table-cell office:value-type="float" office:value="2082322" calcext:value-type="float">
            <text:p>2082322</text:p>
          </table:table-cell>
          <table:table-cell office:value-type="string" calcext:value-type="string">
            <text:p>HOSPITAL DONA BALB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Coracao do DRS III</text:p>
          </table:table-cell>
          <table:table-cell office:value-type="string" calcext:value-type="string">
            <text:p>RIBEIRAO</text:p>
            <text:p>BONITO</text:p>
          </table:table-cell>
          <table:table-cell office:value-type="float" office:value="2747693" calcext:value-type="float">
            <text:p>2747693</text:p>
          </table:table-cell>
          <table:table-cell office:value-type="string" calcext:value-type="string">
            <text:p>SANTA CASA DE MISERICORDIA</text:p>
            <text:p>RIBEIRAO BONI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Coracao do DRS III</text:p>
          </table:table-cell>
          <table:table-cell office:value-type="string" calcext:value-type="string">
            <text:p>SAO CARLOS</text:p>
          </table:table-cell>
          <table:table-cell office:value-type="float" office:value="2080931" calcext:value-type="float">
            <text:p>2080931</text:p>
          </table:table-cell>
          <table:table-cell office:value-type="string" calcext:value-type="string">
            <text:p>SANTA CASA DE SAO CARL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Coracao do DRS III</text:p>
          </table:table-cell>
          <table:table-cell office:value-type="string" calcext:value-type="string">
            <text:p>SAO CARLOS</text:p>
          </table:table-cell>
          <table:table-cell office:value-type="float" office:value="5586348" calcext:value-type="float">
            <text:p>5586348</text:p>
          </table:table-cell>
          <table:table-cell office:value-type="string" calcext:value-type="string">
            <text:p>HOSPITAL UNIVERST DA UFSCAR PROF</text:p>
            <text:p>DR HORACIO C PANEPUCC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Norte do DRS III</text:p>
          </table:table-cell>
          <table:table-cell office:value-type="string" calcext:value-type="string">
            <text:p>MATAO</text:p>
          </table:table-cell>
          <table:table-cell office:value-type="float" office:value="2090961" calcext:value-type="float">
            <text:p>2090961</text:p>
          </table:table-cell>
          <table:table-cell office:value-type="string" calcext:value-type="string">
            <text:p>HOSPITAL CARLOS FERNANDO</text:p>
            <text:p>MALZONI MATA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Norte do DRS III</text:p>
          </table:table-cell>
          <table:table-cell office:value-type="string" calcext:value-type="string">
            <text:p>TAQUARITINGA</text:p>
          </table:table-cell>
          <table:table-cell office:value-type="float" office:value="2078295" calcext:value-type="float">
            <text:p>2078295</text:p>
          </table:table-cell>
          <table:table-cell office:value-type="string" calcext:value-type="string">
            <text:p>SANTA CASA DE TAQUARITIN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ERTIOGA</text:p>
          </table:table-cell>
          <table:table-cell office:value-type="float" office:value="2083272" calcext:value-type="float">
            <text:p>2083272</text:p>
          </table:table-cell>
          <table:table-cell office:value-type="string" calcext:value-type="string">
            <text:p>HOSPITAL MUNICIPAL DE BERTIO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CUBATAO</text:p>
          </table:table-cell>
          <table:table-cell office:value-type="float" office:value="2078473" calcext:value-type="float">
            <text:p>2078473</text:p>
          </table:table-cell>
          <table:table-cell office:value-type="string" calcext:value-type="string">
            <text:p>HOSPITAL DR LUIZ CAMARGO DA</text:p>
            <text:p>FONSECA E SILV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GUARUJA</text:p>
          </table:table-cell>
          <table:table-cell office:value-type="float" office:value="2754843" calcext:value-type="float">
            <text:p>2754843</text:p>
          </table:table-cell>
          <table:table-cell office:value-type="string" calcext:value-type="string">
            <text:p>HOSPITAL SANTO AMA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GUARUJA</text:p>
          </table:table-cell>
          <table:table-cell office:value-type="float" office:value="7544529" calcext:value-type="float">
            <text:p>7544529</text:p>
          </table:table-cell>
          <table:table-cell office:value-type="string" calcext:value-type="string">
            <text:p>INST DE INFECT EMILIO RIBAS II</text:p>
            <text:p>BAIXADA SANTIST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GUARUJA</text:p>
          </table:table-cell>
          <table:table-cell/>
          <table:table-cell office:value-type="string" calcext:value-type="string">
            <text:p>PAM RODOVIAR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GUARUJA</text:p>
          </table:table-cell>
          <table:table-cell office:value-type="float" office:value="134716" calcext:value-type="float">
            <text:p>134716</text:p>
          </table:table-cell>
          <table:table-cell office:value-type="string" calcext:value-type="string">
            <text:p>HOSPITAL DE CAMPANHA GUARUJ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00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ITANHAEM</text:p>
          </table:table-cell>
          <table:table-cell office:value-type="float" office:value="2087804" calcext:value-type="float">
            <text:p>2087804</text:p>
          </table:table-cell>
          <table:table-cell office:value-type="string" calcext:value-type="string">
            <text:p>HOSPITAL REGIONAL JORGE ROSSMANN DE ITANHAE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PRAIA GRANDE</text:p>
          </table:table-cell>
          <table:table-cell office:value-type="float" office:value="2716097" calcext:value-type="float">
            <text:p>2716097</text:p>
          </table:table-cell>
          <table:table-cell office:value-type="string" calcext:value-type="string">
            <text:p>COMPLEXO HOSPITALAR IRMA DULCE</text:p>
            <text:p>O S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99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PRAIA GRANDE</text:p>
          </table:table-cell>
          <table:table-cell office:value-type="float" office:value="105589" calcext:value-type="float">
            <text:p>105589</text:p>
          </table:table-cell>
          <table:table-cell office:value-type="string" calcext:value-type="string">
            <text:p>HOSPITAL DE CAMPANHA COVID19</text:p>
            <text:p>FALCÃ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PRAIA GRANDE</text:p>
          </table:table-cell>
          <table:table-cell office:value-type="float" office:value="105562" calcext:value-type="float">
            <text:p>105562</text:p>
          </table:table-cell>
          <table:table-cell office:value-type="string" calcext:value-type="string">
            <text:p>HOSPITAL DE CAMPANHA COVID19</text:p>
            <text:p>QUIETU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PRAIA GRANDE</text:p>
          </table:table-cell>
          <table:table-cell office:value-type="float" office:value="105740" calcext:value-type="float">
            <text:p>105740</text:p>
          </table:table-cell>
          <table:table-cell office:value-type="string" calcext:value-type="string">
            <text:p>HOSPITAL DE CAMPANHA COVID19</text:p>
            <text:p>RODRIGÃ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PRAIA GRANDE</text:p>
          </table:table-cell>
          <table:table-cell office:value-type="float" office:value="6817890" calcext:value-type="float">
            <text:p>6817890</text:p>
          </table:table-cell>
          <table:table-cell office:value-type="string" calcext:value-type="string">
            <text:p>ASSOCIAÇÃO HOSPITALAR CASA DE</text:p>
            <text:p>SAUDE DE SANT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SANTOS</text:p>
          </table:table-cell>
          <table:table-cell office:value-type="float" office:value="2025752" calcext:value-type="float">
            <text:p>2025752</text:p>
          </table:table-cell>
          <table:table-cell office:value-type="string" calcext:value-type="string">
            <text:p>SANTA CASA DE SANT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63" calcext:value-type="float">
            <text:p>16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-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SANTOS</text:p>
          </table:table-cell>
          <table:table-cell office:value-type="float" office:value="2079720" calcext:value-type="float">
            <text:p>2079720</text:p>
          </table:table-cell>
          <table:table-cell office:value-type="string" calcext:value-type="string">
            <text:p>HOSPITAL GUILHERME ALVARO</text:p>
            <text:p>SANTO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SANTOS</text:p>
          </table:table-cell>
          <table:table-cell office:value-type="float" office:value="2080354" calcext:value-type="float">
            <text:p>2080354</text:p>
          </table:table-cell>
          <table:table-cell office:value-type="string" calcext:value-type="string">
            <text:p>HOSPITAL SANTO ANTONIO SANT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SANTOS</text:p>
          </table:table-cell>
          <table:table-cell office:value-type="float" office:value="2698471" calcext:value-type="float">
            <text:p>2698471</text:p>
          </table:table-cell>
          <table:table-cell office:value-type="string" calcext:value-type="string">
            <text:p>SECAO HOSPITAL MUNICIPAL DR</text:p>
            <text:p>ARTHUR DOMINGUES PIN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SANTOS</text:p>
          </table:table-cell>
          <table:table-cell office:value-type="float" office:value="6998704" calcext:value-type="float">
            <text:p>6998704</text:p>
          </table:table-cell>
          <table:table-cell office:value-type="string" calcext:value-type="string">
            <text:p>COMPLEXO HOSPITALAR DOS</text:p>
            <text:p>ESTIVADOR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SANTOS</text:p>
          </table:table-cell>
          <table:table-cell office:value-type="float" office:value="2042894" calcext:value-type="float">
            <text:p>2042894</text:p>
          </table:table-cell>
          <table:table-cell office:value-type="string" calcext:value-type="string">
            <text:p>SECAO PRONTO SOCORRO CENTRAL</text:p>
            <text:p>SEPROS 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SANTOS</text:p>
          </table:table-cell>
          <table:table-cell office:value-type="float" office:value="102792" calcext:value-type="float">
            <text:p>102792</text:p>
          </table:table-cell>
          <table:table-cell office:value-type="string" calcext:value-type="string">
            <text:p>HOSPITAL DE CAMPANHA UPA</text:p>
            <text:p>CENTR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SANTOS</text:p>
          </table:table-cell>
          <table:table-cell office:value-type="float" office:value="102806" calcext:value-type="float">
            <text:p>102806</text:p>
          </table:table-cell>
          <table:table-cell office:value-type="string" calcext:value-type="string">
            <text:p>HOSPITAL DE CAMPANHA UPA LES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SANTOS</text:p>
          </table:table-cell>
          <table:table-cell office:value-type="float" office:value="104809" calcext:value-type="float">
            <text:p>104809</text:p>
          </table:table-cell>
          <table:table-cell office:value-type="string" calcext:value-type="string">
            <text:p>HOSPITAL DE CAMPANHA UNIM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SANTOS</text:p>
          </table:table-cell>
          <table:table-cell office:value-type="float" office:value="104795" calcext:value-type="float">
            <text:p>104795</text:p>
          </table:table-cell>
          <table:table-cell office:value-type="string" calcext:value-type="string">
            <text:p>HOSPITAL DE CAMPANHA VITÓR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SANTOS</text:p>
          </table:table-cell>
          <table:table-cell office:value-type="float" office:value="102571" calcext:value-type="float">
            <text:p>102571</text:p>
          </table:table-cell>
          <table:table-cell office:value-type="string" calcext:value-type="string">
            <text:p>HOSPITAL DE CAMPANHA AFI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SAO VICENTE</text:p>
          </table:table-cell>
          <table:table-cell office:value-type="float" office:value="2080729" calcext:value-type="float">
            <text:p>2080729</text:p>
          </table:table-cell>
          <table:table-cell office:value-type="string" calcext:value-type="string">
            <text:p>HOSPITAL SAO JOSE SAO VICEN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SAO VICENTE</text:p>
          </table:table-cell>
          <table:table-cell office:value-type="float" office:value="3021378" calcext:value-type="float">
            <text:p>3021378</text:p>
          </table:table-cell>
          <table:table-cell office:value-type="string" calcext:value-type="string">
            <text:p>HOSPITAL MUNICIPAL DE SAO</text:p>
            <text:p>VICEN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SAO VICENTE</text:p>
          </table:table-cell>
          <table:table-cell office:value-type="float" office:value="3021378" calcext:value-type="float">
            <text:p>3021378</text:p>
          </table:table-cell>
          <table:table-cell office:value-type="string" calcext:value-type="string">
            <text:p>HOSPITAL DE CAMPANHA INSUL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SAO VICENTE</text:p>
          </table:table-cell>
          <table:table-cell office:value-type="float" office:value="7371349" calcext:value-type="float">
            <text:p>7371349</text:p>
          </table:table-cell>
          <table:table-cell office:value-type="string" calcext:value-type="string">
            <text:p>HOSPITAL DR OLAVO HORNEAUX DE</text:p>
            <text:p>MOURA SAO VICEN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Baixada Santista</text:p>
          </table:table-cell>
          <table:table-cell office:value-type="string" calcext:value-type="string">
            <text:p>SAO VICENTE</text:p>
          </table:table-cell>
          <table:table-cell/>
          <table:table-cell office:value-type="string" calcext:value-type="string">
            <text:p>HOSPITAL DE CAMPANHA AREA</text:p>
            <text:p>CONTINENT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"/>
          <table:table-cell office:value-type="string" calcext:value-type="string">
            <text:p>-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ARRETOS</text:p>
          </table:table-cell>
          <table:table-cell office:value-type="string" calcext:value-type="string">
            <text:p>Norte - Barretos</text:p>
          </table:table-cell>
          <table:table-cell office:value-type="string" calcext:value-type="string">
            <text:p>BARRETOS</text:p>
          </table:table-cell>
          <table:table-cell office:value-type="float" office:value="2090236" calcext:value-type="float">
            <text:p>2090236</text:p>
          </table:table-cell>
          <table:table-cell office:value-type="string" calcext:value-type="string">
            <text:p>FUNDACAO PIO XII BARRETO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ARRETOS</text:p>
          </table:table-cell>
          <table:table-cell office:value-type="string" calcext:value-type="string">
            <text:p>Norte - Barretos</text:p>
          </table:table-cell>
          <table:table-cell office:value-type="string" calcext:value-type="string">
            <text:p>BARRETOS</text:p>
          </table:table-cell>
          <table:table-cell office:value-type="float" office:value="5033543" calcext:value-type="float">
            <text:p>5033543</text:p>
          </table:table-cell>
          <table:table-cell office:value-type="string" calcext:value-type="string">
            <text:p>CASA TRANSITORIA ANDRE LUI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ARRETOS</text:p>
          </table:table-cell>
          <table:table-cell office:value-type="string" calcext:value-type="string">
            <text:p>Norte - Barretos</text:p>
          </table:table-cell>
          <table:table-cell office:value-type="string" calcext:value-type="string">
            <text:p>BARRETOS</text:p>
          </table:table-cell>
          <table:table-cell office:value-type="float" office:value="2092611" calcext:value-type="float">
            <text:p>2092611</text:p>
          </table:table-cell>
          <table:table-cell office:value-type="string" calcext:value-type="string">
            <text:p>SANTA CASA DE BARRET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ARRETOS</text:p>
          </table:table-cell>
          <table:table-cell office:value-type="string" calcext:value-type="string">
            <text:p>Norte - Barretos</text:p>
          </table:table-cell>
          <table:table-cell office:value-type="string" calcext:value-type="string">
            <text:p>BARRETOS</text:p>
          </table:table-cell>
          <table:table-cell office:value-type="float" office:value="9662561" calcext:value-type="float">
            <text:p>9662561</text:p>
          </table:table-cell>
          <table:table-cell office:value-type="string" calcext:value-type="string">
            <text:p>HOSPITAL DE AMOR NOSSA SENHO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ARRETOS</text:p>
          </table:table-cell>
          <table:table-cell office:value-type="string" calcext:value-type="string">
            <text:p>Norte - Barretos</text:p>
          </table:table-cell>
          <table:table-cell office:value-type="string" calcext:value-type="string">
            <text:p>CAJOBI</text:p>
          </table:table-cell>
          <table:table-cell office:value-type="float" office:value="2081296" calcext:value-type="float">
            <text:p>2081296</text:p>
          </table:table-cell>
          <table:table-cell office:value-type="string" calcext:value-type="string">
            <text:p>HOSPITAL JOAO DEPIERI DE CAJO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ARRETOS</text:p>
          </table:table-cell>
          <table:table-cell office:value-type="string" calcext:value-type="string">
            <text:p>Norte - Barretos</text:p>
          </table:table-cell>
          <table:table-cell office:value-type="string" calcext:value-type="string">
            <text:p>COLINA</text:p>
          </table:table-cell>
          <table:table-cell office:value-type="float" office:value="2095912" calcext:value-type="float">
            <text:p>2095912</text:p>
          </table:table-cell>
          <table:table-cell office:value-type="string" calcext:value-type="string">
            <text:p>HOSPITAL JOSE VENANC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ARRETOS</text:p>
          </table:table-cell>
          <table:table-cell office:value-type="string" calcext:value-type="string">
            <text:p>Norte - Barretos</text:p>
          </table:table-cell>
          <table:table-cell office:value-type="string" calcext:value-type="string">
            <text:p>GUAIRA</text:p>
          </table:table-cell>
          <table:table-cell office:value-type="float" office:value="2078414" calcext:value-type="float">
            <text:p>2078414</text:p>
          </table:table-cell>
          <table:table-cell office:value-type="string" calcext:value-type="string">
            <text:p>SANTA CASA DE GUAI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BARRETOS</text:p>
          </table:table-cell>
          <table:table-cell office:value-type="string" calcext:value-type="string">
            <text:p>Norte - Barretos</text:p>
          </table:table-cell>
          <table:table-cell office:value-type="string" calcext:value-type="string">
            <text:p>JABORANDI</text:p>
          </table:table-cell>
          <table:table-cell office:value-type="float" office:value="2023865" calcext:value-type="float">
            <text:p>2023865</text:p>
          </table:table-cell>
          <table:table-cell office:value-type="string" calcext:value-type="string">
            <text:p>HOSPITAL MUNICIPAL DR AMADEU</text:p>
            <text:p>PAGLIUS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ARRETOS</text:p>
          </table:table-cell>
          <table:table-cell office:value-type="string" calcext:value-type="string">
            <text:p>Norte - Barretos</text:p>
          </table:table-cell>
          <table:table-cell office:value-type="string" calcext:value-type="string">
            <text:p>OLIMPIA</text:p>
          </table:table-cell>
          <table:table-cell office:value-type="float" office:value="2082845" calcext:value-type="float">
            <text:p>2082845</text:p>
          </table:table-cell>
          <table:table-cell office:value-type="string" calcext:value-type="string">
            <text:p>SANTA CASA DE OLIMP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ARRETOS</text:p>
          </table:table-cell>
          <table:table-cell office:value-type="string" calcext:value-type="string">
            <text:p>Sul - Barretos</text:p>
          </table:table-cell>
          <table:table-cell office:value-type="string" calcext:value-type="string">
            <text:p>BEBEDOURO</text:p>
          </table:table-cell>
          <table:table-cell office:value-type="float" office:value="2082381" calcext:value-type="float">
            <text:p>2082381</text:p>
          </table:table-cell>
          <table:table-cell office:value-type="string" calcext:value-type="string">
            <text:p>HOSPITAL MUNICIPAL DE BEBEDOURO JULIA PINTO CALDEI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BARRETOS</text:p>
          </table:table-cell>
          <table:table-cell office:value-type="string" calcext:value-type="string">
            <text:p>Sul - Barretos</text:p>
          </table:table-cell>
          <table:table-cell office:value-type="string" calcext:value-type="string">
            <text:p>MONTE AZUL</text:p>
            <text:p>PAULISTA</text:p>
          </table:table-cell>
          <table:table-cell office:value-type="float" office:value="2053500" calcext:value-type="float">
            <text:p>2053500</text:p>
          </table:table-cell>
          <table:table-cell office:value-type="string" calcext:value-type="string">
            <text:p>HOSPITAL SENHOR BOM JES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BARRETOS</text:p>
          </table:table-cell>
          <table:table-cell office:value-type="string" calcext:value-type="string">
            <text:p>Sul - Barretos</text:p>
          </table:table-cell>
          <table:table-cell office:value-type="string" calcext:value-type="string">
            <text:p>MONTE AZUL</text:p>
            <text:p>PAULISTA</text:p>
          </table:table-cell>
          <table:table-cell office:value-type="float" office:value="2053519" calcext:value-type="float">
            <text:p>2053519</text:p>
          </table:table-cell>
          <table:table-cell office:value-type="string" calcext:value-type="string">
            <text:p>MATERNIDADE FERNANDO</text:p>
            <text:p>MAGALHA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ARRETOS</text:p>
          </table:table-cell>
          <table:table-cell office:value-type="string" calcext:value-type="string">
            <text:p>Sul - Barretos</text:p>
          </table:table-cell>
          <table:table-cell office:value-type="string" calcext:value-type="string">
            <text:p>TERRA ROXA</text:p>
          </table:table-cell>
          <table:table-cell office:value-type="float" office:value="2083213" calcext:value-type="float">
            <text:p>2083213</text:p>
          </table:table-cell>
          <table:table-cell office:value-type="string" calcext:value-type="string">
            <text:p>HOSPITAL TERRA ROX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BARRETOS</text:p>
          </table:table-cell>
          <table:table-cell office:value-type="string" calcext:value-type="string">
            <text:p>Sul - Barretos</text:p>
          </table:table-cell>
          <table:table-cell office:value-type="string" calcext:value-type="string">
            <text:p>VIRADOURO</text:p>
          </table:table-cell>
          <table:table-cell office:value-type="float" office:value="2092093" calcext:value-type="float">
            <text:p>2092093</text:p>
          </table:table-cell>
          <table:table-cell office:value-type="string" calcext:value-type="string">
            <text:p>HOSPITAL E MATERNIDADE SAO</text:p>
            <text:p>VICENTE DE PAULO VIRADOU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AGUDOS</text:p>
          </table:table-cell>
          <table:table-cell office:value-type="float" office:value="2774720" calcext:value-type="float">
            <text:p>2774720</text:p>
          </table:table-cell>
          <table:table-cell office:value-type="string" calcext:value-type="string">
            <text:p>HOSPITAL DE AGUD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AREALVA</text:p>
          </table:table-cell>
          <table:table-cell office:value-type="float" office:value="2791668" calcext:value-type="float">
            <text:p>2791668</text:p>
          </table:table-cell>
          <table:table-cell office:value-type="string" calcext:value-type="string">
            <text:p>SANTA CASA DE AREALV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BAURU</text:p>
          </table:table-cell>
          <table:table-cell office:value-type="float" office:value="2790564" calcext:value-type="float">
            <text:p>2790564</text:p>
          </table:table-cell>
          <table:table-cell office:value-type="string" calcext:value-type="string">
            <text:p>HOSPITAL DE REABILITACAO DE ANOMALIAS CRANIOFACIAIS BAUR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Universitario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BAURU</text:p>
          </table:table-cell>
          <table:table-cell office:value-type="float" office:value="2790580" calcext:value-type="float">
            <text:p>2790580</text:p>
          </table:table-cell>
          <table:table-cell office:value-type="string" calcext:value-type="string">
            <text:p>MATERNIDADE SANTA ISABE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BAURU</text:p>
          </table:table-cell>
          <table:table-cell office:value-type="float" office:value="2790734" calcext:value-type="float">
            <text:p>2790734</text:p>
          </table:table-cell>
          <table:table-cell office:value-type="string" calcext:value-type="string">
            <text:p>INSTITUTO LAURO DE SOUZA LIMA</text:p>
            <text:p>BAUR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BAURU</text:p>
          </table:table-cell>
          <table:table-cell office:value-type="float" office:value="2790556" calcext:value-type="float">
            <text:p>2790556</text:p>
          </table:table-cell>
          <table:table-cell office:value-type="string" calcext:value-type="string">
            <text:p>HOSPITAL DE BASE DE BAUR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BAURU</text:p>
          </table:table-cell>
          <table:table-cell office:value-type="float" office:value="2790602" calcext:value-type="float">
            <text:p>2790602</text:p>
          </table:table-cell>
          <table:table-cell office:value-type="string" calcext:value-type="string">
            <text:p>HOSPITAL ESTADUAL BAUR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DUARTINA</text:p>
          </table:table-cell>
          <table:table-cell office:value-type="float" office:value="2790637" calcext:value-type="float">
            <text:p>2790637</text:p>
          </table:table-cell>
          <table:table-cell office:value-type="string" calcext:value-type="string">
            <text:p>HOSPITAL SANTA LUZIA DUART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IACANGA</text:p>
          </table:table-cell>
          <table:table-cell office:value-type="float" office:value="2791714" calcext:value-type="float">
            <text:p>2791714</text:p>
          </table:table-cell>
          <table:table-cell office:value-type="string" calcext:value-type="string">
            <text:p>SANTA CASA DE IACAN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LENCOIS</text:p>
            <text:p>PAULISTA</text:p>
          </table:table-cell>
          <table:table-cell office:value-type="float" office:value="2077582" calcext:value-type="float">
            <text:p>2077582</text:p>
          </table:table-cell>
          <table:table-cell office:value-type="string" calcext:value-type="string">
            <text:p>HOSPITAL NOSSA SENHORA DA</text:p>
            <text:p>PIEDA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MACATUBA</text:p>
          </table:table-cell>
          <table:table-cell office:value-type="float" office:value="2082942" calcext:value-type="float">
            <text:p>2082942</text:p>
          </table:table-cell>
          <table:table-cell office:value-type="string" calcext:value-type="string">
            <text:p>SANTA CASA DE MACATUB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PEDERNEIRAS</text:p>
          </table:table-cell>
          <table:table-cell office:value-type="float" office:value="2791749" calcext:value-type="float">
            <text:p>2791749</text:p>
          </table:table-cell>
          <table:table-cell office:value-type="string" calcext:value-type="string">
            <text:p>SANTA CASA DE PEDERNEIR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PIRAJUI</text:p>
          </table:table-cell>
          <table:table-cell office:value-type="float" office:value="2790998" calcext:value-type="float">
            <text:p>2790998</text:p>
          </table:table-cell>
          <table:table-cell office:value-type="string" calcext:value-type="string">
            <text:p>LAR IRMA DULCE NA PROVIDENCIA DE</text:p>
            <text:p>DEUS PIRAJU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PIRAJUI</text:p>
          </table:table-cell>
          <table:table-cell office:value-type="float" office:value="2080370" calcext:value-type="float">
            <text:p>2080370</text:p>
          </table:table-cell>
          <table:table-cell office:value-type="string" calcext:value-type="string">
            <text:p>SANTA CASA DE PIRAJU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PIRATININGA</text:p>
          </table:table-cell>
          <table:table-cell office:value-type="float" office:value="2791757" calcext:value-type="float">
            <text:p>2791757</text:p>
          </table:table-cell>
          <table:table-cell office:value-type="string" calcext:value-type="string">
            <text:p>SANTA CASA DE PIRATININ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Jau</text:p>
          </table:table-cell>
          <table:table-cell office:value-type="string" calcext:value-type="string">
            <text:p>BARIRI</text:p>
          </table:table-cell>
          <table:table-cell office:value-type="float" office:value="2791676" calcext:value-type="float">
            <text:p>2791676</text:p>
          </table:table-cell>
          <table:table-cell office:value-type="string" calcext:value-type="string">
            <text:p>SANTA CASA DE BARIR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Jau</text:p>
          </table:table-cell>
          <table:table-cell office:value-type="string" calcext:value-type="string">
            <text:p>BARRA BONITA</text:p>
          </table:table-cell>
          <table:table-cell office:value-type="float" office:value="2082632" calcext:value-type="float">
            <text:p>2082632</text:p>
          </table:table-cell>
          <table:table-cell office:value-type="string" calcext:value-type="string">
            <text:p>HOSPITAL E MATERNIDADE SAO JOSE</text:p>
            <text:p>BARRA BONI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Jau</text:p>
          </table:table-cell>
          <table:table-cell office:value-type="string" calcext:value-type="string">
            <text:p>BOCAINA</text:p>
          </table:table-cell>
          <table:table-cell office:value-type="float" office:value="2791730" calcext:value-type="float">
            <text:p>2791730</text:p>
          </table:table-cell>
          <table:table-cell office:value-type="string" calcext:value-type="string">
            <text:p>SANTA CASA DE MISERICORDIA DE</text:p>
            <text:p>BOCA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Jau</text:p>
          </table:table-cell>
          <table:table-cell office:value-type="string" calcext:value-type="string">
            <text:p>BROTAS</text:p>
          </table:table-cell>
          <table:table-cell office:value-type="float" office:value="2081784" calcext:value-type="float">
            <text:p>2081784</text:p>
          </table:table-cell>
          <table:table-cell office:value-type="string" calcext:value-type="string">
            <text:p>HOSPITAL SANTA THEREZINHA</text:p>
            <text:p>BROT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Jau</text:p>
          </table:table-cell>
          <table:table-cell office:value-type="string" calcext:value-type="string">
            <text:p>DOIS CORREGOS</text:p>
          </table:table-cell>
          <table:table-cell office:value-type="float" office:value="2791692" calcext:value-type="float">
            <text:p>2791692</text:p>
          </table:table-cell>
          <table:table-cell office:value-type="string" calcext:value-type="string">
            <text:p>SANTA CASA DE DOIS CORREG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Jau</text:p>
          </table:table-cell>
          <table:table-cell office:value-type="string" calcext:value-type="string">
            <text:p>ITAPUI</text:p>
          </table:table-cell>
          <table:table-cell office:value-type="float" office:value="2079224" calcext:value-type="float">
            <text:p>2079224</text:p>
          </table:table-cell>
          <table:table-cell office:value-type="string" calcext:value-type="string">
            <text:p>HOSPITAL SAO JO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Jau</text:p>
          </table:table-cell>
          <table:table-cell office:value-type="string" calcext:value-type="string">
            <text:p>JAU</text:p>
          </table:table-cell>
          <table:table-cell office:value-type="float" office:value="2083086" calcext:value-type="float">
            <text:p>2083086</text:p>
          </table:table-cell>
          <table:table-cell office:value-type="string" calcext:value-type="string">
            <text:p>HOSPITAL AMARAL CARVALHO JA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Jau</text:p>
          </table:table-cell>
          <table:table-cell office:value-type="string" calcext:value-type="string">
            <text:p>JAU</text:p>
          </table:table-cell>
          <table:table-cell office:value-type="float" office:value="2790653" calcext:value-type="float">
            <text:p>2790653</text:p>
          </table:table-cell>
          <table:table-cell office:value-type="string" calcext:value-type="string">
            <text:p>HOSPITAL TEREZA PERLATTI JA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Jau</text:p>
          </table:table-cell>
          <table:table-cell office:value-type="string" calcext:value-type="string">
            <text:p>JAU</text:p>
          </table:table-cell>
          <table:table-cell office:value-type="float" office:value="2791722" calcext:value-type="float">
            <text:p>2791722</text:p>
          </table:table-cell>
          <table:table-cell office:value-type="string" calcext:value-type="string">
            <text:p>SANTA CASA DE J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Jau</text:p>
          </table:table-cell>
          <table:table-cell office:value-type="string" calcext:value-type="string">
            <text:p>TORRINHA</text:p>
          </table:table-cell>
          <table:table-cell office:value-type="float" office:value="2080605" calcext:value-type="float">
            <text:p>2080605</text:p>
          </table:table-cell>
          <table:table-cell office:value-type="string" calcext:value-type="string">
            <text:p>HOSPITAL PADRE NICANOR MERINO</text:p>
            <text:p>TORRINH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Lins</text:p>
          </table:table-cell>
          <table:table-cell office:value-type="string" calcext:value-type="string">
            <text:p>CAFELANDIA</text:p>
          </table:table-cell>
          <table:table-cell office:value-type="float" office:value="2791684" calcext:value-type="float">
            <text:p>2791684</text:p>
          </table:table-cell>
          <table:table-cell office:value-type="string" calcext:value-type="string">
            <text:p>SANTA CASA DE CAFELAND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Lins</text:p>
          </table:table-cell>
          <table:table-cell office:value-type="string" calcext:value-type="string">
            <text:p>GETULINA</text:p>
          </table:table-cell>
          <table:table-cell office:value-type="float" office:value="2791706" calcext:value-type="float">
            <text:p>2791706</text:p>
          </table:table-cell>
          <table:table-cell office:value-type="string" calcext:value-type="string">
            <text:p>SANTA CASA DE GETUL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Lins</text:p>
          </table:table-cell>
          <table:table-cell office:value-type="string" calcext:value-type="string">
            <text:p>LINS</text:p>
          </table:table-cell>
          <table:table-cell office:value-type="float" office:value="2081725" calcext:value-type="float">
            <text:p>2081725</text:p>
          </table:table-cell>
          <table:table-cell office:value-type="string" calcext:value-type="string">
            <text:p>CAIS CLEMENTE FERREIRA DE LIN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Lins</text:p>
          </table:table-cell>
          <table:table-cell office:value-type="string" calcext:value-type="string">
            <text:p>LINS</text:p>
          </table:table-cell>
          <table:table-cell office:value-type="float" office:value="2758245" calcext:value-type="float">
            <text:p>2758245</text:p>
          </table:table-cell>
          <table:table-cell office:value-type="string" calcext:value-type="string">
            <text:p>SANTA CASA DE LI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Lins</text:p>
          </table:table-cell>
          <table:table-cell office:value-type="string" calcext:value-type="string">
            <text:p>PROMISSAO</text:p>
          </table:table-cell>
          <table:table-cell office:value-type="float" office:value="2790610" calcext:value-type="float">
            <text:p>2790610</text:p>
          </table:table-cell>
          <table:table-cell office:value-type="string" calcext:value-type="string">
            <text:p>HOSPITAL GERAL PREFEITO MIGUEL MARTIN GUALDA DE PROMISSA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Polo Cuesta</text:p>
          </table:table-cell>
          <table:table-cell office:value-type="string" calcext:value-type="string">
            <text:p>BOTUCATU</text:p>
          </table:table-cell>
          <table:table-cell office:value-type="float" office:value="2090309" calcext:value-type="float">
            <text:p>2090309</text:p>
          </table:table-cell>
          <table:table-cell office:value-type="string" calcext:value-type="string">
            <text:p>CENTRO DE ATENCAO INTEGRAL A SAUDE CANTIDIO DE MOURA CAMPO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Polo Cuesta</text:p>
          </table:table-cell>
          <table:table-cell office:value-type="string" calcext:value-type="string">
            <text:p>BOTUCATU</text:p>
          </table:table-cell>
          <table:table-cell office:value-type="float" office:value="2748223" calcext:value-type="float">
            <text:p>2748223</text:p>
          </table:table-cell>
          <table:table-cell office:value-type="string" calcext:value-type="string">
            <text:p>HOSPITAL DAS CLINICAS DA FACULDADE DE MEDICINA DE</text:p>
            <text:p>BOTUCAT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Universitarios</text:p>
          </table:table-cell>
          <table:table-cell office:value-type="float" office:value="149" calcext:value-type="float">
            <text:p>149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00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Polo Cuesta</text:p>
          </table:table-cell>
          <table:table-cell office:value-type="string" calcext:value-type="string">
            <text:p>CONCHAS</text:p>
          </table:table-cell>
          <table:table-cell office:value-type="float" office:value="7210094" calcext:value-type="float">
            <text:p>7210094</text:p>
          </table:table-cell>
          <table:table-cell office:value-type="string" calcext:value-type="string">
            <text:p>HOSPITAL MUNICIPAL DE CONCH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Polo Cuesta</text:p>
          </table:table-cell>
          <table:table-cell office:value-type="string" calcext:value-type="string">
            <text:p>ITATINGA</text:p>
          </table:table-cell>
          <table:table-cell office:value-type="float" office:value="2076942" calcext:value-type="float">
            <text:p>2076942</text:p>
          </table:table-cell>
          <table:table-cell office:value-type="string" calcext:value-type="string">
            <text:p>HOSPITAL DE ITATIN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Polo Cuesta</text:p>
          </table:table-cell>
          <table:table-cell office:value-type="string" calcext:value-type="string">
            <text:p>LARANJAL</text:p>
            <text:p>PAULISTA</text:p>
          </table:table-cell>
          <table:table-cell office:value-type="float" office:value="2079976" calcext:value-type="float">
            <text:p>2079976</text:p>
          </table:table-cell>
          <table:table-cell office:value-type="string" calcext:value-type="string">
            <text:p>SANTA CASA DE LARANJAL PAULIS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Polo Cuesta</text:p>
          </table:table-cell>
          <table:table-cell office:value-type="string" calcext:value-type="string">
            <text:p>SAO MANUEL</text:p>
          </table:table-cell>
          <table:table-cell office:value-type="float" office:value="2080443" calcext:value-type="float">
            <text:p>2080443</text:p>
          </table:table-cell>
          <table:table-cell office:value-type="string" calcext:value-type="string">
            <text:p>HOSPITAL DA CASA PIA SAO VICENTE</text:p>
            <text:p>DE PAU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Vale do Jurumirim</text:p>
          </table:table-cell>
          <table:table-cell office:value-type="string" calcext:value-type="string">
            <text:p>ARANDU</text:p>
          </table:table-cell>
          <table:table-cell office:value-type="float" office:value="2077515" calcext:value-type="float">
            <text:p>2077515</text:p>
          </table:table-cell>
          <table:table-cell office:value-type="string" calcext:value-type="string">
            <text:p>HOSPITAL SAO VICENTE DE PAULA DE</text:p>
            <text:p>ARAND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Vale do Jurumirim</text:p>
          </table:table-cell>
          <table:table-cell office:value-type="string" calcext:value-type="string">
            <text:p>AVARE</text:p>
          </table:table-cell>
          <table:table-cell office:value-type="float" office:value="2083604" calcext:value-type="float">
            <text:p>2083604</text:p>
          </table:table-cell>
          <table:table-cell office:value-type="string" calcext:value-type="string">
            <text:p>SANTA CASA DE AVA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Vale do Jurumirim</text:p>
          </table:table-cell>
          <table:table-cell office:value-type="string" calcext:value-type="string">
            <text:p>CERQUEIRA</text:p>
            <text:p>CESAR</text:p>
          </table:table-cell>
          <table:table-cell office:value-type="float" office:value="2090333" calcext:value-type="float">
            <text:p>2090333</text:p>
          </table:table-cell>
          <table:table-cell office:value-type="string" calcext:value-type="string">
            <text:p>SANTA CASA DE CERQUEIRA CES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Vale do Jurumirim</text:p>
          </table:table-cell>
          <table:table-cell office:value-type="string" calcext:value-type="string">
            <text:p>FARTURA</text:p>
          </table:table-cell>
          <table:table-cell office:value-type="float" office:value="2092638" calcext:value-type="float">
            <text:p>2092638</text:p>
          </table:table-cell>
          <table:table-cell office:value-type="string" calcext:value-type="string">
            <text:p>SANTA CASA DE FARTU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Vale do Jurumirim</text:p>
          </table:table-cell>
          <table:table-cell office:value-type="string" calcext:value-type="string">
            <text:p>ITAI</text:p>
          </table:table-cell>
          <table:table-cell office:value-type="float" office:value="2093227" calcext:value-type="float">
            <text:p>2093227</text:p>
          </table:table-cell>
          <table:table-cell office:value-type="string" calcext:value-type="string">
            <text:p>IRMANDADE DA SANTA CASA DE</text:p>
            <text:p>MISERICORDIA DE ITA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Vale do Jurumirim</text:p>
          </table:table-cell>
          <table:table-cell office:value-type="string" calcext:value-type="string">
            <text:p>ITAPORANGA</text:p>
          </table:table-cell>
          <table:table-cell office:value-type="float" office:value="2751674" calcext:value-type="float">
            <text:p>2751674</text:p>
          </table:table-cell>
          <table:table-cell office:value-type="string" calcext:value-type="string">
            <text:p>HOSPITAL E MATERNIDADE NOSSA</text:p>
            <text:p>SENHORA DAS GRAC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Vale do Jurumirim</text:p>
          </table:table-cell>
          <table:table-cell office:value-type="string" calcext:value-type="string">
            <text:p>PARANAPANEMA</text:p>
          </table:table-cell>
          <table:table-cell office:value-type="float" office:value="6603378" calcext:value-type="float">
            <text:p>6603378</text:p>
          </table:table-cell>
          <table:table-cell office:value-type="string" calcext:value-type="string">
            <text:p>HOSPITAL MUNICIPAL LEONARDUS</text:p>
            <text:p>VAN MEL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Vale do Jurumirim</text:p>
          </table:table-cell>
          <table:table-cell office:value-type="string" calcext:value-type="string">
            <text:p>PIRAJU</text:p>
          </table:table-cell>
          <table:table-cell office:value-type="float" office:value="2081350" calcext:value-type="float">
            <text:p>2081350</text:p>
          </table:table-cell>
          <table:table-cell office:value-type="string" calcext:value-type="string">
            <text:p>HOSPITAL DE PIRAJ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Vale do Jurumirim</text:p>
          </table:table-cell>
          <table:table-cell office:value-type="string" calcext:value-type="string">
            <text:p>TAGUAI</text:p>
          </table:table-cell>
          <table:table-cell office:value-type="float" office:value="2082934" calcext:value-type="float">
            <text:p>2082934</text:p>
          </table:table-cell>
          <table:table-cell office:value-type="string" calcext:value-type="string">
            <text:p>SANTA CASA DE MISERICORDIA DE</text:p>
            <text:p>TAGUA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Vale do Jurumirim</text:p>
          </table:table-cell>
          <table:table-cell office:value-type="string" calcext:value-type="string">
            <text:p>TAQUARITUBA</text:p>
          </table:table-cell>
          <table:table-cell office:value-type="float" office:value="2079879" calcext:value-type="float">
            <text:p>2079879</text:p>
          </table:table-cell>
          <table:table-cell office:value-type="string" calcext:value-type="string">
            <text:p>SANTA CASA DE TAQUARITUB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aganca</text:p>
          </table:table-cell>
          <table:table-cell office:value-type="string" calcext:value-type="string">
            <text:p>ATIBAIA</text:p>
          </table:table-cell>
          <table:table-cell office:value-type="float" office:value="5366828" calcext:value-type="float">
            <text:p>5366828</text:p>
          </table:table-cell>
          <table:table-cell office:value-type="string" calcext:value-type="string">
            <text:p>SANTA CASA DE ATIBA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-7" calcext:value-type="float">
            <text:p>-7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aganca</text:p>
          </table:table-cell>
          <table:table-cell office:value-type="string" calcext:value-type="string">
            <text:p>BRAGANCA</text:p>
            <text:p>PAULISTA</text:p>
          </table:table-cell>
          <table:table-cell office:value-type="float" office:value="2688433" calcext:value-type="float">
            <text:p>2688433</text:p>
          </table:table-cell>
          <table:table-cell office:value-type="string" calcext:value-type="string">
            <text:p>SANTA CASA DE MISERICORDIA DE</text:p>
            <text:p>BRAGANCA PAULIS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aganca</text:p>
          </table:table-cell>
          <table:table-cell office:value-type="string" calcext:value-type="string">
            <text:p>BRAGANCA PAULISTA</text:p>
          </table:table-cell>
          <table:table-cell office:value-type="float" office:value="2704900" calcext:value-type="float">
            <text:p>2704900</text:p>
          </table:table-cell>
          <table:table-cell office:value-type="string" calcext:value-type="string">
            <text:p>HOSPITAL UNIVERSITARIO SAO FRANCISCO NA PROVIDENCIA DE DEU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aganca</text:p>
          </table:table-cell>
          <table:table-cell office:value-type="string" calcext:value-type="string">
            <text:p>BRAGANCA</text:p>
            <text:p>PAULISTA</text:p>
          </table:table-cell>
          <table:table-cell office:value-type="float" office:value="7101090" calcext:value-type="float">
            <text:p>7101090</text:p>
          </table:table-cell>
          <table:table-cell office:value-type="string" calcext:value-type="string">
            <text:p>HOSPITAL DE OLHOS BRAGANC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ado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aganca</text:p>
          </table:table-cell>
          <table:table-cell office:value-type="string" calcext:value-type="string">
            <text:p>BRAGANCA</text:p>
            <text:p>PAULISTA</text:p>
          </table:table-cell>
          <table:table-cell office:value-type="float" office:value="9549846" calcext:value-type="float">
            <text:p>9549846</text:p>
          </table:table-cell>
          <table:table-cell office:value-type="string" calcext:value-type="string">
            <text:p>HOSPITAL BRAGANTI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ad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aganca</text:p>
          </table:table-cell>
          <table:table-cell office:value-type="string" calcext:value-type="string">
            <text:p>JOANOPOLIS</text:p>
          </table:table-cell>
          <table:table-cell office:value-type="float" office:value="2086719" calcext:value-type="float">
            <text:p>2086719</text:p>
          </table:table-cell>
          <table:table-cell office:value-type="string" calcext:value-type="string">
            <text:p>SANTA CASA DE MISERICORDIA DE</text:p>
            <text:p>JOANOPO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aganca</text:p>
          </table:table-cell>
          <table:table-cell office:value-type="string" calcext:value-type="string">
            <text:p>NAZARE</text:p>
            <text:p>PAULISTA</text:p>
          </table:table-cell>
          <table:table-cell office:value-type="float" office:value="2084023" calcext:value-type="float">
            <text:p>2084023</text:p>
          </table:table-cell>
          <table:table-cell office:value-type="string" calcext:value-type="string">
            <text:p>HOSPITAL MUNICIPAL DE NAZARE</text:p>
            <text:p>PAULIS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aganca</text:p>
          </table:table-cell>
          <table:table-cell office:value-type="string" calcext:value-type="string">
            <text:p>PIRACAIA</text:p>
          </table:table-cell>
          <table:table-cell office:value-type="float" office:value="2079852" calcext:value-type="float">
            <text:p>2079852</text:p>
          </table:table-cell>
          <table:table-cell office:value-type="string" calcext:value-type="string">
            <text:p>SANTA CASA DE PIRACA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Braganca</text:p>
          </table:table-cell>
          <table:table-cell office:value-type="string" calcext:value-type="string">
            <text:p>SOCORRO</text:p>
          </table:table-cell>
          <table:table-cell office:value-type="float" office:value="2079704" calcext:value-type="float">
            <text:p>2079704</text:p>
          </table:table-cell>
          <table:table-cell office:value-type="string" calcext:value-type="string">
            <text:p>HOSPITAL DR RENATO SILVA DE</text:p>
            <text:p>SOCOR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Circuito das aguas</text:p>
          </table:table-cell>
          <table:table-cell office:value-type="string" calcext:value-type="string">
            <text:p>AGUAS DE</text:p>
            <text:p>LINDOIA</text:p>
          </table:table-cell>
          <table:table-cell office:value-type="float" office:value="2077558" calcext:value-type="float">
            <text:p>2077558</text:p>
          </table:table-cell>
          <table:table-cell office:value-type="string" calcext:value-type="string">
            <text:p>HOSPITAL GERAL DR FRANCISCO TOZZ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Circuito das aguas</text:p>
          </table:table-cell>
          <table:table-cell office:value-type="string" calcext:value-type="string">
            <text:p>AMPARO</text:p>
          </table:table-cell>
          <table:table-cell office:value-type="float" office:value="2084317" calcext:value-type="float">
            <text:p>2084317</text:p>
          </table:table-cell>
          <table:table-cell office:value-type="string" calcext:value-type="string">
            <text:p>CLINICA FAZENDA PALMEIR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Circuito das aguas</text:p>
          </table:table-cell>
          <table:table-cell office:value-type="string" calcext:value-type="string">
            <text:p>AMPARO</text:p>
          </table:table-cell>
          <table:table-cell office:value-type="float" office:value="2078848" calcext:value-type="float">
            <text:p>2078848</text:p>
          </table:table-cell>
          <table:table-cell office:value-type="string" calcext:value-type="string">
            <text:p>SANTA CASA ANNA CINT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Circuito das aguas</text:p>
          </table:table-cell>
          <table:table-cell office:value-type="string" calcext:value-type="string">
            <text:p>AMPARO</text:p>
          </table:table-cell>
          <table:table-cell office:value-type="float" office:value="2082195" calcext:value-type="float">
            <text:p>2082195</text:p>
          </table:table-cell>
          <table:table-cell office:value-type="string" calcext:value-type="string">
            <text:p>BENEFICENCIA PORTUGUESA DE</text:p>
            <text:p>AMPA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Circuito das aguas</text:p>
          </table:table-cell>
          <table:table-cell office:value-type="string" calcext:value-type="string">
            <text:p>SERRA NEGRA</text:p>
          </table:table-cell>
          <table:table-cell office:value-type="float" office:value="2081393" calcext:value-type="float">
            <text:p>2081393</text:p>
          </table:table-cell>
          <table:table-cell office:value-type="string" calcext:value-type="string">
            <text:p>HOSPITAL SANTA ROSA DE LIMA DE</text:p>
            <text:p>SERRA NEG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Jundiai</text:p>
          </table:table-cell>
          <table:table-cell office:value-type="string" calcext:value-type="string">
            <text:p>CABREUVA</text:p>
          </table:table-cell>
          <table:table-cell office:value-type="float" office:value="2079313" calcext:value-type="float">
            <text:p>2079313</text:p>
          </table:table-cell>
          <table:table-cell office:value-type="string" calcext:value-type="string">
            <text:p>HOSPITAL SAO ROQUE CABREUV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Jundiai</text:p>
          </table:table-cell>
          <table:table-cell office:value-type="string" calcext:value-type="string">
            <text:p>CAMPO LIMPO</text:p>
            <text:p>PAULISTA</text:p>
          </table:table-cell>
          <table:table-cell office:value-type="float" office:value="2087219" calcext:value-type="float">
            <text:p>2087219</text:p>
          </table:table-cell>
          <table:table-cell office:value-type="string" calcext:value-type="string">
            <text:p>HOSPITAL DE CLINICAS CAMPO LIMPO</text:p>
            <text:p>PAULIS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Jundiai</text:p>
          </table:table-cell>
          <table:table-cell office:value-type="string" calcext:value-type="string">
            <text:p>ITUPEVA</text:p>
          </table:table-cell>
          <table:table-cell office:value-type="float" office:value="2078538" calcext:value-type="float">
            <text:p>2078538</text:p>
          </table:table-cell>
          <table:table-cell office:value-type="string" calcext:value-type="string">
            <text:p>HOSPITAL NOSSA SENHORA</text:p>
            <text:p>APARECID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Jundiai</text:p>
          </table:table-cell>
          <table:table-cell office:value-type="string" calcext:value-type="string">
            <text:p>JUNDIAI</text:p>
          </table:table-cell>
          <table:table-cell office:value-type="float" office:value="2716801" calcext:value-type="float">
            <text:p>2716801</text:p>
          </table:table-cell>
          <table:table-cell office:value-type="string" calcext:value-type="string">
            <text:p>HOSPITAL DA CRIANCA GRENDAC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Jundiai</text:p>
          </table:table-cell>
          <table:table-cell office:value-type="string" calcext:value-type="string">
            <text:p>JUNDIAI</text:p>
          </table:table-cell>
          <table:table-cell office:value-type="float" office:value="3012212" calcext:value-type="float">
            <text:p>3012212</text:p>
          </table:table-cell>
          <table:table-cell office:value-type="string" calcext:value-type="string">
            <text:p>HU HOSPITAL UNIVERSITAR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Jundiai</text:p>
          </table:table-cell>
          <table:table-cell office:value-type="string" calcext:value-type="string">
            <text:p>JUNDIAI</text:p>
          </table:table-cell>
          <table:table-cell office:value-type="float" office:value="3759660" calcext:value-type="float">
            <text:p>3759660</text:p>
          </table:table-cell>
          <table:table-cell office:value-type="string" calcext:value-type="string">
            <text:p>HOSPITAL DIA OFTALMOLOGI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ado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Jundiai</text:p>
          </table:table-cell>
          <table:table-cell office:value-type="string" calcext:value-type="string">
            <text:p>JUNDIAI</text:p>
          </table:table-cell>
          <table:table-cell office:value-type="float" office:value="2786435" calcext:value-type="float">
            <text:p>2786435</text:p>
          </table:table-cell>
          <table:table-cell office:value-type="string" calcext:value-type="string">
            <text:p>HCSVP HOSPITAL SAO VICEN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Jundiai</text:p>
          </table:table-cell>
          <table:table-cell office:value-type="string" calcext:value-type="string">
            <text:p>JUNDIAI</text:p>
          </table:table-cell>
          <table:table-cell office:value-type="float" office:value="7573162" calcext:value-type="float">
            <text:p>7573162</text:p>
          </table:table-cell>
          <table:table-cell office:value-type="string" calcext:value-type="string">
            <text:p>HOSPITAL REGIONAL DE JUNDIA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Jundiai</text:p>
          </table:table-cell>
          <table:table-cell office:value-type="string" calcext:value-type="string">
            <text:p>LOUVEIRA</text:p>
          </table:table-cell>
          <table:table-cell office:value-type="float" office:value="2079917" calcext:value-type="float">
            <text:p>2079917</text:p>
          </table:table-cell>
          <table:table-cell office:value-type="string" calcext:value-type="string">
            <text:p>SANTA CASA DE LOUVEI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Jundiai</text:p>
          </table:table-cell>
          <table:table-cell office:value-type="string" calcext:value-type="string">
            <text:p>VARZEA</text:p>
            <text:p>PAULISTA</text:p>
          </table:table-cell>
          <table:table-cell office:value-type="float" office:value="3949621" calcext:value-type="float">
            <text:p>3949621</text:p>
          </table:table-cell>
          <table:table-cell office:value-type="string" calcext:value-type="string">
            <text:p>HOSPITAL MUNICIPAL DR AUCIPIO DA</text:p>
            <text:p>SILVA OLIVEIRA JUNIO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AMERICANA</text:p>
          </table:table-cell>
          <table:table-cell office:value-type="float" office:value="2081733" calcext:value-type="float">
            <text:p>2081733</text:p>
          </table:table-cell>
          <table:table-cell office:value-type="string" calcext:value-type="string">
            <text:p>SEARA HOSPITAL PSIQUIATRI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AMERICANA</text:p>
          </table:table-cell>
          <table:table-cell office:value-type="float" office:value="2058790" calcext:value-type="float">
            <text:p>2058790</text:p>
          </table:table-cell>
          <table:table-cell office:value-type="string" calcext:value-type="string">
            <text:p>HOSPITAL MUNICIPAL DR WALDEMAR</text:p>
            <text:p>TEBALD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AMERICANA</text:p>
          </table:table-cell>
          <table:table-cell office:value-type="float" office:value="2082179" calcext:value-type="float">
            <text:p>2082179</text:p>
          </table:table-cell>
          <table:table-cell office:value-type="string" calcext:value-type="string">
            <text:p>HOSPITAL SAO FRANCISCO DE</text:p>
            <text:p>AMERICA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CAMPINAS</text:p>
          </table:table-cell>
          <table:table-cell office:value-type="float" office:value="2081482" calcext:value-type="float">
            <text:p>2081482</text:p>
          </table:table-cell>
          <table:table-cell office:value-type="string" calcext:value-type="string">
            <text:p>BOLDRINI CAMPIN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CAMPINAS</text:p>
          </table:table-cell>
          <table:table-cell office:value-type="float" office:value="2084252" calcext:value-type="float">
            <text:p>2084252</text:p>
          </table:table-cell>
          <table:table-cell office:value-type="string" calcext:value-type="string">
            <text:p>SOBRAPAR CAMPIN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CAMPINAS</text:p>
          </table:table-cell>
          <table:table-cell office:value-type="float" office:value="2022621" calcext:value-type="float">
            <text:p>2022621</text:p>
          </table:table-cell>
          <table:table-cell office:value-type="string" calcext:value-type="string">
            <text:p>MATERNIDADE DE CAMPIN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CAMPINAS</text:p>
          </table:table-cell>
          <table:table-cell office:value-type="float" office:value="2022648" calcext:value-type="float">
            <text:p>2022648</text:p>
          </table:table-cell>
          <table:table-cell office:value-type="string" calcext:value-type="string">
            <text:p>HOSPITAL IRMAOS PENTEADO E</text:p>
            <text:p>SANTA CASA DE CAMPIN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CAMPINAS</text:p>
          </table:table-cell>
          <table:table-cell office:value-type="float" office:value="2078465" calcext:value-type="float">
            <text:p>2078465</text:p>
          </table:table-cell>
          <table:table-cell office:value-type="string" calcext:value-type="string">
            <text:p>REAL SOCIEDADE PORTUGUESA DE</text:p>
            <text:p>BENEFICENC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CAMPINAS</text:p>
          </table:table-cell>
          <table:table-cell office:value-type="float" office:value="2079798" calcext:value-type="float">
            <text:p>2079798</text:p>
          </table:table-cell>
          <table:table-cell office:value-type="string" calcext:value-type="string">
            <text:p>HOSPITAL DAS CLINICAS DA UNICAMP</text:p>
            <text:p>DE CAMPIN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Universitarios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CAMPINAS</text:p>
          </table:table-cell>
          <table:table-cell office:value-type="float" office:value="2081490" calcext:value-type="float">
            <text:p>2081490</text:p>
          </table:table-cell>
          <table:table-cell office:value-type="string" calcext:value-type="string">
            <text:p>HOSPITAL MUNICIPAL DR MARIO</text:p>
            <text:p>GATTI CAMPIN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CAMPINAS</text:p>
          </table:table-cell>
          <table:table-cell office:value-type="float" office:value="2082128" calcext:value-type="float">
            <text:p>2082128</text:p>
          </table:table-cell>
          <table:table-cell office:value-type="string" calcext:value-type="string">
            <text:p>HOSPITAL E MATERNIDADE CELSO</text:p>
            <text:p>PIER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CAMPINAS</text:p>
          </table:table-cell>
          <table:table-cell office:value-type="float" office:value="6053858" calcext:value-type="float">
            <text:p>6053858</text:p>
          </table:table-cell>
          <table:table-cell office:value-type="string" calcext:value-type="string">
            <text:p>COMPLEXO HOSPITALAR PREFEITO</text:p>
            <text:p>EDIVALDO ORS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CAMPINAS</text:p>
          </table:table-cell>
          <table:table-cell office:value-type="float" office:value="34053" calcext:value-type="float">
            <text:p>34053</text:p>
          </table:table-cell>
          <table:table-cell office:value-type="string" calcext:value-type="string">
            <text:p>HOSPITAL ESTADUAL DE COVID 19 CAMPIN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L-AM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CAMPINAS</text:p>
          </table:table-cell>
          <table:table-cell office:value-type="float" office:value="9806342" calcext:value-type="float">
            <text:p>9806342</text:p>
          </table:table-cell>
          <table:table-cell office:value-type="string" calcext:value-type="string">
            <text:p>HOSPITAL SAMARITANO DE</text:p>
            <text:p>CAMPIN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ad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100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CAMPINAS</text:p>
          </table:table-cell>
          <table:table-cell office:value-type="float" office:value="2081946" calcext:value-type="float">
            <text:p>2081946</text:p>
          </table:table-cell>
          <table:table-cell office:value-type="string" calcext:value-type="string">
            <text:p>CASA DE SAU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ado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CAMPINAS</text:p>
          </table:table-cell>
          <table:table-cell office:value-type="float" office:value="2811626" calcext:value-type="float">
            <text:p>2811626</text:p>
          </table:table-cell>
          <table:table-cell office:value-type="string" calcext:value-type="string">
            <text:p>HOSPITAL METROPOLITANO</text:p>
            <text:p>CAMPIN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ad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COSMOPOLIS</text:p>
          </table:table-cell>
          <table:table-cell office:value-type="float" office:value="9639659" calcext:value-type="float">
            <text:p>9639659</text:p>
          </table:table-cell>
          <table:table-cell office:value-type="string" calcext:value-type="string">
            <text:p>SANTA CASA DE MISERICORDIA DE</text:p>
            <text:p>COSMOPO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HORTOLANDIA</text:p>
          </table:table-cell>
          <table:table-cell office:value-type="float" office:value="2087715" calcext:value-type="float">
            <text:p>2087715</text:p>
          </table:table-cell>
          <table:table-cell office:value-type="string" calcext:value-type="string">
            <text:p>HOSPITAL E MATERNIDADE MUNICIPAL GOVERNADOR MARIO</text:p>
            <text:p>COV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HORTOLANDIA</text:p>
          </table:table-cell>
          <table:table-cell office:value-type="float" office:value="110612" calcext:value-type="float">
            <text:p>110612</text:p>
          </table:table-cell>
          <table:table-cell office:value-type="string" calcext:value-type="string">
            <text:p>UNIDADE RESPIRATÓRIA NOVA</text:p>
            <text:p>HORTOLAND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INDAIATUBA</text:p>
          </table:table-cell>
          <table:table-cell office:value-type="float" office:value="2084244" calcext:value-type="float">
            <text:p>2084244</text:p>
          </table:table-cell>
          <table:table-cell office:value-type="string" calcext:value-type="string">
            <text:p>IRPS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INDAIATUBA</text:p>
          </table:table-cell>
          <table:table-cell office:value-type="float" office:value="2784602" calcext:value-type="float">
            <text:p>2784602</text:p>
          </table:table-cell>
          <table:table-cell office:value-type="string" calcext:value-type="string">
            <text:p>HOSPITAL AUGUSTO DE OLIVEIRA</text:p>
            <text:p>CAMARG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ITATIBA</text:p>
          </table:table-cell>
          <table:table-cell office:value-type="float" office:value="2023709" calcext:value-type="float">
            <text:p>2023709</text:p>
          </table:table-cell>
          <table:table-cell office:value-type="string" calcext:value-type="string">
            <text:p>SANTA CASA DE MISERICORDIA DE</text:p>
            <text:p>ITATIB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ITATIBA</text:p>
          </table:table-cell>
          <table:table-cell office:value-type="float" office:value="2080206" calcext:value-type="float">
            <text:p>2080206</text:p>
          </table:table-cell>
          <table:table-cell office:value-type="string" calcext:value-type="string">
            <text:p>HOSPITAL ITATIB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ad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JAGUARIUNA</text:p>
          </table:table-cell>
          <table:table-cell office:value-type="float" office:value="2023474" calcext:value-type="float">
            <text:p>2023474</text:p>
          </table:table-cell>
          <table:table-cell office:value-type="string" calcext:value-type="string">
            <text:p>HOSPITAL MUNICIPAL WALTER</text:p>
            <text:p>FERRAR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MONTE MOR</text:p>
          </table:table-cell>
          <table:table-cell office:value-type="float" office:value="2078341" calcext:value-type="float">
            <text:p>2078341</text:p>
          </table:table-cell>
          <table:table-cell office:value-type="string" calcext:value-type="string">
            <text:p>ASSOCIACAO HOSPITAL BENEFICENTE SAGRADO CORACAO DE JES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MORUNGABA</text:p>
          </table:table-cell>
          <table:table-cell office:value-type="float" office:value="6680968" calcext:value-type="float">
            <text:p>6680968</text:p>
          </table:table-cell>
          <table:table-cell office:value-type="string" calcext:value-type="string">
            <text:p>HOSPITAL MUNICIPAL SANTO</text:p>
            <text:p>ANTON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NOVA ODESSA</text:p>
          </table:table-cell>
          <table:table-cell office:value-type="float" office:value="2058308" calcext:value-type="float">
            <text:p>2058308</text:p>
          </table:table-cell>
          <table:table-cell office:value-type="string" calcext:value-type="string">
            <text:p>HOSPITAL MUNICIPAL DR ACILIO</text:p>
            <text:p>CARREON GARC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PAULINIA</text:p>
          </table:table-cell>
          <table:table-cell office:value-type="float" office:value="2081059" calcext:value-type="float">
            <text:p>2081059</text:p>
          </table:table-cell>
          <table:table-cell office:value-type="string" calcext:value-type="string">
            <text:p>HOSPITAL MUNICIPAL DE PAULIN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PEDREIRA</text:p>
          </table:table-cell>
          <table:table-cell office:value-type="float" office:value="2078422" calcext:value-type="float">
            <text:p>2078422</text:p>
          </table:table-cell>
          <table:table-cell office:value-type="string" calcext:value-type="string">
            <text:p>FUNBEPE PEDREI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PEDREIRA</text:p>
          </table:table-cell>
          <table:table-cell office:value-type="float" office:value="7822421" calcext:value-type="float">
            <text:p>7822421</text:p>
          </table:table-cell>
          <table:table-cell office:value-type="string" calcext:value-type="string">
            <text:p>HOSPITAL E MATERNIDADE</text:p>
            <text:p>HUMBERTO PIV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SANTA BARBARA D'OESTE</text:p>
          </table:table-cell>
          <table:table-cell office:value-type="float" office:value="2079232" calcext:value-type="float">
            <text:p>2079232</text:p>
          </table:table-cell>
          <table:table-cell office:value-type="string" calcext:value-type="string">
            <text:p>HOSPITAL SANTA BARBA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SUMARE</text:p>
          </table:table-cell>
          <table:table-cell office:value-type="float" office:value="2083981" calcext:value-type="float">
            <text:p>2083981</text:p>
          </table:table-cell>
          <table:table-cell office:value-type="string" calcext:value-type="string">
            <text:p>HOSPITAL ESTADUAL SUM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VALINHOS</text:p>
          </table:table-cell>
          <table:table-cell office:value-type="float" office:value="2097877" calcext:value-type="float">
            <text:p>2097877</text:p>
          </table:table-cell>
          <table:table-cell office:value-type="string" calcext:value-type="string">
            <text:p>IRMANDADE DA SANTA CASA DE</text:p>
            <text:p>MISERICORDIA DE VALINH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VINHEDO</text:p>
          </table:table-cell>
          <table:table-cell office:value-type="float" office:value="2699915" calcext:value-type="float">
            <text:p>2699915</text:p>
          </table:table-cell>
          <table:table-cell office:value-type="string" calcext:value-type="string">
            <text:p>SANTA CASA DE VINH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Reg. Metrop. Campinas</text:p>
          </table:table-cell>
          <table:table-cell office:value-type="string" calcext:value-type="string">
            <text:p>ARTUR</text:p>
            <text:p>NOGUEIRA</text:p>
          </table:table-cell>
          <table:table-cell office:value-type="float" office:value="9208127" calcext:value-type="float">
            <text:p>9208127</text:p>
          </table:table-cell>
          <table:table-cell office:value-type="string" calcext:value-type="string">
            <text:p>INSTITUTO MEDIZIN DE SAÚDE -</text:p>
            <text:p>IMED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Alta Anhanguera</text:p>
          </table:table-cell>
          <table:table-cell office:value-type="string" calcext:value-type="string">
            <text:p>IPUA</text:p>
          </table:table-cell>
          <table:table-cell office:value-type="float" office:value="2080451" calcext:value-type="float">
            <text:p>2080451</text:p>
          </table:table-cell>
          <table:table-cell office:value-type="string" calcext:value-type="string">
            <text:p>SANTA CASA DE IP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Alta Anhanguera</text:p>
          </table:table-cell>
          <table:table-cell office:value-type="string" calcext:value-type="string">
            <text:p>MORRO AGUDO</text:p>
          </table:table-cell>
          <table:table-cell office:value-type="float" office:value="2745801" calcext:value-type="float">
            <text:p>2745801</text:p>
          </table:table-cell>
          <table:table-cell office:value-type="string" calcext:value-type="string">
            <text:p>HOSPITAL SAO MARCOS MORRO</text:p>
            <text:p>AGU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Alta Anhanguera</text:p>
          </table:table-cell>
          <table:table-cell office:value-type="string" calcext:value-type="string">
            <text:p>ORLANDIA</text:p>
          </table:table-cell>
          <table:table-cell office:value-type="float" office:value="2745798" calcext:value-type="float">
            <text:p>2745798</text:p>
          </table:table-cell>
          <table:table-cell office:value-type="string" calcext:value-type="string">
            <text:p>HOSPITAL BENEFICENTE SANTO</text:p>
            <text:p>ANTONIO ORLAND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Alta Anhanguera</text:p>
          </table:table-cell>
          <table:table-cell office:value-type="string" calcext:value-type="string">
            <text:p>SALES OLIVEIRA</text:p>
          </table:table-cell>
          <table:table-cell office:value-type="float" office:value="2078112" calcext:value-type="float">
            <text:p>2078112</text:p>
          </table:table-cell>
          <table:table-cell office:value-type="string" calcext:value-type="string">
            <text:p>HOSPITAL SANTA RITA DE SALES</text:p>
            <text:p>OLIVEI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Alta Anhanguera</text:p>
          </table:table-cell>
          <table:table-cell office:value-type="string" calcext:value-type="string">
            <text:p>SAO JOAQUIM</text:p>
            <text:p>DA BARRA</text:p>
          </table:table-cell>
          <table:table-cell office:value-type="float" office:value="2080044" calcext:value-type="float">
            <text:p>2080044</text:p>
          </table:table-cell>
          <table:table-cell office:value-type="string" calcext:value-type="string">
            <text:p>SANTA CASA DE SAO JOAQUIM DA</text:p>
            <text:p>BAR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Alta Mogiana</text:p>
          </table:table-cell>
          <table:table-cell office:value-type="string" calcext:value-type="string">
            <text:p>GUARA</text:p>
          </table:table-cell>
          <table:table-cell office:value-type="float" office:value="2083973" calcext:value-type="float">
            <text:p>2083973</text:p>
          </table:table-cell>
          <table:table-cell office:value-type="string" calcext:value-type="string">
            <text:p>SANTA CASA DE GUA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Alta Mogiana</text:p>
          </table:table-cell>
          <table:table-cell office:value-type="string" calcext:value-type="string">
            <text:p>IGARAPAVA</text:p>
          </table:table-cell>
          <table:table-cell office:value-type="float" office:value="2079348" calcext:value-type="float">
            <text:p>2079348</text:p>
          </table:table-cell>
          <table:table-cell office:value-type="string" calcext:value-type="string">
            <text:p>SANTA CASA DE IGARAPAV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Alta Mogiana</text:p>
          </table:table-cell>
          <table:table-cell office:value-type="string" calcext:value-type="string">
            <text:p>ITUVERAVA</text:p>
          </table:table-cell>
          <table:table-cell office:value-type="float" office:value="2751704" calcext:value-type="float">
            <text:p>2751704</text:p>
          </table:table-cell>
          <table:table-cell office:value-type="string" calcext:value-type="string">
            <text:p>SANTA CASA DE MISERICORDIA DE</text:p>
            <text:p>ITUVERAV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Alta Mogiana</text:p>
          </table:table-cell>
          <table:table-cell office:value-type="string" calcext:value-type="string">
            <text:p>MIGUELOPOLIS</text:p>
          </table:table-cell>
          <table:table-cell office:value-type="float" office:value="2088525" calcext:value-type="float">
            <text:p>2088525</text:p>
          </table:table-cell>
          <table:table-cell office:value-type="string" calcext:value-type="string">
            <text:p>SANTA CASA DE MIGUELOPO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Tres Colinas</text:p>
          </table:table-cell>
          <table:table-cell office:value-type="string" calcext:value-type="string">
            <text:p>FRANCA</text:p>
          </table:table-cell>
          <table:table-cell office:value-type="float" office:value="2080117" calcext:value-type="float">
            <text:p>2080117</text:p>
          </table:table-cell>
          <table:table-cell office:value-type="string" calcext:value-type="string">
            <text:p>HOSPITAL PSIQUIATRICO ALLAN</text:p>
            <text:p>KARDEC FRANCA 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Tres Colinas</text:p>
          </table:table-cell>
          <table:table-cell office:value-type="string" calcext:value-type="string">
            <text:p>FRANCA</text:p>
          </table:table-cell>
          <table:table-cell office:value-type="float" office:value="2705982" calcext:value-type="float">
            <text:p>2705982</text:p>
          </table:table-cell>
          <table:table-cell office:value-type="string" calcext:value-type="string">
            <text:p>SANTA CASA DE FRANC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Tres Colinas</text:p>
          </table:table-cell>
          <table:table-cell office:value-type="string" calcext:value-type="string">
            <text:p>PATROCINIO</text:p>
            <text:p>PAULISTA</text:p>
          </table:table-cell>
          <table:table-cell office:value-type="float" office:value="2078449" calcext:value-type="float">
            <text:p>2078449</text:p>
          </table:table-cell>
          <table:table-cell office:value-type="string" calcext:value-type="string">
            <text:p>SANTA CASA DE PATROCINIO</text:p>
            <text:p>PAULIST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Tres Colinas</text:p>
          </table:table-cell>
          <table:table-cell office:value-type="string" calcext:value-type="string">
            <text:p>PEDREGULHO</text:p>
          </table:table-cell>
          <table:table-cell office:value-type="float" office:value="2080478" calcext:value-type="float">
            <text:p>2080478</text:p>
          </table:table-cell>
          <table:table-cell office:value-type="string" calcext:value-type="string">
            <text:p>SANTA CASA DE MISERICORDIA DE</text:p>
            <text:p>PEDREGULH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Adamantina</text:p>
          </table:table-cell>
          <table:table-cell office:value-type="string" calcext:value-type="string">
            <text:p>ADAMANTINA</text:p>
          </table:table-cell>
          <table:table-cell office:value-type="float" office:value="2082446" calcext:value-type="float">
            <text:p>2082446</text:p>
          </table:table-cell>
          <table:table-cell office:value-type="string" calcext:value-type="string">
            <text:p>CLINICA NOSSO LAR ADAMANT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Adamantina</text:p>
          </table:table-cell>
          <table:table-cell office:value-type="string" calcext:value-type="string">
            <text:p>ADAMANTINA</text:p>
          </table:table-cell>
          <table:table-cell office:value-type="float" office:value="2077647" calcext:value-type="float">
            <text:p>2077647</text:p>
          </table:table-cell>
          <table:table-cell office:value-type="string" calcext:value-type="string">
            <text:p>SANTA CASA DE ADAMANT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Adamantina</text:p>
          </table:table-cell>
          <table:table-cell office:value-type="string" calcext:value-type="string">
            <text:p>FLORIDA</text:p>
            <text:p>PAULISTA</text:p>
          </table:table-cell>
          <table:table-cell office:value-type="float" office:value="2745402" calcext:value-type="float">
            <text:p>2745402</text:p>
          </table:table-cell>
          <table:table-cell office:value-type="string" calcext:value-type="string">
            <text:p>SANTA CASA DE MISERICORDIA DE</text:p>
            <text:p>FLORIDA PAULIST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Adamantina</text:p>
          </table:table-cell>
          <table:table-cell office:value-type="string" calcext:value-type="string">
            <text:p>LUCELIA</text:p>
          </table:table-cell>
          <table:table-cell office:value-type="float" office:value="2081431" calcext:value-type="float">
            <text:p>2081431</text:p>
          </table:table-cell>
          <table:table-cell office:value-type="string" calcext:value-type="string">
            <text:p>SANTA CASA DE LUCEL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Adamantina</text:p>
          </table:table-cell>
          <table:table-cell office:value-type="string" calcext:value-type="string">
            <text:p>OSVALDO CRUZ</text:p>
          </table:table-cell>
          <table:table-cell office:value-type="float" office:value="2082586" calcext:value-type="float">
            <text:p>2082586</text:p>
          </table:table-cell>
          <table:table-cell office:value-type="string" calcext:value-type="string">
            <text:p>SANTA CASA DE MISERICORDIA DE</text:p>
            <text:p>OSVALDO CRU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Adamantina</text:p>
          </table:table-cell>
          <table:table-cell office:value-type="string" calcext:value-type="string">
            <text:p>PACAEMBU</text:p>
          </table:table-cell>
          <table:table-cell office:value-type="float" office:value="2080907" calcext:value-type="float">
            <text:p>2080907</text:p>
          </table:table-cell>
          <table:table-cell office:value-type="string" calcext:value-type="string">
            <text:p>SANTA CASA PACAEMB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Assis</text:p>
          </table:table-cell>
          <table:table-cell office:value-type="string" calcext:value-type="string">
            <text:p>ASSIS</text:p>
          </table:table-cell>
          <table:table-cell office:value-type="float" office:value="2081083" calcext:value-type="float">
            <text:p>2081083</text:p>
          </table:table-cell>
          <table:table-cell office:value-type="string" calcext:value-type="string">
            <text:p>SANTA CASA DE ASS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Assis</text:p>
          </table:table-cell>
          <table:table-cell office:value-type="string" calcext:value-type="string">
            <text:p>ASSIS</text:p>
          </table:table-cell>
          <table:table-cell office:value-type="float" office:value="2083094" calcext:value-type="float">
            <text:p>2083094</text:p>
          </table:table-cell>
          <table:table-cell office:value-type="string" calcext:value-type="string">
            <text:p>HOSPITAL REGIONAL DE ASSI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Assis</text:p>
          </table:table-cell>
          <table:table-cell office:value-type="string" calcext:value-type="string">
            <text:p>ASSIS</text:p>
          </table:table-cell>
          <table:table-cell office:value-type="float" office:value="155829" calcext:value-type="float">
            <text:p>155829</text:p>
          </table:table-cell>
          <table:table-cell office:value-type="string" calcext:value-type="string">
            <text:p>HOSPITAL DE CAMPANHA DE ASS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Assis</text:p>
          </table:table-cell>
          <table:table-cell office:value-type="string" calcext:value-type="string">
            <text:p>CANDIDO MOTA</text:p>
          </table:table-cell>
          <table:table-cell office:value-type="float" office:value="2080842" calcext:value-type="float">
            <text:p>2080842</text:p>
          </table:table-cell>
          <table:table-cell office:value-type="string" calcext:value-type="string">
            <text:p>SANTA CASA DE MISERICORDIA DE</text:p>
            <text:p>CANDIDO MO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Assis</text:p>
          </table:table-cell>
          <table:table-cell office:value-type="string" calcext:value-type="string">
            <text:p>MARACAI</text:p>
          </table:table-cell>
          <table:table-cell office:value-type="float" office:value="2079437" calcext:value-type="float">
            <text:p>2079437</text:p>
          </table:table-cell>
          <table:table-cell office:value-type="string" calcext:value-type="string">
            <text:p>HOSPITAL BENEFICENTE DE MARACA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Assis</text:p>
          </table:table-cell>
          <table:table-cell office:value-type="string" calcext:value-type="string">
            <text:p>PALMITAL</text:p>
          </table:table-cell>
          <table:table-cell office:value-type="float" office:value="2080958" calcext:value-type="float">
            <text:p>2080958</text:p>
          </table:table-cell>
          <table:table-cell office:value-type="string" calcext:value-type="string">
            <text:p>SANTA CASA DE MISERICORDIA DE</text:p>
            <text:p>PALMIT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Assis</text:p>
          </table:table-cell>
          <table:table-cell office:value-type="string" calcext:value-type="string">
            <text:p>PARAGUACU</text:p>
            <text:p>PAULISTA</text:p>
          </table:table-cell>
          <table:table-cell office:value-type="float" office:value="2082519" calcext:value-type="float">
            <text:p>2082519</text:p>
          </table:table-cell>
          <table:table-cell office:value-type="string" calcext:value-type="string">
            <text:p>SANTA CASA DE PARAGUACU</text:p>
            <text:p>PAULIS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Marilia</text:p>
          </table:table-cell>
          <table:table-cell office:value-type="string" calcext:value-type="string">
            <text:p>GALIA</text:p>
          </table:table-cell>
          <table:table-cell office:value-type="float" office:value="2080737" calcext:value-type="float">
            <text:p>2080737</text:p>
          </table:table-cell>
          <table:table-cell office:value-type="string" calcext:value-type="string">
            <text:p>HOSPITAL SAO VICENTE DE GAL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Marilia</text:p>
          </table:table-cell>
          <table:table-cell office:value-type="string" calcext:value-type="string">
            <text:p>GARCA</text:p>
          </table:table-cell>
          <table:table-cell office:value-type="float" office:value="2745356" calcext:value-type="float">
            <text:p>2745356</text:p>
          </table:table-cell>
          <table:table-cell office:value-type="string" calcext:value-type="string">
            <text:p>CLINICA ANDRE LUI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Marilia</text:p>
          </table:table-cell>
          <table:table-cell office:value-type="string" calcext:value-type="string">
            <text:p>GARCA</text:p>
          </table:table-cell>
          <table:table-cell office:value-type="float" office:value="2079844" calcext:value-type="float">
            <text:p>2079844</text:p>
          </table:table-cell>
          <table:table-cell office:value-type="string" calcext:value-type="string">
            <text:p>HOSPITAL E MATERNIDADE</text:p>
            <text:p>SAMARITA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Marilia</text:p>
          </table:table-cell>
          <table:table-cell office:value-type="string" calcext:value-type="string">
            <text:p>GARCA</text:p>
          </table:table-cell>
          <table:table-cell office:value-type="float" office:value="9680500" calcext:value-type="float">
            <text:p>9680500</text:p>
          </table:table-cell>
          <table:table-cell office:value-type="string" calcext:value-type="string">
            <text:p>AHB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Marilia</text:p>
          </table:table-cell>
          <table:table-cell office:value-type="string" calcext:value-type="string">
            <text:p>MARILIA</text:p>
          </table:table-cell>
          <table:table-cell office:value-type="float" office:value="2080990" calcext:value-type="float">
            <text:p>2080990</text:p>
          </table:table-cell>
          <table:table-cell office:value-type="string" calcext:value-type="string">
            <text:p>HOSPITAL ESPIRITA DE MARIL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Marilia</text:p>
          </table:table-cell>
          <table:table-cell office:value-type="string" calcext:value-type="string">
            <text:p>MARILIA</text:p>
          </table:table-cell>
          <table:table-cell office:value-type="float" office:value="2086050" calcext:value-type="float">
            <text:p>2086050</text:p>
          </table:table-cell>
          <table:table-cell office:value-type="string" calcext:value-type="string">
            <text:p>MATERNIDADE GOTA DE LEI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Marilia</text:p>
          </table:table-cell>
          <table:table-cell office:value-type="string" calcext:value-type="string">
            <text:p>MARILIA</text:p>
          </table:table-cell>
          <table:table-cell office:value-type="float" office:value="2025507" calcext:value-type="float">
            <text:p>2025507</text:p>
          </table:table-cell>
          <table:table-cell office:value-type="string" calcext:value-type="string">
            <text:p>HOSPITAL DAS CLINICAS HCFAMEM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Universitarios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Marilia</text:p>
          </table:table-cell>
          <table:table-cell office:value-type="string" calcext:value-type="string">
            <text:p>MARILIA</text:p>
          </table:table-cell>
          <table:table-cell office:value-type="float" office:value="2083116" calcext:value-type="float">
            <text:p>2083116</text:p>
          </table:table-cell>
          <table:table-cell office:value-type="string" calcext:value-type="string">
            <text:p>SANTA CASA DE MARIL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-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Marilia</text:p>
          </table:table-cell>
          <table:table-cell office:value-type="string" calcext:value-type="string">
            <text:p>MARILIA</text:p>
          </table:table-cell>
          <table:table-cell office:value-type="float" office:value="5860490" calcext:value-type="float">
            <text:p>5860490</text:p>
          </table:table-cell>
          <table:table-cell office:value-type="string" calcext:value-type="string">
            <text:p>HOSPITAL UNIVERSITARIO DE MARIL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34" calcext:value-type="float">
            <text:p>1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Marilia</text:p>
          </table:table-cell>
          <table:table-cell office:value-type="string" calcext:value-type="string">
            <text:p>MARILIA</text:p>
          </table:table-cell>
          <table:table-cell office:value-type="float" office:value="9377255" calcext:value-type="float">
            <text:p>9377255</text:p>
          </table:table-cell>
          <table:table-cell office:value-type="string" calcext:value-type="string">
            <text:p>CLINICA ACONCHEG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Marilia</text:p>
          </table:table-cell>
          <table:table-cell office:value-type="string" calcext:value-type="string">
            <text:p>POMPEIA</text:p>
          </table:table-cell>
          <table:table-cell office:value-type="float" office:value="2080621" calcext:value-type="float">
            <text:p>2080621</text:p>
          </table:table-cell>
          <table:table-cell office:value-type="string" calcext:value-type="string">
            <text:p>SANTA CASA POMPE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Ourinhos</text:p>
          </table:table-cell>
          <table:table-cell office:value-type="string" calcext:value-type="string">
            <text:p>BERNARDINO DE</text:p>
            <text:p>CAMPOS</text:p>
          </table:table-cell>
          <table:table-cell office:value-type="float" office:value="2082497" calcext:value-type="float">
            <text:p>2082497</text:p>
          </table:table-cell>
          <table:table-cell office:value-type="string" calcext:value-type="string">
            <text:p>SANTA CASA HOSPITAL JESUS MARIA</text:p>
            <text:p>JO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Ourinhos</text:p>
          </table:table-cell>
          <table:table-cell office:value-type="string" calcext:value-type="string">
            <text:p>CHAVANTES</text:p>
          </table:table-cell>
          <table:table-cell office:value-type="float" office:value="2082438" calcext:value-type="float">
            <text:p>2082438</text:p>
          </table:table-cell>
          <table:table-cell office:value-type="string" calcext:value-type="string">
            <text:p>SANTA CASA DE CHAVANT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Ourinhos</text:p>
          </table:table-cell>
          <table:table-cell office:value-type="string" calcext:value-type="string">
            <text:p>IPAUSSU</text:p>
          </table:table-cell>
          <table:table-cell office:value-type="float" office:value="2081660" calcext:value-type="float">
            <text:p>2081660</text:p>
          </table:table-cell>
          <table:table-cell office:value-type="string" calcext:value-type="string">
            <text:p>SANTA CASA DE IPAUC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Ourinhos</text:p>
          </table:table-cell>
          <table:table-cell office:value-type="string" calcext:value-type="string">
            <text:p>OURINHOS</text:p>
          </table:table-cell>
          <table:table-cell office:value-type="float" office:value="4049020" calcext:value-type="float">
            <text:p>4049020</text:p>
          </table:table-cell>
          <table:table-cell office:value-type="string" calcext:value-type="string">
            <text:p>SANTA CASA DE OURINH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Ourinhos</text:p>
          </table:table-cell>
          <table:table-cell office:value-type="string" calcext:value-type="string">
            <text:p>OURINHOS</text:p>
          </table:table-cell>
          <table:table-cell office:value-type="float" office:value="112542" calcext:value-type="float">
            <text:p>112542</text:p>
          </table:table-cell>
          <table:table-cell office:value-type="string" calcext:value-type="string">
            <text:p>HOSPITAL DE CAMPANH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Ourinhos</text:p>
          </table:table-cell>
          <table:table-cell office:value-type="string" calcext:value-type="string">
            <text:p>SALTO GRANDE</text:p>
          </table:table-cell>
          <table:table-cell office:value-type="float" office:value="2082756" calcext:value-type="float">
            <text:p>2082756</text:p>
          </table:table-cell>
          <table:table-cell office:value-type="string" calcext:value-type="string">
            <text:p>SANTA CASA DE SALTO GRAN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Ourinhos</text:p>
          </table:table-cell>
          <table:table-cell office:value-type="string" calcext:value-type="string">
            <text:p>SANTA CRUZ DO</text:p>
            <text:p>RIO PARDO</text:p>
          </table:table-cell>
          <table:table-cell office:value-type="float" office:value="2084058" calcext:value-type="float">
            <text:p>2084058</text:p>
          </table:table-cell>
          <table:table-cell office:value-type="string" calcext:value-type="string">
            <text:p>SANTA CASA MISER STACRUZ RIO</text:p>
            <text:p>PAR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Tupa</text:p>
          </table:table-cell>
          <table:table-cell office:value-type="string" calcext:value-type="string">
            <text:p>BASTOS</text:p>
          </table:table-cell>
          <table:table-cell office:value-type="float" office:value="2092980" calcext:value-type="float">
            <text:p>2092980</text:p>
          </table:table-cell>
          <table:table-cell office:value-type="string" calcext:value-type="string">
            <text:p>HOSPITAL DE BAST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Tupa</text:p>
          </table:table-cell>
          <table:table-cell office:value-type="string" calcext:value-type="string">
            <text:p>HERCULANDIA</text:p>
          </table:table-cell>
          <table:table-cell office:value-type="float" office:value="2080281" calcext:value-type="float">
            <text:p>2080281</text:p>
          </table:table-cell>
          <table:table-cell office:value-type="string" calcext:value-type="string">
            <text:p>HOSPITAL SAO JOSE DE HERCULAND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Tupa</text:p>
          </table:table-cell>
          <table:table-cell office:value-type="string" calcext:value-type="string">
            <text:p>PARAPUA</text:p>
          </table:table-cell>
          <table:table-cell office:value-type="float" office:value="2081229" calcext:value-type="float">
            <text:p>2081229</text:p>
          </table:table-cell>
          <table:table-cell office:value-type="string" calcext:value-type="string">
            <text:p>SANTA CASA DE PARAP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Tupa</text:p>
          </table:table-cell>
          <table:table-cell office:value-type="string" calcext:value-type="string">
            <text:p>RINOPOLIS</text:p>
          </table:table-cell>
          <table:table-cell office:value-type="float" office:value="2081237" calcext:value-type="float">
            <text:p>2081237</text:p>
          </table:table-cell>
          <table:table-cell office:value-type="string" calcext:value-type="string">
            <text:p>HOSPITAL SAO PAULO DE RINOPO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Tupa</text:p>
          </table:table-cell>
          <table:table-cell office:value-type="string" calcext:value-type="string">
            <text:p>TUPA</text:p>
          </table:table-cell>
          <table:table-cell office:value-type="float" office:value="2082454" calcext:value-type="float">
            <text:p>2082454</text:p>
          </table:table-cell>
          <table:table-cell office:value-type="string" calcext:value-type="string">
            <text:p>CASA DA CRIANCA DE TUP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Tupa</text:p>
          </table:table-cell>
          <table:table-cell office:value-type="string" calcext:value-type="string">
            <text:p>TUPA</text:p>
          </table:table-cell>
          <table:table-cell office:value-type="float" office:value="2080664" calcext:value-type="float">
            <text:p>2080664</text:p>
          </table:table-cell>
          <table:table-cell office:value-type="string" calcext:value-type="string">
            <text:p>SANTA CASA DE TUP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Araras</text:p>
          </table:table-cell>
          <table:table-cell office:value-type="string" calcext:value-type="string">
            <text:p>ARARAS</text:p>
          </table:table-cell>
          <table:table-cell office:value-type="float" office:value="2082470" calcext:value-type="float">
            <text:p>2082470</text:p>
          </table:table-cell>
          <table:table-cell office:value-type="string" calcext:value-type="string">
            <text:p>CLINICA SAYAO ARAR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Araras</text:p>
          </table:table-cell>
          <table:table-cell office:value-type="string" calcext:value-type="string">
            <text:p>ARARAS</text:p>
          </table:table-cell>
          <table:table-cell office:value-type="float" office:value="2081253" calcext:value-type="float">
            <text:p>2081253</text:p>
          </table:table-cell>
          <table:table-cell office:value-type="string" calcext:value-type="string">
            <text:p>HOSPITAL SAO LUIZ DE ARAR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Araras</text:p>
          </table:table-cell>
          <table:table-cell office:value-type="string" calcext:value-type="string">
            <text:p>CONCHAL</text:p>
          </table:table-cell>
          <table:table-cell office:value-type="float" office:value="2084430" calcext:value-type="float">
            <text:p>2084430</text:p>
          </table:table-cell>
          <table:table-cell office:value-type="string" calcext:value-type="string">
            <text:p>HOSPITAL E MATERNIDADE MADRE</text:p>
            <text:p>VANNINI CONCHAL 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Araras</text:p>
          </table:table-cell>
          <table:table-cell office:value-type="string" calcext:value-type="string">
            <text:p>LEME</text:p>
          </table:table-cell>
          <table:table-cell office:value-type="float" office:value="2078074" calcext:value-type="float">
            <text:p>2078074</text:p>
          </table:table-cell>
          <table:table-cell office:value-type="string" calcext:value-type="string">
            <text:p>SANTA CASA DE LEM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Araras</text:p>
          </table:table-cell>
          <table:table-cell office:value-type="string" calcext:value-type="string">
            <text:p>PIRASSUNUNGA</text:p>
          </table:table-cell>
          <table:table-cell office:value-type="float" office:value="2785382" calcext:value-type="float">
            <text:p>2785382</text:p>
          </table:table-cell>
          <table:table-cell office:value-type="string" calcext:value-type="string">
            <text:p>SANTA CASA DE PIRASSUNUN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Limeira</text:p>
          </table:table-cell>
          <table:table-cell office:value-type="string" calcext:value-type="string">
            <text:p>LIMEIRA</text:p>
          </table:table-cell>
          <table:table-cell office:value-type="float" office:value="2081458" calcext:value-type="float">
            <text:p>2081458</text:p>
          </table:table-cell>
          <table:table-cell office:value-type="string" calcext:value-type="string">
            <text:p>SANTA CASA DE LIMEI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997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Limeira</text:p>
          </table:table-cell>
          <table:table-cell office:value-type="string" calcext:value-type="string">
            <text:p>LIMEIRA</text:p>
          </table:table-cell>
          <table:table-cell office:value-type="float" office:value="2087103" calcext:value-type="float">
            <text:p>2087103</text:p>
          </table:table-cell>
          <table:table-cell office:value-type="string" calcext:value-type="string">
            <text:p>SOCIEDADE OPERARIA HUMANITARIA</text:p>
            <text:p>LIMEI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-</text:p>
          </table:table-cell>
          <table:table-cell table:number-columns-repeated="99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CAPIVARI</text:p>
          </table:table-cell>
          <table:table-cell office:value-type="float" office:value="2748568" calcext:value-type="float">
            <text:p>2748568</text:p>
          </table:table-cell>
          <table:table-cell office:value-type="string" calcext:value-type="string">
            <text:p>SANTA CASA DE CAPIVAR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CHARQUEADA</text:p>
          </table:table-cell>
          <table:table-cell office:value-type="float" office:value="2748436" calcext:value-type="float">
            <text:p>2748436</text:p>
          </table:table-cell>
          <table:table-cell office:value-type="string" calcext:value-type="string">
            <text:p>HOSP MAT BENEF DE CHARQUEAD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PIRACICABA</text:p>
          </table:table-cell>
          <table:table-cell office:value-type="float" office:value="2087057" calcext:value-type="float">
            <text:p>2087057</text:p>
          </table:table-cell>
          <table:table-cell office:value-type="string" calcext:value-type="string">
            <text:p>HOSPITAL DOS FORNECEDORES DE</text:p>
            <text:p>CANA DE PIRACICAB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PIRACICABA</text:p>
          </table:table-cell>
          <table:table-cell office:value-type="float" office:value="2772310" calcext:value-type="float">
            <text:p>2772310</text:p>
          </table:table-cell>
          <table:table-cell office:value-type="string" calcext:value-type="string">
            <text:p>SANTA CASA DE PIRACICAB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-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PIRACICABA</text:p>
          </table:table-cell>
          <table:table-cell office:value-type="float" office:value="9425802" calcext:value-type="float">
            <text:p>9425802</text:p>
          </table:table-cell>
          <table:table-cell office:value-type="string" calcext:value-type="string">
            <text:p>HOSPITAL REGIONAL DE PIRACICAB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RIO DAS PEDRAS</text:p>
          </table:table-cell>
          <table:table-cell office:value-type="float" office:value="2766167" calcext:value-type="float">
            <text:p>2766167</text:p>
          </table:table-cell>
          <table:table-cell office:value-type="string" calcext:value-type="string">
            <text:p>HOSPITAL E MATERNIDADE SAO VICENTE DE PAULO RIO DAS PEDR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SAO PEDRO</text:p>
          </table:table-cell>
          <table:table-cell office:value-type="float" office:value="2084422" calcext:value-type="float">
            <text:p>2084422</text:p>
          </table:table-cell>
          <table:table-cell office:value-type="string" calcext:value-type="string">
            <text:p>SANTA CASA DE SAO PED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Rio Claro</text:p>
          </table:table-cell>
          <table:table-cell office:value-type="string" calcext:value-type="string">
            <text:p>ITIRAPINA</text:p>
          </table:table-cell>
          <table:table-cell office:value-type="float" office:value="2798239" calcext:value-type="float">
            <text:p>2798239</text:p>
          </table:table-cell>
          <table:table-cell office:value-type="string" calcext:value-type="string">
            <text:p>HOSPITAL SAO JOSE ITIRAP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Rio Claro</text:p>
          </table:table-cell>
          <table:table-cell office:value-type="string" calcext:value-type="string">
            <text:p>RIO CLARO</text:p>
          </table:table-cell>
          <table:table-cell office:value-type="float" office:value="2083159" calcext:value-type="float">
            <text:p>2083159</text:p>
          </table:table-cell>
          <table:table-cell office:value-type="string" calcext:value-type="string">
            <text:p>BEZERRA DE MENEZES RIO CLAR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Rio Claro</text:p>
          </table:table-cell>
          <table:table-cell office:value-type="string" calcext:value-type="string">
            <text:p>RIO CLARO</text:p>
          </table:table-cell>
          <table:table-cell office:value-type="float" office:value="2081113" calcext:value-type="float">
            <text:p>2081113</text:p>
          </table:table-cell>
          <table:table-cell office:value-type="string" calcext:value-type="string">
            <text:p>HOSPITAL SANTA FILOMENA DE RIO</text:p>
            <text:p>CLA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ad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Rio Claro</text:p>
          </table:table-cell>
          <table:table-cell office:value-type="string" calcext:value-type="string">
            <text:p>RIO CLARO</text:p>
          </table:table-cell>
          <table:table-cell office:value-type="float" office:value="2082888" calcext:value-type="float">
            <text:p>2082888</text:p>
          </table:table-cell>
          <table:table-cell office:value-type="string" calcext:value-type="string">
            <text:p>SANTA CASA DE RIO CLA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RESIDENTE</text:p>
            <text:p>PRUDENTE</text:p>
          </table:table-cell>
          <table:table-cell office:value-type="string" calcext:value-type="string">
            <text:p>Alta Paulista</text:p>
          </table:table-cell>
          <table:table-cell office:value-type="string" calcext:value-type="string">
            <text:p>DRACENA</text:p>
          </table:table-cell>
          <table:table-cell office:value-type="float" office:value="2750988" calcext:value-type="float">
            <text:p>2750988</text:p>
          </table:table-cell>
          <table:table-cell office:value-type="string" calcext:value-type="string">
            <text:p>SANTA CASA DE DRACE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RESIDENTE</text:p>
            <text:p>PRUDENTE</text:p>
          </table:table-cell>
          <table:table-cell office:value-type="string" calcext:value-type="string">
            <text:p>Alta Paulista</text:p>
          </table:table-cell>
          <table:table-cell office:value-type="string" calcext:value-type="string">
            <text:p>JUNQUEIROPOLIS</text:p>
          </table:table-cell>
          <table:table-cell office:value-type="float" office:value="2751003" calcext:value-type="float">
            <text:p>2751003</text:p>
          </table:table-cell>
          <table:table-cell office:value-type="string" calcext:value-type="string">
            <text:p>SANTA CASA DE JUNQUEIROPO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RESIDENTE</text:p>
            <text:p>PRUDENTE</text:p>
          </table:table-cell>
          <table:table-cell office:value-type="string" calcext:value-type="string">
            <text:p>Alta Paulista</text:p>
          </table:table-cell>
          <table:table-cell office:value-type="string" calcext:value-type="string">
            <text:p>PANORAMA</text:p>
          </table:table-cell>
          <table:table-cell office:value-type="float" office:value="2079283" calcext:value-type="float">
            <text:p>2079283</text:p>
          </table:table-cell>
          <table:table-cell office:value-type="string" calcext:value-type="string">
            <text:p>SANTA CASA DE PANORA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RESIDENTE</text:p>
            <text:p>PRUDENTE</text:p>
          </table:table-cell>
          <table:table-cell office:value-type="string" calcext:value-type="string">
            <text:p>Alta Paulista</text:p>
          </table:table-cell>
          <table:table-cell office:value-type="string" calcext:value-type="string">
            <text:p>TUPI PAULISTA</text:p>
          </table:table-cell>
          <table:table-cell office:value-type="float" office:value="2081385" calcext:value-type="float">
            <text:p>2081385</text:p>
          </table:table-cell>
          <table:table-cell office:value-type="string" calcext:value-type="string">
            <text:p>SANTA CASA DE TUPI PAULIS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RESIDENTE</text:p>
            <text:p>PRUDENTE</text:p>
          </table:table-cell>
          <table:table-cell office:value-type="string" calcext:value-type="string">
            <text:p>Alta Sorocabana</text:p>
          </table:table-cell>
          <table:table-cell office:value-type="string" calcext:value-type="string">
            <text:p>ALVARES</text:p>
            <text:p>MACHADO</text:p>
          </table:table-cell>
          <table:table-cell office:value-type="float" office:value="2080508" calcext:value-type="float">
            <text:p>2080508</text:p>
          </table:table-cell>
          <table:table-cell office:value-type="string" calcext:value-type="string">
            <text:p>SANTA CASA DE ALVARES MACHA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RESIDENTE</text:p>
            <text:p>PRUDENTE</text:p>
          </table:table-cell>
          <table:table-cell office:value-type="string" calcext:value-type="string">
            <text:p>Alta Sorocabana</text:p>
          </table:table-cell>
          <table:table-cell office:value-type="string" calcext:value-type="string">
            <text:p>MARTINOPOLIS</text:p>
          </table:table-cell>
          <table:table-cell office:value-type="float" office:value="2751011" calcext:value-type="float">
            <text:p>2751011</text:p>
          </table:table-cell>
          <table:table-cell office:value-type="string" calcext:value-type="string">
            <text:p>SANTA CASA MISERICORDIA PADRE JOAO SCHNEIDER MARTINOPO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RESIDENTE</text:p>
            <text:p>PRUDENTE</text:p>
          </table:table-cell>
          <table:table-cell office:value-type="string" calcext:value-type="string">
            <text:p>Alta Sorocabana</text:p>
          </table:table-cell>
          <table:table-cell office:value-type="string" calcext:value-type="string">
            <text:p>PRESIDENTE</text:p>
            <text:p>BERNARDES</text:p>
          </table:table-cell>
          <table:table-cell office:value-type="float" office:value="2698374" calcext:value-type="float">
            <text:p>2698374</text:p>
          </table:table-cell>
          <table:table-cell office:value-type="string" calcext:value-type="string">
            <text:p>HOSPITAL DE MISERICORDIA NOSSA</text:p>
            <text:p>SENHORA APARECID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RESIDENTE</text:p>
            <text:p>PRUDENTE</text:p>
          </table:table-cell>
          <table:table-cell office:value-type="string" calcext:value-type="string">
            <text:p>Alta Sorocabana</text:p>
          </table:table-cell>
          <table:table-cell office:value-type="string" calcext:value-type="string">
            <text:p>PRESIDENTE</text:p>
            <text:p>PRUDENTE</text:p>
          </table:table-cell>
          <table:table-cell office:value-type="float" office:value="2058782" calcext:value-type="float">
            <text:p>2058782</text:p>
          </table:table-cell>
          <table:table-cell office:value-type="string" calcext:value-type="string">
            <text:p>HOSPITAL PSIQUIATRICO ESPIRITA</text:p>
            <text:p>BEZERRA DE MENEZES P PRUDEN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RESIDENTE</text:p>
            <text:p>PRUDENTE</text:p>
          </table:table-cell>
          <table:table-cell office:value-type="string" calcext:value-type="string">
            <text:p>Alta Sorocabana</text:p>
          </table:table-cell>
          <table:table-cell office:value-type="string" calcext:value-type="string">
            <text:p>PRESIDENTE PRUDENTE</text:p>
          </table:table-cell>
          <table:table-cell office:value-type="float" office:value="2750511" calcext:value-type="float">
            <text:p>2750511</text:p>
          </table:table-cell>
          <table:table-cell office:value-type="string" calcext:value-type="string">
            <text:p>HOSPITAL ESTADUAL DR ODILO ANTUNES DE SIQUEIRA P PRUDEN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RESIDENTE</text:p>
            <text:p>PRUDENTE</text:p>
          </table:table-cell>
          <table:table-cell office:value-type="string" calcext:value-type="string">
            <text:p>Alta Sorocabana</text:p>
          </table:table-cell>
          <table:table-cell office:value-type="string" calcext:value-type="string">
            <text:p>PRESIDENTE PRUDENTE</text:p>
          </table:table-cell>
          <table:table-cell office:value-type="float" office:value="2080532" calcext:value-type="float">
            <text:p>2080532</text:p>
          </table:table-cell>
          <table:table-cell office:value-type="string" calcext:value-type="string">
            <text:p>SANTA CASA HOSP DR ARISTOTELES OLIVEIRA MARTINS PRES PRUDEN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RESIDENTE</text:p>
            <text:p>PRUDENTE</text:p>
          </table:table-cell>
          <table:table-cell office:value-type="string" calcext:value-type="string">
            <text:p>Alta Sorocabana</text:p>
          </table:table-cell>
          <table:table-cell office:value-type="string" calcext:value-type="string">
            <text:p>PRESIDENTE PRUDENTE</text:p>
          </table:table-cell>
          <table:table-cell office:value-type="float" office:value="2755130" calcext:value-type="float">
            <text:p>2755130</text:p>
          </table:table-cell>
          <table:table-cell office:value-type="string" calcext:value-type="string">
            <text:p>HOSPITAL DOMINGOS LEONARDO CERAVOLO PRESIDENTE PRUDEN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RESIDENTE</text:p>
            <text:p>PRUDENTE</text:p>
          </table:table-cell>
          <table:table-cell office:value-type="string" calcext:value-type="string">
            <text:p>Alta Sorocabana</text:p>
          </table:table-cell>
          <table:table-cell office:value-type="string" calcext:value-type="string">
            <text:p>PRESIDENTE</text:p>
            <text:p>PRUDENTE</text:p>
          </table:table-cell>
          <table:table-cell office:value-type="float" office:value="7400926" calcext:value-type="float">
            <text:p>7400926</text:p>
          </table:table-cell>
          <table:table-cell office:value-type="string" calcext:value-type="string">
            <text:p>HOSPITAL REGIONAL DO CANC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RESIDENTE</text:p>
            <text:p>PRUDENTE</text:p>
          </table:table-cell>
          <table:table-cell office:value-type="string" calcext:value-type="string">
            <text:p>Alta Sorocabana</text:p>
          </table:table-cell>
          <table:table-cell office:value-type="string" calcext:value-type="string">
            <text:p>REGENTE FEIJO</text:p>
          </table:table-cell>
          <table:table-cell office:value-type="float" office:value="2080524" calcext:value-type="float">
            <text:p>2080524</text:p>
          </table:table-cell>
          <table:table-cell office:value-type="string" calcext:value-type="string">
            <text:p>HOSPITAL E MATERNIDADE REGIONAL</text:p>
            <text:p>REGENTE FEIJ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RESIDENTE</text:p>
            <text:p>PRUDENTE</text:p>
          </table:table-cell>
          <table:table-cell office:value-type="string" calcext:value-type="string">
            <text:p>Alta Sorocabana</text:p>
          </table:table-cell>
          <table:table-cell office:value-type="string" calcext:value-type="string">
            <text:p>SANTO</text:p>
            <text:p>ANASTACIO</text:p>
          </table:table-cell>
          <table:table-cell office:value-type="float" office:value="2751046" calcext:value-type="float">
            <text:p>2751046</text:p>
          </table:table-cell>
          <table:table-cell office:value-type="string" calcext:value-type="string">
            <text:p>SANTA CASA DE SANTO ANASTAC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RESIDENTE</text:p>
            <text:p>PRUDENTE</text:p>
          </table:table-cell>
          <table:table-cell office:value-type="string" calcext:value-type="string">
            <text:p>Alto Capivari</text:p>
          </table:table-cell>
          <table:table-cell office:value-type="string" calcext:value-type="string">
            <text:p>IEPE</text:p>
          </table:table-cell>
          <table:table-cell office:value-type="float" office:value="2750538" calcext:value-type="float">
            <text:p>2750538</text:p>
          </table:table-cell>
          <table:table-cell office:value-type="string" calcext:value-type="string">
            <text:p>HOSPITAL MUNICIPAL DE IE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RESIDENTE</text:p>
            <text:p>PRUDENTE</text:p>
          </table:table-cell>
          <table:table-cell office:value-type="string" calcext:value-type="string">
            <text:p>Alto Capivari</text:p>
          </table:table-cell>
          <table:table-cell office:value-type="string" calcext:value-type="string">
            <text:p>RANCHARIA</text:p>
          </table:table-cell>
          <table:table-cell office:value-type="float" office:value="2081873" calcext:value-type="float">
            <text:p>2081873</text:p>
          </table:table-cell>
          <table:table-cell office:value-type="string" calcext:value-type="string">
            <text:p>HOSPITAL E MATERNIDADE DE</text:p>
            <text:p>RANCHAR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RESIDENTE</text:p>
            <text:p>PRUDENTE</text:p>
          </table:table-cell>
          <table:table-cell office:value-type="string" calcext:value-type="string">
            <text:p>Extremo Oeste Paulista</text:p>
          </table:table-cell>
          <table:table-cell office:value-type="string" calcext:value-type="string">
            <text:p>PRESIDENTE</text:p>
            <text:p>EPITACIO</text:p>
          </table:table-cell>
          <table:table-cell office:value-type="float" office:value="2751038" calcext:value-type="float">
            <text:p>2751038</text:p>
          </table:table-cell>
          <table:table-cell office:value-type="string" calcext:value-type="string">
            <text:p>SANTA CASA DE PRESIDENTE EPITAC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RESIDENTE</text:p>
            <text:p>PRUDENTE</text:p>
          </table:table-cell>
          <table:table-cell office:value-type="string" calcext:value-type="string">
            <text:p>Extremo Oeste Paulista</text:p>
          </table:table-cell>
          <table:table-cell office:value-type="string" calcext:value-type="string">
            <text:p>PRESIDENTE</text:p>
            <text:p>VENCESLAU</text:p>
          </table:table-cell>
          <table:table-cell office:value-type="float" office:value="2078139" calcext:value-type="float">
            <text:p>2078139</text:p>
          </table:table-cell>
          <table:table-cell office:value-type="string" calcext:value-type="string">
            <text:p>SANTA CASA DE PRESIDENTE</text:p>
            <text:p>VENCESL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RESIDENTE</text:p>
            <text:p>PRUDENTE</text:p>
          </table:table-cell>
          <table:table-cell office:value-type="string" calcext:value-type="string">
            <text:p>Pontal do Paranapanema</text:p>
          </table:table-cell>
          <table:table-cell office:value-type="string" calcext:value-type="string">
            <text:p>ROSANA</text:p>
          </table:table-cell>
          <table:table-cell office:value-type="float" office:value="2750546" calcext:value-type="float">
            <text:p>2750546</text:p>
          </table:table-cell>
          <table:table-cell office:value-type="string" calcext:value-type="string">
            <text:p>HOSPITAL ESTADUAL PORTO</text:p>
            <text:p>PRIMAVERA ROSAN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RESIDENTE</text:p>
            <text:p>PRUDENTE</text:p>
          </table:table-cell>
          <table:table-cell office:value-type="string" calcext:value-type="string">
            <text:p>Pontal do Paranapanema</text:p>
          </table:table-cell>
          <table:table-cell office:value-type="string" calcext:value-type="string">
            <text:p>TEODORO</text:p>
            <text:p>SAMPAIO</text:p>
          </table:table-cell>
          <table:table-cell office:value-type="float" office:value="2028239" calcext:value-type="float">
            <text:p>2028239</text:p>
          </table:table-cell>
          <table:table-cell office:value-type="string" calcext:value-type="string">
            <text:p>HOSPITAL REGIONAL DE TEODORO</text:p>
            <text:p>SAMPA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EGISTRO</text:p>
          </table:table-cell>
          <table:table-cell office:value-type="string" calcext:value-type="string">
            <text:p>Vale do Ribeira</text:p>
          </table:table-cell>
          <table:table-cell office:value-type="string" calcext:value-type="string">
            <text:p>PARIQUERA-ACU</text:p>
          </table:table-cell>
          <table:table-cell office:value-type="float" office:value="2077434" calcext:value-type="float">
            <text:p>2077434</text:p>
          </table:table-cell>
          <table:table-cell office:value-type="string" calcext:value-type="string">
            <text:p>HOSPITAL DR LEOPOLDO BEVILACQU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-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EGISTRO</text:p>
          </table:table-cell>
          <table:table-cell office:value-type="string" calcext:value-type="string">
            <text:p>Vale do Ribeira</text:p>
          </table:table-cell>
          <table:table-cell office:value-type="string" calcext:value-type="string">
            <text:p>REGISTRO</text:p>
          </table:table-cell>
          <table:table-cell office:value-type="float" office:value="2079593" calcext:value-type="float">
            <text:p>2079593</text:p>
          </table:table-cell>
          <table:table-cell office:value-type="string" calcext:value-type="string">
            <text:p>HOSPITAL SAO JOAO REGISTR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EGISTRO</text:p>
          </table:table-cell>
          <table:table-cell office:value-type="string" calcext:value-type="string">
            <text:p>Vale do Ribeira</text:p>
          </table:table-cell>
          <table:table-cell office:value-type="string" calcext:value-type="string">
            <text:p>REGISTRO</text:p>
          </table:table-cell>
          <table:table-cell office:value-type="float" office:value="9556095" calcext:value-type="float">
            <text:p>9556095</text:p>
          </table:table-cell>
          <table:table-cell office:value-type="string" calcext:value-type="string">
            <text:p>HOSPITAL REGIONAL DE REGISTR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Aquifero Guarani</text:p>
          </table:table-cell>
          <table:table-cell office:value-type="string" calcext:value-type="string">
            <text:p>CRAVINHOS</text:p>
          </table:table-cell>
          <table:table-cell office:value-type="float" office:value="2079496" calcext:value-type="float">
            <text:p>2079496</text:p>
          </table:table-cell>
          <table:table-cell office:value-type="string" calcext:value-type="string">
            <text:p>SANTA CASA DE CRAVINH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Aquifero Guarani</text:p>
          </table:table-cell>
          <table:table-cell office:value-type="string" calcext:value-type="string">
            <text:p>RIBEIRAO PRETO</text:p>
          </table:table-cell>
          <table:table-cell office:value-type="float" office:value="2078031" calcext:value-type="float">
            <text:p>2078031</text:p>
          </table:table-cell>
          <table:table-cell office:value-type="string" calcext:value-type="string">
            <text:p>HOSPITAL SANTA TEREZA DE RIBEIRAO</text:p>
            <text:p>PRET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Aquifero Guarani</text:p>
          </table:table-cell>
          <table:table-cell office:value-type="string" calcext:value-type="string">
            <text:p>RIBEIRAO PRETO</text:p>
          </table:table-cell>
          <table:table-cell office:value-type="float" office:value="2079119" calcext:value-type="float">
            <text:p>2079119</text:p>
          </table:table-cell>
          <table:table-cell office:value-type="string" calcext:value-type="string">
            <text:p>CENTRO DE REF DA SAUDE DA</text:p>
            <text:p>MULHER DE R PRETO MAT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Aquifero Guarani</text:p>
          </table:table-cell>
          <table:table-cell office:value-type="string" calcext:value-type="string">
            <text:p>RIBEIRAO PRETO</text:p>
          </table:table-cell>
          <table:table-cell office:value-type="float" office:value="2079275" calcext:value-type="float">
            <text:p>2079275</text:p>
          </table:table-cell>
          <table:table-cell office:value-type="string" calcext:value-type="string">
            <text:p>HOSPITAL SAO FRANCISCO RIBEIRAO</text:p>
            <text:p>PRE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ado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Aquifero Guarani</text:p>
          </table:table-cell>
          <table:table-cell office:value-type="string" calcext:value-type="string">
            <text:p>RIBEIRAO PRETO</text:p>
          </table:table-cell>
          <table:table-cell office:value-type="float" office:value="2080400" calcext:value-type="float">
            <text:p>2080400</text:p>
          </table:table-cell>
          <table:table-cell office:value-type="string" calcext:value-type="string">
            <text:p>HOSPITAL IMACULADA CONCEICAO</text:p>
            <text:p>RIBEIRAO PRE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0 <text:s text:c="12"/>4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Aquifero Guarani</text:p>
          </table:table-cell>
          <table:table-cell office:value-type="string" calcext:value-type="string">
            <text:p>RIBEIRAO PRETO</text:p>
          </table:table-cell>
          <table:table-cell office:value-type="float" office:value="2081164" calcext:value-type="float">
            <text:p>2081164</text:p>
          </table:table-cell>
          <table:table-cell office:value-type="string" calcext:value-type="string">
            <text:p>HOSPITAL SANTA LYDIA RIBEIRAO</text:p>
            <text:p>PRE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Aquifero Guarani</text:p>
          </table:table-cell>
          <table:table-cell office:value-type="string" calcext:value-type="string">
            <text:p>RIBEIRAO PRETO</text:p>
          </table:table-cell>
          <table:table-cell office:value-type="float" office:value="2082187" calcext:value-type="float">
            <text:p>2082187</text:p>
          </table:table-cell>
          <table:table-cell office:value-type="string" calcext:value-type="string">
            <text:p>HOSPITAL DAS CLINICAS FAEPA</text:p>
            <text:p>RIBEIRAO PRET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Universitarios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Aquifero Guarani</text:p>
          </table:table-cell>
          <table:table-cell office:value-type="string" calcext:value-type="string">
            <text:p>RIBEIRAO PRETO</text:p>
          </table:table-cell>
          <table:table-cell office:value-type="float" office:value="2084414" calcext:value-type="float">
            <text:p>2084414</text:p>
          </table:table-cell>
          <table:table-cell office:value-type="string" calcext:value-type="string">
            <text:p>SANTA CASA DE RIBEIRAO PRE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-</text:p>
          </table:table-cell>
          <table:table-cell table:number-columns-repeated="997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Aquifero Guarani</text:p>
          </table:table-cell>
          <table:table-cell office:value-type="string" calcext:value-type="string">
            <text:p>RIBEIRAO PRETO</text:p>
          </table:table-cell>
          <table:table-cell office:value-type="float" office:value="3314766" calcext:value-type="float">
            <text:p>3314766</text:p>
          </table:table-cell>
          <table:table-cell office:value-type="string" calcext:value-type="string">
            <text:p>HOSPITAL ELECTRO BONINI RIBEIRAO</text:p>
            <text:p>PRE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Aquifero Guarani</text:p>
          </table:table-cell>
          <table:table-cell office:value-type="string" calcext:value-type="string">
            <text:p>RIBEIRAO PRETO</text:p>
          </table:table-cell>
          <table:table-cell office:value-type="float" office:value="5887623" calcext:value-type="float">
            <text:p>5887623</text:p>
          </table:table-cell>
          <table:table-cell office:value-type="string" calcext:value-type="string">
            <text:p>HOSPITAL ESTADUAL DE RIB PRETO DR CARLOS EDUARDO MARTINELL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Aquifero Guarani</text:p>
          </table:table-cell>
          <table:table-cell office:value-type="string" calcext:value-type="string">
            <text:p>RIBEIRAO PRETO</text:p>
          </table:table-cell>
          <table:table-cell office:value-type="float" office:value="7615280" calcext:value-type="float">
            <text:p>7615280</text:p>
          </table:table-cell>
          <table:table-cell office:value-type="string" calcext:value-type="string">
            <text:p>CANTINHO DO CEU RIBEIRAO PRE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Aquifero Guarani</text:p>
          </table:table-cell>
          <table:table-cell office:value-type="string" calcext:value-type="string">
            <text:p>SANTA RITA DO PASSA QUATRO</text:p>
          </table:table-cell>
          <table:table-cell office:value-type="float" office:value="2091275" calcext:value-type="float">
            <text:p>2091275</text:p>
          </table:table-cell>
          <table:table-cell office:value-type="string" calcext:value-type="string">
            <text:p>CAIS CENTRO ATENCAO INTEGRAL SAUDE SANTA RITA PASSA QUATR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Aquifero Guarani</text:p>
          </table:table-cell>
          <table:table-cell office:value-type="string" calcext:value-type="string">
            <text:p>SANTA RITA DO</text:p>
            <text:p>PASSA QUATRO</text:p>
          </table:table-cell>
          <table:table-cell office:value-type="float" office:value="2091267" calcext:value-type="float">
            <text:p>2091267</text:p>
          </table:table-cell>
          <table:table-cell office:value-type="string" calcext:value-type="string">
            <text:p>SANTA CASA SANTA RITA DO PASSA</text:p>
            <text:p>QUAT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Aquifero Guarani</text:p>
          </table:table-cell>
          <table:table-cell office:value-type="string" calcext:value-type="string">
            <text:p>SANTA ROSA DE</text:p>
            <text:p>VITERBO</text:p>
          </table:table-cell>
          <table:table-cell office:value-type="float" office:value="2746298" calcext:value-type="float">
            <text:p>2746298</text:p>
          </table:table-cell>
          <table:table-cell office:value-type="string" calcext:value-type="string">
            <text:p>SANTA CASA DE SANTA ROSA DE</text:p>
            <text:p>VITERB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Aquifero Guarani</text:p>
          </table:table-cell>
          <table:table-cell office:value-type="string" calcext:value-type="string">
            <text:p>SAO SIMAO</text:p>
          </table:table-cell>
          <table:table-cell office:value-type="float" office:value="2058243" calcext:value-type="float">
            <text:p>2058243</text:p>
          </table:table-cell>
          <table:table-cell office:value-type="string" calcext:value-type="string">
            <text:p>SANTA CASA DE MISERICORDIA DE</text:p>
            <text:p>SAO SIMA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Aquifero Guarani</text:p>
          </table:table-cell>
          <table:table-cell office:value-type="string" calcext:value-type="string">
            <text:p>SERRANA</text:p>
          </table:table-cell>
          <table:table-cell office:value-type="float" office:value="2079364" calcext:value-type="float">
            <text:p>2079364</text:p>
          </table:table-cell>
          <table:table-cell office:value-type="string" calcext:value-type="string">
            <text:p>SANTA CASA DE MISERICORDIA DE</text:p>
            <text:p>SERRA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Aquifero Guarani</text:p>
          </table:table-cell>
          <table:table-cell office:value-type="string" calcext:value-type="string">
            <text:p>SERRANA</text:p>
          </table:table-cell>
          <table:table-cell office:value-type="float" office:value="9773657" calcext:value-type="float">
            <text:p>9773657</text:p>
          </table:table-cell>
          <table:table-cell office:value-type="string" calcext:value-type="string">
            <text:p>HOSPITAL ESTADUAL DE SERRAN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Horizonte Verde</text:p>
          </table:table-cell>
          <table:table-cell office:value-type="string" calcext:value-type="string">
            <text:p>GUARIBA</text:p>
          </table:table-cell>
          <table:table-cell office:value-type="float" office:value="2026805" calcext:value-type="float">
            <text:p>2026805</text:p>
          </table:table-cell>
          <table:table-cell office:value-type="string" calcext:value-type="string">
            <text:p>SANTA CASA DE GUARIB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Horizonte Verde</text:p>
          </table:table-cell>
          <table:table-cell office:value-type="string" calcext:value-type="string">
            <text:p>JABOTICABAL</text:p>
          </table:table-cell>
          <table:table-cell office:value-type="float" office:value="2025477" calcext:value-type="float">
            <text:p>2025477</text:p>
          </table:table-cell>
          <table:table-cell office:value-type="string" calcext:value-type="string">
            <text:p>HOSPITAL E MATERNIDADE SANTA</text:p>
            <text:p>ISABEL DE JABOTICAB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Horizonte Verde</text:p>
          </table:table-cell>
          <table:table-cell office:value-type="string" calcext:value-type="string">
            <text:p>JABOTICABAL</text:p>
          </table:table-cell>
          <table:table-cell office:value-type="float" office:value="8005877" calcext:value-type="float">
            <text:p>8005877</text:p>
          </table:table-cell>
          <table:table-cell office:value-type="string" calcext:value-type="string">
            <text:p>HOSPITAL SAO MARCOS JABOTICAB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ado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Horizonte Verde</text:p>
          </table:table-cell>
          <table:table-cell office:value-type="string" calcext:value-type="string">
            <text:p>MONTE ALTO</text:p>
          </table:table-cell>
          <table:table-cell office:value-type="float" office:value="2028204" calcext:value-type="float">
            <text:p>2028204</text:p>
          </table:table-cell>
          <table:table-cell office:value-type="string" calcext:value-type="string">
            <text:p>SANTA CASA DE MONTE AL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Horizonte Verde</text:p>
          </table:table-cell>
          <table:table-cell office:value-type="string" calcext:value-type="string">
            <text:p>PITANGUEIRAS</text:p>
          </table:table-cell>
          <table:table-cell office:value-type="float" office:value="2089548" calcext:value-type="float">
            <text:p>2089548</text:p>
          </table:table-cell>
          <table:table-cell office:value-type="string" calcext:value-type="string">
            <text:p>SANTA CASA DE PITANGUEIR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Horizonte Verde</text:p>
          </table:table-cell>
          <table:table-cell office:value-type="string" calcext:value-type="string">
            <text:p>PONTAL</text:p>
          </table:table-cell>
          <table:table-cell office:value-type="float" office:value="2083493" calcext:value-type="float">
            <text:p>2083493</text:p>
          </table:table-cell>
          <table:table-cell office:value-type="string" calcext:value-type="string">
            <text:p>SANTA CASA DE PONT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Horizonte Verde</text:p>
          </table:table-cell>
          <table:table-cell office:value-type="string" calcext:value-type="string">
            <text:p>SERTAOZINHO</text:p>
          </table:table-cell>
          <table:table-cell office:value-type="float" office:value="2084171" calcext:value-type="float">
            <text:p>2084171</text:p>
          </table:table-cell>
          <table:table-cell office:value-type="string" calcext:value-type="string">
            <text:p>HOSPITAL E MATERNIDADE SAO JOSE</text:p>
            <text:p>SERTAOZINH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Vale das Cachoeiras</text:p>
          </table:table-cell>
          <table:table-cell office:value-type="string" calcext:value-type="string">
            <text:p>ALTINOPOLIS</text:p>
          </table:table-cell>
          <table:table-cell office:value-type="float" office:value="2716593" calcext:value-type="float">
            <text:p>2716593</text:p>
          </table:table-cell>
          <table:table-cell office:value-type="string" calcext:value-type="string">
            <text:p>HOSPITAL DE MISERICORDIA</text:p>
            <text:p>ALTINOPO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Vale das Cachoeiras</text:p>
          </table:table-cell>
          <table:table-cell office:value-type="string" calcext:value-type="string">
            <text:p>BATATAIS</text:p>
          </table:table-cell>
          <table:table-cell office:value-type="float" office:value="2082853" calcext:value-type="float">
            <text:p>2082853</text:p>
          </table:table-cell>
          <table:table-cell office:value-type="string" calcext:value-type="string">
            <text:p>HOSPITAL MAJOR ANTONIO CANDIDO</text:p>
            <text:p>BATATA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Vale das Cachoeiras</text:p>
          </table:table-cell>
          <table:table-cell office:value-type="string" calcext:value-type="string">
            <text:p>CAJURU</text:p>
          </table:table-cell>
          <table:table-cell office:value-type="float" office:value="2023016" calcext:value-type="float">
            <text:p>2023016</text:p>
          </table:table-cell>
          <table:table-cell office:value-type="string" calcext:value-type="string">
            <text:p>CASA DE CARIDADE SAO VICENTE DE</text:p>
            <text:p>PAULO CAJUR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Vale das Cachoeiras</text:p>
          </table:table-cell>
          <table:table-cell office:value-type="string" calcext:value-type="string">
            <text:p>SANTO ANTONIO DA ALEGRIA</text:p>
          </table:table-cell>
          <table:table-cell office:value-type="float" office:value="9208887" calcext:value-type="float">
            <text:p>9208887</text:p>
          </table:table-cell>
          <table:table-cell office:value-type="string" calcext:value-type="string">
            <text:p>HOSPITAL MUNICIPAL DE SANTO ANTONIO DA ALEGR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Baixa Mogiana</text:p>
          </table:table-cell>
          <table:table-cell office:value-type="string" calcext:value-type="string">
            <text:p>ITAPIRA</text:p>
          </table:table-cell>
          <table:table-cell office:value-type="float" office:value="2085143" calcext:value-type="float">
            <text:p>2085143</text:p>
          </table:table-cell>
          <table:table-cell office:value-type="string" calcext:value-type="string">
            <text:p>INSTITUTO AMERICO BAIRRAL DE</text:p>
            <text:p>PSIQUIATR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5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Baixa Mogiana</text:p>
          </table:table-cell>
          <table:table-cell office:value-type="string" calcext:value-type="string">
            <text:p>ITAPIRA</text:p>
          </table:table-cell>
          <table:table-cell office:value-type="float" office:value="110388" calcext:value-type="float">
            <text:p>110388</text:p>
          </table:table-cell>
          <table:table-cell office:value-type="string" calcext:value-type="string">
            <text:p>HOSPITAL DE CAMPANHA COVID 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Baixa Mogiana</text:p>
          </table:table-cell>
          <table:table-cell office:value-type="string" calcext:value-type="string">
            <text:p>ITAPIRA</text:p>
          </table:table-cell>
          <table:table-cell office:value-type="float" office:value="2081091" calcext:value-type="float">
            <text:p>2081091</text:p>
          </table:table-cell>
          <table:table-cell office:value-type="string" calcext:value-type="string">
            <text:p>HOSPITAL MUNICIPAL DE ITAPI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999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Baixa Mogiana</text:p>
          </table:table-cell>
          <table:table-cell office:value-type="string" calcext:value-type="string">
            <text:p>ITAPIRA</text:p>
          </table:table-cell>
          <table:table-cell office:value-type="float" office:value="2084287" calcext:value-type="float">
            <text:p>2084287</text:p>
          </table:table-cell>
          <table:table-cell office:value-type="string" calcext:value-type="string">
            <text:p>SANTA CASA DE MISERICORDIA DE</text:p>
            <text:p>ITAPI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Baixa Mogiana</text:p>
          </table:table-cell>
          <table:table-cell office:value-type="string" calcext:value-type="string">
            <text:p>MOGI GUACU</text:p>
          </table:table-cell>
          <table:table-cell office:value-type="float" office:value="2096463" calcext:value-type="float">
            <text:p>2096463</text:p>
          </table:table-cell>
          <table:table-cell office:value-type="string" calcext:value-type="string">
            <text:p>SANTA CASA DE MOGI GUAC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Baixa Mogiana</text:p>
          </table:table-cell>
          <table:table-cell office:value-type="string" calcext:value-type="string">
            <text:p>MOGI GUACU</text:p>
          </table:table-cell>
          <table:table-cell office:value-type="float" office:value="2096498" calcext:value-type="float">
            <text:p>2096498</text:p>
          </table:table-cell>
          <table:table-cell office:value-type="string" calcext:value-type="string">
            <text:p>HOSPITAL MUNICIPAL DR TABAJARA</text:p>
            <text:p>RAM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Baixa Mogiana</text:p>
          </table:table-cell>
          <table:table-cell office:value-type="string" calcext:value-type="string">
            <text:p>MOGI GUACU</text:p>
          </table:table-cell>
          <table:table-cell/>
          <table:table-cell office:value-type="string" calcext:value-type="string">
            <text:p>Hospital de Campanha SANTA MAR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table:number-columns-repeated="1011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Baixa Mogiana</text:p>
          </table:table-cell>
          <table:table-cell office:value-type="string" calcext:value-type="string">
            <text:p>MOJI MIRIM</text:p>
          </table:table-cell>
          <table:table-cell office:value-type="float" office:value="2079208" calcext:value-type="float">
            <text:p>2079208</text:p>
          </table:table-cell>
          <table:table-cell office:value-type="string" calcext:value-type="string">
            <text:p>LAR ESPIRITA MARIA DE NAZARE MOJI</text:p>
            <text:p>MIRI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5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Baixa Mogiana</text:p>
          </table:table-cell>
          <table:table-cell office:value-type="string" calcext:value-type="string">
            <text:p>MOJI MIRIM</text:p>
          </table:table-cell>
          <table:table-cell office:value-type="float" office:value="2088193" calcext:value-type="float">
            <text:p>2088193</text:p>
          </table:table-cell>
          <table:table-cell office:value-type="string" calcext:value-type="string">
            <text:p>IRMANDADE DA STA CASA DE MISERICORD DE MOGI MIRIM MOGI</text:p>
            <text:p>MIRI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Mantiqueira</text:p>
          </table:table-cell>
          <table:table-cell office:value-type="string" calcext:value-type="string">
            <text:p>ESPIRITO SANTO DO PINHAL</text:p>
          </table:table-cell>
          <table:table-cell office:value-type="float" office:value="2081563" calcext:value-type="float">
            <text:p>2081563</text:p>
          </table:table-cell>
          <table:table-cell office:value-type="string" calcext:value-type="string">
            <text:p>CLINICA DE REPOUSO SANTA ROSA ESPIRITO SANTO DO PINHA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ado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5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Mantiqueira</text:p>
          </table:table-cell>
          <table:table-cell office:value-type="string" calcext:value-type="string">
            <text:p>ESPIRITO SANTO DO PINHAL</text:p>
          </table:table-cell>
          <table:table-cell office:value-type="float" office:value="2084384" calcext:value-type="float">
            <text:p>2084384</text:p>
          </table:table-cell>
          <table:table-cell office:value-type="string" calcext:value-type="string">
            <text:p>INSTITUTO BEZERRA DE MENEZES ESPIRITO SANTO DO PINHA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5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Mantiqueira</text:p>
          </table:table-cell>
          <table:table-cell office:value-type="string" calcext:value-type="string">
            <text:p>ESPIRITO SANTO DO PINHAL</text:p>
          </table:table-cell>
          <table:table-cell office:value-type="float" office:value="2751623" calcext:value-type="float">
            <text:p>2751623</text:p>
          </table:table-cell>
          <table:table-cell office:value-type="string" calcext:value-type="string">
            <text:p>HOSPITAL FRANCISCO ROS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Mantiqueira</text:p>
          </table:table-cell>
          <table:table-cell office:value-type="string" calcext:value-type="string">
            <text:p>SANTA CRUZ DAS PALMEIRAS</text:p>
          </table:table-cell>
          <table:table-cell office:value-type="float" office:value="2080745" calcext:value-type="float">
            <text:p>2080745</text:p>
          </table:table-cell>
          <table:table-cell office:value-type="string" calcext:value-type="string">
            <text:p>SANTA CASA DE SANTA CRUZ DAS PALMEIR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Mantiqueira</text:p>
          </table:table-cell>
          <table:table-cell office:value-type="string" calcext:value-type="string">
            <text:p>SAO JOAO DA BOA VISTA</text:p>
          </table:table-cell>
          <table:table-cell office:value-type="float" office:value="2084228" calcext:value-type="float">
            <text:p>2084228</text:p>
          </table:table-cell>
          <table:table-cell office:value-type="string" calcext:value-type="string">
            <text:p>SANTA CASA DE MISERICORDIA DONA CAROLINA MALHEIROS SJB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Mantiqueira</text:p>
          </table:table-cell>
          <table:table-cell office:value-type="string" calcext:value-type="string">
            <text:p>TAMBAU</text:p>
          </table:table-cell>
          <table:table-cell office:value-type="float" office:value="2749149" calcext:value-type="float">
            <text:p>2749149</text:p>
          </table:table-cell>
          <table:table-cell office:value-type="string" calcext:value-type="string">
            <text:p>SANTA CASA DE MISERICORDIA DE</text:p>
            <text:p>TAMBA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Mantiqueira</text:p>
          </table:table-cell>
          <table:table-cell office:value-type="string" calcext:value-type="string">
            <text:p>VARGEM GRANDE DO SUL</text:p>
          </table:table-cell>
          <table:table-cell office:value-type="float" office:value="2081903" calcext:value-type="float">
            <text:p>2081903</text:p>
          </table:table-cell>
          <table:table-cell office:value-type="string" calcext:value-type="string">
            <text:p>HOSPITAL DE CARIDADE DE VARGEM GRANDE DO S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Rio Pardo</text:p>
          </table:table-cell>
          <table:table-cell office:value-type="string" calcext:value-type="string">
            <text:p>CACONDE</text:p>
          </table:table-cell>
          <table:table-cell office:value-type="float" office:value="2080222" calcext:value-type="float">
            <text:p>2080222</text:p>
          </table:table-cell>
          <table:table-cell office:value-type="string" calcext:value-type="string">
            <text:p>SANTA CASA DE CACOND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Rio Pardo</text:p>
          </table:table-cell>
          <table:table-cell office:value-type="string" calcext:value-type="string">
            <text:p>CASA BRANCA</text:p>
          </table:table-cell>
          <table:table-cell office:value-type="float" office:value="2749033" calcext:value-type="float">
            <text:p>2749033</text:p>
          </table:table-cell>
          <table:table-cell office:value-type="string" calcext:value-type="string">
            <text:p>CENTRO DE REABILITACAO DE CASA</text:p>
            <text:p>BRANC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Rio Pardo</text:p>
          </table:table-cell>
          <table:table-cell office:value-type="string" calcext:value-type="string">
            <text:p>CASA BRANCA</text:p>
          </table:table-cell>
          <table:table-cell office:value-type="float" office:value="2082306" calcext:value-type="float">
            <text:p>2082306</text:p>
          </table:table-cell>
          <table:table-cell office:value-type="string" calcext:value-type="string">
            <text:p>SANTA CASA DE CASA BRANC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Rio Pardo</text:p>
          </table:table-cell>
          <table:table-cell office:value-type="string" calcext:value-type="string">
            <text:p>DIVINOLANDIA</text:p>
          </table:table-cell>
          <table:table-cell office:value-type="float" office:value="2082810" calcext:value-type="float">
            <text:p>2082810</text:p>
          </table:table-cell>
          <table:table-cell office:value-type="string" calcext:value-type="string">
            <text:p>CONDERG HOSPITAL REGIONAL DE</text:p>
            <text:p>DIVINOLAND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Rio Pardo</text:p>
          </table:table-cell>
          <table:table-cell office:value-type="string" calcext:value-type="string">
            <text:p>MOCOCA</text:p>
          </table:table-cell>
          <table:table-cell office:value-type="float" office:value="2705222" calcext:value-type="float">
            <text:p>2705222</text:p>
          </table:table-cell>
          <table:table-cell office:value-type="string" calcext:value-type="string">
            <text:p>SANTA CASA DE MOCOCA MOCOC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Rio Pardo</text:p>
          </table:table-cell>
          <table:table-cell office:value-type="string" calcext:value-type="string">
            <text:p>SAO JOSE DO RIO</text:p>
            <text:p>PARDO</text:p>
          </table:table-cell>
          <table:table-cell office:value-type="float" office:value="2080923" calcext:value-type="float">
            <text:p>2080923</text:p>
          </table:table-cell>
          <table:table-cell office:value-type="string" calcext:value-type="string">
            <text:p>HOSPITAL SAO VICEN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Rio Pardo</text:p>
          </table:table-cell>
          <table:table-cell office:value-type="string" calcext:value-type="string">
            <text:p>SAO SEBASTIAO</text:p>
            <text:p>DA GRAMA</text:p>
          </table:table-cell>
          <table:table-cell office:value-type="float" office:value="2082284" calcext:value-type="float">
            <text:p>2082284</text:p>
          </table:table-cell>
          <table:table-cell office:value-type="string" calcext:value-type="string">
            <text:p>SANTA CASA DE GRA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S. JOÃO B. VISTA</text:p>
          </table:table-cell>
          <table:table-cell office:value-type="string" calcext:value-type="string">
            <text:p>Rio Pardo</text:p>
          </table:table-cell>
          <table:table-cell office:value-type="string" calcext:value-type="string">
            <text:p>TAPIRATIBA</text:p>
          </table:table-cell>
          <table:table-cell office:value-type="float" office:value="2081598" calcext:value-type="float">
            <text:p>2081598</text:p>
          </table:table-cell>
          <table:table-cell office:value-type="string" calcext:value-type="string">
            <text:p>SANTA CASA DE MISERICORDIA SAO</text:p>
            <text:p>LUC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Catanduva</text:p>
          </table:table-cell>
          <table:table-cell office:value-type="string" calcext:value-type="string">
            <text:p>CATANDUVA</text:p>
          </table:table-cell>
          <table:table-cell office:value-type="float" office:value="2089327" calcext:value-type="float">
            <text:p>2089327</text:p>
          </table:table-cell>
          <table:table-cell office:value-type="string" calcext:value-type="string">
            <text:p>HOSPITAL PADRE ALBINO CATANDUV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Catanduva</text:p>
          </table:table-cell>
          <table:table-cell office:value-type="string" calcext:value-type="string">
            <text:p>CATANDUVA</text:p>
          </table:table-cell>
          <table:table-cell office:value-type="float" office:value="2089335" calcext:value-type="float">
            <text:p>2089335</text:p>
          </table:table-cell>
          <table:table-cell office:value-type="string" calcext:value-type="string">
            <text:p>HOSP ESCOLA EMILIO CARLOS</text:p>
            <text:p>CATANDUV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Catanduva</text:p>
          </table:table-cell>
          <table:table-cell office:value-type="string" calcext:value-type="string">
            <text:p>ITAJOBI</text:p>
          </table:table-cell>
          <table:table-cell office:value-type="float" office:value="2080826" calcext:value-type="float">
            <text:p>2080826</text:p>
          </table:table-cell>
          <table:table-cell office:value-type="string" calcext:value-type="string">
            <text:p>HOSPITAL SAO JOSE DE ITAJOB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Catanduva</text:p>
          </table:table-cell>
          <table:table-cell office:value-type="string" calcext:value-type="string">
            <text:p>NOVO</text:p>
            <text:p>HORIZONTE</text:p>
          </table:table-cell>
          <table:table-cell office:value-type="float" office:value="2088487" calcext:value-type="float">
            <text:p>2088487</text:p>
          </table:table-cell>
          <table:table-cell office:value-type="string" calcext:value-type="string">
            <text:p>SANTA CASA DE NOVO HORIZON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Catanduva</text:p>
          </table:table-cell>
          <table:table-cell office:value-type="string" calcext:value-type="string">
            <text:p>PIRANGI</text:p>
          </table:table-cell>
          <table:table-cell office:value-type="float" office:value="2079909" calcext:value-type="float">
            <text:p>2079909</text:p>
          </table:table-cell>
          <table:table-cell office:value-type="string" calcext:value-type="string">
            <text:p>HOSP BENEFICENTE DE PIRANG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Catanduva</text:p>
          </table:table-cell>
          <table:table-cell office:value-type="string" calcext:value-type="string">
            <text:p>SANTA ADELIA</text:p>
          </table:table-cell>
          <table:table-cell office:value-type="float" office:value="2079550" calcext:value-type="float">
            <text:p>2079550</text:p>
          </table:table-cell>
          <table:table-cell office:value-type="string" calcext:value-type="string">
            <text:p>SANTA CASA DE SANTA ADEL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Catanduva</text:p>
          </table:table-cell>
          <table:table-cell office:value-type="string" calcext:value-type="string">
            <text:p>URUPES</text:p>
          </table:table-cell>
          <table:table-cell office:value-type="float" office:value="2081342" calcext:value-type="float">
            <text:p>2081342</text:p>
          </table:table-cell>
          <table:table-cell office:value-type="string" calcext:value-type="string">
            <text:p>HOSPITAL SAO LOUREN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Fernandopolis</text:p>
          </table:table-cell>
          <table:table-cell office:value-type="string" calcext:value-type="string">
            <text:p>ESTRELA D'OESTE</text:p>
          </table:table-cell>
          <table:table-cell office:value-type="float" office:value="2080966" calcext:value-type="float">
            <text:p>2080966</text:p>
          </table:table-cell>
          <table:table-cell office:value-type="string" calcext:value-type="string">
            <text:p>SANTA CASA DE ESTRELA DOES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Fernandopolis</text:p>
          </table:table-cell>
          <table:table-cell office:value-type="string" calcext:value-type="string">
            <text:p>FERNANDOPOLIS</text:p>
          </table:table-cell>
          <table:table-cell office:value-type="float" office:value="2093324" calcext:value-type="float">
            <text:p>2093324</text:p>
          </table:table-cell>
          <table:table-cell office:value-type="string" calcext:value-type="string">
            <text:p>SANTA CASA DE FERNANDOPOLI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Fernandopolis</text:p>
          </table:table-cell>
          <table:table-cell office:value-type="string" calcext:value-type="string">
            <text:p>INDIAPORA</text:p>
          </table:table-cell>
          <table:table-cell office:value-type="float" office:value="2080362" calcext:value-type="float">
            <text:p>2080362</text:p>
          </table:table-cell>
          <table:table-cell office:value-type="string" calcext:value-type="string">
            <text:p>CASA DE SAUDE DE INDIAPO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Fernandopolis</text:p>
          </table:table-cell>
          <table:table-cell office:value-type="string" calcext:value-type="string">
            <text:p>OUROESTE</text:p>
          </table:table-cell>
          <table:table-cell office:value-type="float" office:value="2716291" calcext:value-type="float">
            <text:p>2716291</text:p>
          </table:table-cell>
          <table:table-cell office:value-type="string" calcext:value-type="string">
            <text:p>HOSPITAL JOAO VELLOS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Fernandopolis</text:p>
          </table:table-cell>
          <table:table-cell office:value-type="string" calcext:value-type="string">
            <text:p>POPULINA</text:p>
          </table:table-cell>
          <table:table-cell office:value-type="float" office:value="2080109" calcext:value-type="float">
            <text:p>2080109</text:p>
          </table:table-cell>
          <table:table-cell office:value-type="string" calcext:value-type="string">
            <text:p>SANTA CASA DE POPUL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Jales</text:p>
          </table:table-cell>
          <table:table-cell office:value-type="string" calcext:value-type="string">
            <text:p>APARECIDA</text:p>
            <text:p>D'OESTE</text:p>
          </table:table-cell>
          <table:table-cell office:value-type="float" office:value="2078937" calcext:value-type="float">
            <text:p>2078937</text:p>
          </table:table-cell>
          <table:table-cell office:value-type="string" calcext:value-type="string">
            <text:p>SANTA CASA DE APARECIDA DOES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Jales</text:p>
          </table:table-cell>
          <table:table-cell office:value-type="string" calcext:value-type="string">
            <text:p>JALES</text:p>
          </table:table-cell>
          <table:table-cell office:value-type="float" office:value="7066376" calcext:value-type="float">
            <text:p>7066376</text:p>
          </table:table-cell>
          <table:table-cell office:value-type="string" calcext:value-type="string">
            <text:p>HOSPITAL DE AMOR JAL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Jales</text:p>
          </table:table-cell>
          <table:table-cell office:value-type="string" calcext:value-type="string">
            <text:p>JALES</text:p>
          </table:table-cell>
          <table:table-cell office:value-type="float" office:value="2079895" calcext:value-type="float">
            <text:p>2079895</text:p>
          </table:table-cell>
          <table:table-cell office:value-type="string" calcext:value-type="string">
            <text:p>SANTA CASA DE MISERICORDIA DE</text:p>
            <text:p>JAL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Jales</text:p>
          </table:table-cell>
          <table:table-cell office:value-type="string" calcext:value-type="string">
            <text:p>PALMEIRA</text:p>
            <text:p>D'OESTE</text:p>
          </table:table-cell>
          <table:table-cell office:value-type="float" office:value="2079291" calcext:value-type="float">
            <text:p>2079291</text:p>
          </table:table-cell>
          <table:table-cell office:value-type="string" calcext:value-type="string">
            <text:p>SANTA CASA DE PALMEIRA DOES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Jales</text:p>
          </table:table-cell>
          <table:table-cell office:value-type="string" calcext:value-type="string">
            <text:p>URANIA</text:p>
          </table:table-cell>
          <table:table-cell office:value-type="float" office:value="2079968" calcext:value-type="float">
            <text:p>2079968</text:p>
          </table:table-cell>
          <table:table-cell office:value-type="string" calcext:value-type="string">
            <text:p>SANTA CASA DE URAN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Jose Bonifacio</text:p>
          </table:table-cell>
          <table:table-cell office:value-type="string" calcext:value-type="string">
            <text:p>JACI</text:p>
          </table:table-cell>
          <table:table-cell office:value-type="float" office:value="2081466" calcext:value-type="float">
            <text:p>2081466</text:p>
          </table:table-cell>
          <table:table-cell office:value-type="string" calcext:value-type="string">
            <text:p>HOSPITAL NOSSA SENHORA DA DIVINA</text:p>
            <text:p>PROVIDENC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Jose Bonifacio</text:p>
          </table:table-cell>
          <table:table-cell office:value-type="string" calcext:value-type="string">
            <text:p>JOSE BONIFACIO</text:p>
          </table:table-cell>
          <table:table-cell office:value-type="float" office:value="2080095" calcext:value-type="float">
            <text:p>2080095</text:p>
          </table:table-cell>
          <table:table-cell office:value-type="string" calcext:value-type="string">
            <text:p>SANTA CASA DE JOSE BONIFACI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Jose Bonifacio</text:p>
          </table:table-cell>
          <table:table-cell office:value-type="string" calcext:value-type="string">
            <text:p>MONTE</text:p>
            <text:p>APRAZIVEL</text:p>
          </table:table-cell>
          <table:table-cell office:value-type="float" office:value="2082667" calcext:value-type="float">
            <text:p>2082667</text:p>
          </table:table-cell>
          <table:table-cell office:value-type="string" calcext:value-type="string">
            <text:p>SANTA CASA DE MONTE APRAZIVE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Santa Fe do Sul</text:p>
          </table:table-cell>
          <table:table-cell office:value-type="string" calcext:value-type="string">
            <text:p>SANTA FE DO SUL</text:p>
          </table:table-cell>
          <table:table-cell office:value-type="float" office:value="2093332" calcext:value-type="float">
            <text:p>2093332</text:p>
          </table:table-cell>
          <table:table-cell office:value-type="string" calcext:value-type="string">
            <text:p>SANTA CASA DE SANTA FE DO S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Sao Jose do Rio Preto</text:p>
          </table:table-cell>
          <table:table-cell office:value-type="string" calcext:value-type="string">
            <text:p>IBIRA</text:p>
          </table:table-cell>
          <table:table-cell office:value-type="float" office:value="2082551" calcext:value-type="float">
            <text:p>2082551</text:p>
          </table:table-cell>
          <table:table-cell office:value-type="string" calcext:value-type="string">
            <text:p>SANTA CASA DE IBI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Sao Jose do Rio Preto</text:p>
          </table:table-cell>
          <table:table-cell office:value-type="string" calcext:value-type="string">
            <text:p>MIRASSOL</text:p>
          </table:table-cell>
          <table:table-cell office:value-type="float" office:value="2716275" calcext:value-type="float">
            <text:p>2716275</text:p>
          </table:table-cell>
          <table:table-cell office:value-type="string" calcext:value-type="string">
            <text:p>HOSP E MAT MAE DIV AMOR PROV</text:p>
            <text:p>DEUS MIRASS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Sao Jose do Rio Preto</text:p>
          </table:table-cell>
          <table:table-cell office:value-type="string" calcext:value-type="string">
            <text:p>NEVES PAULISTA</text:p>
          </table:table-cell>
          <table:table-cell office:value-type="float" office:value="2079682" calcext:value-type="float">
            <text:p>2079682</text:p>
          </table:table-cell>
          <table:table-cell office:value-type="string" calcext:value-type="string">
            <text:p>SANTA CASA DE NEVES PAULIS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Sao Jose do Rio Preto</text:p>
          </table:table-cell>
          <table:table-cell office:value-type="string" calcext:value-type="string">
            <text:p>NOVA GRANADA</text:p>
          </table:table-cell>
          <table:table-cell office:value-type="float" office:value="2082659" calcext:value-type="float">
            <text:p>2082659</text:p>
          </table:table-cell>
          <table:table-cell office:value-type="string" calcext:value-type="string">
            <text:p>SANTA CASA DE NOVA GRANAD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Sao Jose do Rio Preto</text:p>
          </table:table-cell>
          <table:table-cell office:value-type="string" calcext:value-type="string">
            <text:p>PAULO DE FARIA</text:p>
          </table:table-cell>
          <table:table-cell office:value-type="float" office:value="2080869" calcext:value-type="float">
            <text:p>2080869</text:p>
          </table:table-cell>
          <table:table-cell office:value-type="string" calcext:value-type="string">
            <text:p>SANTA CASA DE PAULO DE FAR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Sao Jose do Rio Preto</text:p>
          </table:table-cell>
          <table:table-cell office:value-type="string" calcext:value-type="string">
            <text:p>POTIRENDABA</text:p>
          </table:table-cell>
          <table:table-cell office:value-type="float" office:value="2096617" calcext:value-type="float">
            <text:p>2096617</text:p>
          </table:table-cell>
          <table:table-cell office:value-type="string" calcext:value-type="string">
            <text:p>HOSPITAL ASSISTENCIAL MARIA</text:p>
            <text:p>CAVALOTTI NEVES POTIRENDAB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Sao Jose do Rio Preto</text:p>
          </table:table-cell>
          <table:table-cell office:value-type="string" calcext:value-type="string">
            <text:p>SAO JOSE DO RIO</text:p>
            <text:p>PRETO</text:p>
          </table:table-cell>
          <table:table-cell office:value-type="float" office:value="2077396" calcext:value-type="float">
            <text:p>2077396</text:p>
          </table:table-cell>
          <table:table-cell office:value-type="string" calcext:value-type="string">
            <text:p>HOSPITAL DE BASE DE SAO JOSE DO</text:p>
            <text:p>RIO PRET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Universitarios</text:p>
          </table:table-cell>
          <table:table-cell office:value-type="float" office:value="456" calcext:value-type="float">
            <text:p>456</text:p>
          </table:table-cell>
          <table:table-cell office:value-type="float" office:value="174" calcext:value-type="float">
            <text:p>174</text:p>
          </table:table-cell>
          <table:table-cell office:value-type="float" office:value="103" calcext:value-type="float">
            <text:p>103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997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Sao Jose do Rio Preto</text:p>
          </table:table-cell>
          <table:table-cell office:value-type="string" calcext:value-type="string">
            <text:p>SAO JOSE DO RIO</text:p>
            <text:p>PRETO</text:p>
          </table:table-cell>
          <table:table-cell office:value-type="float" office:value="2097613" calcext:value-type="float">
            <text:p>2097613</text:p>
          </table:table-cell>
          <table:table-cell office:value-type="string" calcext:value-type="string">
            <text:p>HOSPITAL INFANTE D HENRIQU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Sao Jose do Rio Preto</text:p>
          </table:table-cell>
          <table:table-cell office:value-type="string" calcext:value-type="string">
            <text:p>SAO JOSE DO RIO</text:p>
            <text:p>PRETO</text:p>
          </table:table-cell>
          <table:table-cell office:value-type="float" office:value="2798298" calcext:value-type="float">
            <text:p>2798298</text:p>
          </table:table-cell>
          <table:table-cell office:value-type="string" calcext:value-type="string">
            <text:p>SANTA CASA DE MISERICORDIA DE</text:p>
            <text:p>SAO JOSE DO RIO PRE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Sao Jose do Rio Preto</text:p>
          </table:table-cell>
          <table:table-cell office:value-type="string" calcext:value-type="string">
            <text:p>SAO JOSE DO RIO</text:p>
            <text:p>PRETO</text:p>
          </table:table-cell>
          <table:table-cell office:value-type="float" office:value="6236596" calcext:value-type="float">
            <text:p>6236596</text:p>
          </table:table-cell>
          <table:table-cell office:value-type="string" calcext:value-type="string">
            <text:p>HOSPITAL ESTADUAL JOAO PAULO II</text:p>
            <text:p>SAO JOSE DO RIO PRET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Sao Jose do Rio Preto</text:p>
          </table:table-cell>
          <table:table-cell office:value-type="string" calcext:value-type="string">
            <text:p>TANABI</text:p>
          </table:table-cell>
          <table:table-cell office:value-type="float" office:value="2079356" calcext:value-type="float">
            <text:p>2079356</text:p>
          </table:table-cell>
          <table:table-cell office:value-type="string" calcext:value-type="string">
            <text:p>SANTA CASA DE TANAB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Votuporanga</text:p>
          </table:table-cell>
          <table:table-cell office:value-type="string" calcext:value-type="string">
            <text:p>CARDOSO</text:p>
          </table:table-cell>
          <table:table-cell office:value-type="float" office:value="2082071" calcext:value-type="float">
            <text:p>2082071</text:p>
          </table:table-cell>
          <table:table-cell office:value-type="string" calcext:value-type="string">
            <text:p>SANTA CASA DE CARDOS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Votuporanga</text:p>
          </table:table-cell>
          <table:table-cell office:value-type="string" calcext:value-type="string">
            <text:p>GENERAL</text:p>
            <text:p>SALGADO</text:p>
          </table:table-cell>
          <table:table-cell office:value-type="float" office:value="2081652" calcext:value-type="float">
            <text:p>2081652</text:p>
          </table:table-cell>
          <table:table-cell office:value-type="string" calcext:value-type="string">
            <text:p>SANTA CASA DE GENERAL SALGA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Votuporanga</text:p>
          </table:table-cell>
          <table:table-cell office:value-type="string" calcext:value-type="string">
            <text:p>MACAUBAL</text:p>
          </table:table-cell>
          <table:table-cell office:value-type="float" office:value="2081792" calcext:value-type="float">
            <text:p>2081792</text:p>
          </table:table-cell>
          <table:table-cell office:value-type="string" calcext:value-type="string">
            <text:p>SANTA CASA DE MACAUB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Votuporanga</text:p>
          </table:table-cell>
          <table:table-cell office:value-type="string" calcext:value-type="string">
            <text:p>NHANDEARA</text:p>
          </table:table-cell>
          <table:table-cell office:value-type="float" office:value="2093405" calcext:value-type="float">
            <text:p>2093405</text:p>
          </table:table-cell>
          <table:table-cell office:value-type="string" calcext:value-type="string">
            <text:p>INAMEX NHANDEA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Votuporanga</text:p>
          </table:table-cell>
          <table:table-cell office:value-type="string" calcext:value-type="string">
            <text:p>NHANDEARA</text:p>
          </table:table-cell>
          <table:table-cell office:value-type="float" office:value="2093502" calcext:value-type="float">
            <text:p>2093502</text:p>
          </table:table-cell>
          <table:table-cell office:value-type="string" calcext:value-type="string">
            <text:p>HOSPITAL SAO DOMINGOS NA PROV</text:p>
            <text:p>DE DEUS NHANDEA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Votuporanga</text:p>
          </table:table-cell>
          <table:table-cell office:value-type="string" calcext:value-type="string">
            <text:p>RIOLANDIA</text:p>
          </table:table-cell>
          <table:table-cell office:value-type="float" office:value="2081571" calcext:value-type="float">
            <text:p>2081571</text:p>
          </table:table-cell>
          <table:table-cell office:value-type="string" calcext:value-type="string">
            <text:p>SANTA CASA DE RIOLAND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. JOSÉ R. PRETO</text:p>
          </table:table-cell>
          <table:table-cell office:value-type="string" calcext:value-type="string">
            <text:p>Votuporanga</text:p>
          </table:table-cell>
          <table:table-cell office:value-type="string" calcext:value-type="string">
            <text:p>VOTUPORANGA</text:p>
          </table:table-cell>
          <table:table-cell office:value-type="float" office:value="2081377" calcext:value-type="float">
            <text:p>2081377</text:p>
          </table:table-cell>
          <table:table-cell office:value-type="string" calcext:value-type="string">
            <text:p>SANTA CASA DE VOTUPORANG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Itapetininga</text:p>
          </table:table-cell>
          <table:table-cell office:value-type="string" calcext:value-type="string">
            <text:p>ANGATUBA</text:p>
          </table:table-cell>
          <table:table-cell office:value-type="float" office:value="2082748" calcext:value-type="float">
            <text:p>2082748</text:p>
          </table:table-cell>
          <table:table-cell office:value-type="string" calcext:value-type="string">
            <text:p>HOSPITAL ANGATUB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Itapetininga</text:p>
          </table:table-cell>
          <table:table-cell office:value-type="string" calcext:value-type="string">
            <text:p>CAPAO BONITO</text:p>
          </table:table-cell>
          <table:table-cell office:value-type="float" office:value="2079097" calcext:value-type="float">
            <text:p>2079097</text:p>
          </table:table-cell>
          <table:table-cell office:value-type="string" calcext:value-type="string">
            <text:p>SANTA CASA DE CAPAO BONI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Itapetininga</text:p>
          </table:table-cell>
          <table:table-cell office:value-type="string" calcext:value-type="string">
            <text:p>CERQUILHO</text:p>
          </table:table-cell>
          <table:table-cell office:value-type="float" office:value="2751569" calcext:value-type="float">
            <text:p>2751569</text:p>
          </table:table-cell>
          <table:table-cell office:value-type="string" calcext:value-type="string">
            <text:p>SANTA CASA DE MISERICORDIA DE</text:p>
            <text:p>CERQUILH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Itapetininga</text:p>
          </table:table-cell>
          <table:table-cell office:value-type="string" calcext:value-type="string">
            <text:p>CESARIO LANGE</text:p>
          </table:table-cell>
          <table:table-cell office:value-type="float" office:value="2082780" calcext:value-type="float">
            <text:p>2082780</text:p>
          </table:table-cell>
          <table:table-cell office:value-type="string" calcext:value-type="string">
            <text:p>BENEFICENCIA HOSPITALAR DE</text:p>
            <text:p>CESARIO LANG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Itapetininga</text:p>
          </table:table-cell>
          <table:table-cell office:value-type="string" calcext:value-type="string">
            <text:p>ITAPETININGA</text:p>
          </table:table-cell>
          <table:table-cell office:value-type="float" office:value="3139050" calcext:value-type="float">
            <text:p>3139050</text:p>
          </table:table-cell>
          <table:table-cell office:value-type="string" calcext:value-type="string">
            <text:p>HOSPITAL DR LEO ORSI BERNARDES</text:p>
            <text:p>ITAPETININ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46" calcext:value-type="float">
            <text:p>4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Itapetininga</text:p>
          </table:table-cell>
          <table:table-cell office:value-type="string" calcext:value-type="string">
            <text:p>SAO MIGUEL</text:p>
            <text:p>ARCANJO</text:p>
          </table:table-cell>
          <table:table-cell office:value-type="float" office:value="7320175" calcext:value-type="float">
            <text:p>7320175</text:p>
          </table:table-cell>
          <table:table-cell office:value-type="string" calcext:value-type="string">
            <text:p>HOSPITAL SAO MIGUEL ARCANJ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Itapetininga</text:p>
          </table:table-cell>
          <table:table-cell office:value-type="string" calcext:value-type="string">
            <text:p>TATUI</text:p>
          </table:table-cell>
          <table:table-cell office:value-type="float" office:value="2079135" calcext:value-type="float">
            <text:p>2079135</text:p>
          </table:table-cell>
          <table:table-cell office:value-type="string" calcext:value-type="string">
            <text:p>SANTA CASA DE MISERICORDIA DE</text:p>
            <text:p>TATU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Itapeva</text:p>
          </table:table-cell>
          <table:table-cell office:value-type="string" calcext:value-type="string">
            <text:p>APIAI</text:p>
          </table:table-cell>
          <table:table-cell office:value-type="float" office:value="2082098" calcext:value-type="float">
            <text:p>2082098</text:p>
          </table:table-cell>
          <table:table-cell office:value-type="string" calcext:value-type="string">
            <text:p>HOSPITAL DR ADHEMAR DE BARROS</text:p>
            <text:p>APIA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Itapeva</text:p>
          </table:table-cell>
          <table:table-cell office:value-type="string" calcext:value-type="string">
            <text:p>GUAPIARA</text:p>
          </table:table-cell>
          <table:table-cell office:value-type="float" office:value="2083264" calcext:value-type="float">
            <text:p>2083264</text:p>
          </table:table-cell>
          <table:table-cell office:value-type="string" calcext:value-type="string">
            <text:p>HOSPITAL MUNICIPAL JOAQUIM</text:p>
            <text:p>RAIMUNDO GOMES GUAPIA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Itapeva</text:p>
          </table:table-cell>
          <table:table-cell office:value-type="string" calcext:value-type="string">
            <text:p>ITABERA</text:p>
          </table:table-cell>
          <table:table-cell office:value-type="float" office:value="7603274" calcext:value-type="float">
            <text:p>7603274</text:p>
          </table:table-cell>
          <table:table-cell office:value-type="string" calcext:value-type="string">
            <text:p>HOSPITAL MUNICIPAL SAO JO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Itapeva</text:p>
          </table:table-cell>
          <table:table-cell office:value-type="string" calcext:value-type="string">
            <text:p>ITAPEVA</text:p>
          </table:table-cell>
          <table:table-cell office:value-type="float" office:value="2027186" calcext:value-type="float">
            <text:p>2027186</text:p>
          </table:table-cell>
          <table:table-cell office:value-type="string" calcext:value-type="string">
            <text:p>SANTA CASA DE MISERICORDIA DE</text:p>
            <text:p>ITAPEV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Itapeva</text:p>
          </table:table-cell>
          <table:table-cell office:value-type="string" calcext:value-type="string">
            <text:p>ITARARE</text:p>
          </table:table-cell>
          <table:table-cell office:value-type="float" office:value="2081555" calcext:value-type="float">
            <text:p>2081555</text:p>
          </table:table-cell>
          <table:table-cell office:value-type="string" calcext:value-type="string">
            <text:p>SANTA CASA DE MISERICORDIA DE</text:p>
            <text:p>ITARA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Itapeva</text:p>
          </table:table-cell>
          <table:table-cell office:value-type="string" calcext:value-type="string">
            <text:p>RIBEIRAO</text:p>
            <text:p>BRANCO</text:p>
          </table:table-cell>
          <table:table-cell office:value-type="float" office:value="2705249" calcext:value-type="float">
            <text:p>2705249</text:p>
          </table:table-cell>
          <table:table-cell office:value-type="string" calcext:value-type="string">
            <text:p>HOSPITAL MUNICIPAL MARIA ROSA</text:p>
            <text:p>CARDOS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BOITUVA</text:p>
          </table:table-cell>
          <table:table-cell office:value-type="float" office:value="2081261" calcext:value-type="float">
            <text:p>2081261</text:p>
          </table:table-cell>
          <table:table-cell office:value-type="string" calcext:value-type="string">
            <text:p>HOSPITAL SAO LUI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IBIUNA</text:p>
          </table:table-cell>
          <table:table-cell office:value-type="float" office:value="2079615" calcext:value-type="float">
            <text:p>2079615</text:p>
          </table:table-cell>
          <table:table-cell office:value-type="string" calcext:value-type="string">
            <text:p>HOSPITAL MUNICIPAL DE IBIUNA</text:p>
            <text:p>IBIUNA S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IBIUNA</text:p>
          </table:table-cell>
          <table:table-cell/>
          <table:table-cell office:value-type="string" calcext:value-type="string">
            <text:p>HOSPITAL DE CAMPANH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"/>
          <table:table-cell table:number-columns-repeated="2" office:value-type="float" office:value="5" calcext:value-type="float">
            <text:p>5</text:p>
          </table:table-cell>
          <table:table-cell table:number-columns-repeated="99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ITU</text:p>
          </table:table-cell>
          <table:table-cell office:value-type="float" office:value="2080192" calcext:value-type="float">
            <text:p>2080192</text:p>
          </table:table-cell>
          <table:table-cell office:value-type="string" calcext:value-type="string">
            <text:p>HOSP EST ESPEC EM REABILIT DR</text:p>
            <text:p>FRANCISCO RIBEIRO ARANT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Direta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ITU</text:p>
          </table:table-cell>
          <table:table-cell office:value-type="float" office:value="2080184" calcext:value-type="float">
            <text:p>2080184</text:p>
          </table:table-cell>
          <table:table-cell office:value-type="string" calcext:value-type="string">
            <text:p>HOSPITAL MUNICI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ado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ITU</text:p>
          </table:table-cell>
          <table:table-cell office:value-type="float" office:value="2092298" calcext:value-type="float">
            <text:p>2092298</text:p>
          </table:table-cell>
          <table:table-cell office:value-type="string" calcext:value-type="string">
            <text:p>SANTA CASA DE IT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ITU</text:p>
          </table:table-cell>
          <table:table-cell office:value-type="float" office:value="113921" calcext:value-type="float">
            <text:p>113921</text:p>
          </table:table-cell>
          <table:table-cell office:value-type="string" calcext:value-type="string">
            <text:p>HOSPITAL DE CAMPNHA DE IT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PIEDADE</text:p>
          </table:table-cell>
          <table:table-cell office:value-type="float" office:value="2083175" calcext:value-type="float">
            <text:p>2083175</text:p>
          </table:table-cell>
          <table:table-cell office:value-type="string" calcext:value-type="string">
            <text:p>SANTA CASA PIEDA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PILAR DO SUL</text:p>
          </table:table-cell>
          <table:table-cell office:value-type="float" office:value="2078902" calcext:value-type="float">
            <text:p>2078902</text:p>
          </table:table-cell>
          <table:table-cell office:value-type="string" calcext:value-type="string">
            <text:p>SANTA CASA PILAR DO S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PORTO FELIZ</text:p>
          </table:table-cell>
          <table:table-cell office:value-type="float" office:value="2079925" calcext:value-type="float">
            <text:p>2079925</text:p>
          </table:table-cell>
          <table:table-cell office:value-type="string" calcext:value-type="string">
            <text:p>SANTA CASA DE PORTO FELI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ALTO</text:p>
          </table:table-cell>
          <table:table-cell office:value-type="float" office:value="3774554" calcext:value-type="float">
            <text:p>3774554</text:p>
          </table:table-cell>
          <table:table-cell office:value-type="string" calcext:value-type="string">
            <text:p>HOSPITAL E MATERNIDADE MUNICIPAL N S DO MONTE SERRA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ALTO DE</text:p>
            <text:p>PIRAPORA</text:p>
          </table:table-cell>
          <table:table-cell office:value-type="float" office:value="2079178" calcext:value-type="float">
            <text:p>2079178</text:p>
          </table:table-cell>
          <table:table-cell office:value-type="string" calcext:value-type="string">
            <text:p>MATERNIDADE MUNICIP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5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ALTO DE</text:p>
            <text:p>PIRAPORA</text:p>
          </table:table-cell>
          <table:table-cell office:value-type="float" office:value="2079429" calcext:value-type="float">
            <text:p>2079429</text:p>
          </table:table-cell>
          <table:table-cell office:value-type="string" calcext:value-type="string">
            <text:p>SANTA CASA SALTO DE PIRAPO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AO ROQUE</text:p>
          </table:table-cell>
          <table:table-cell office:value-type="float" office:value="2082721" calcext:value-type="float">
            <text:p>2082721</text:p>
          </table:table-cell>
          <table:table-cell office:value-type="string" calcext:value-type="string">
            <text:p>HOSPITAL E MATERNIDADE SOTERO</text:p>
            <text:p>DE SOU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float" office:value="2078813" calcext:value-type="float">
            <text:p>2078813</text:p>
          </table:table-cell>
          <table:table-cell office:value-type="string" calcext:value-type="string">
            <text:p>HOSPITAL OFTALMOLOGICO DE</text:p>
            <text:p>SOROCAB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float" office:value="2079321" calcext:value-type="float">
            <text:p>2079321</text:p>
          </table:table-cell>
          <table:table-cell office:value-type="string" calcext:value-type="string">
            <text:p>HOSPITAL GPACI SOROCAB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-</text:p>
          </table:table-cell>
          <table:table-cell table:number-columns-repeated="5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float" office:value="2081695" calcext:value-type="float">
            <text:p>2081695</text:p>
          </table:table-cell>
          <table:table-cell office:value-type="string" calcext:value-type="string">
            <text:p>CONJUNTO HOSPITALAR SOROCAB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74" calcext:value-type="float">
            <text:p>7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float" office:value="2708558" calcext:value-type="float">
            <text:p>2708558</text:p>
          </table:table-cell>
          <table:table-cell office:value-type="string" calcext:value-type="string">
            <text:p>HOSPITAL EVANGELICO DE SOROCAB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float" office:value="2708566" calcext:value-type="float">
            <text:p>2708566</text:p>
          </table:table-cell>
          <table:table-cell office:value-type="string" calcext:value-type="string">
            <text:p>HOSPITAL UNIMED DE SOROCABA DR</text:p>
            <text:p>MIGUEL VILLA NOVA SOEI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ado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float" office:value="2708779" calcext:value-type="float">
            <text:p>2708779</text:p>
          </table:table-cell>
          <table:table-cell office:value-type="string" calcext:value-type="string">
            <text:p>SANTA CASA DE SOROCAB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float" office:value="2765942" calcext:value-type="float">
            <text:p>2765942</text:p>
          </table:table-cell>
          <table:table-cell office:value-type="string" calcext:value-type="string">
            <text:p>HOSPITAL SANTA LUCINDA SOROCAB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float" office:value="9491112" calcext:value-type="float">
            <text:p>9491112</text:p>
          </table:table-cell>
          <table:table-cell office:value-type="string" calcext:value-type="string">
            <text:p>HOSPITAL REGIONAL DE SOROCAB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TIETE</text:p>
          </table:table-cell>
          <table:table-cell office:value-type="float" office:value="2080087" calcext:value-type="float">
            <text:p>2080087</text:p>
          </table:table-cell>
          <table:table-cell office:value-type="string" calcext:value-type="string">
            <text:p>SANTA CASA DE MISERICORDIA DE</text:p>
            <text:p>TIE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VOTORANTIM</text:p>
          </table:table-cell>
          <table:table-cell office:value-type="float" office:value="2087618" calcext:value-type="float">
            <text:p>2087618</text:p>
          </table:table-cell>
          <table:table-cell office:value-type="string" calcext:value-type="string">
            <text:p>HOSPITAL MUNICIPAL DE</text:p>
            <text:p>VOTORANTI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Alto Vale do Paraiba</text:p>
          </table:table-cell>
          <table:table-cell office:value-type="string" calcext:value-type="string">
            <text:p>CACAPAVA</text:p>
          </table:table-cell>
          <table:table-cell office:value-type="float" office:value="2024756" calcext:value-type="float">
            <text:p>2024756</text:p>
          </table:table-cell>
          <table:table-cell office:value-type="string" calcext:value-type="string">
            <text:p>HOSPITAL E MATERNIDADE NOSSA</text:p>
            <text:p>SENHORA DA AJUD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Alto Vale do Paraiba</text:p>
          </table:table-cell>
          <table:table-cell office:value-type="string" calcext:value-type="string">
            <text:p>JACAREI</text:p>
          </table:table-cell>
          <table:table-cell office:value-type="float" office:value="2085194" calcext:value-type="float">
            <text:p>2085194</text:p>
          </table:table-cell>
          <table:table-cell office:value-type="string" calcext:value-type="string">
            <text:p>HOSPITAL SAO FRANCISCO DE ASS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Alto Vale do Paraiba</text:p>
          </table:table-cell>
          <table:table-cell office:value-type="string" calcext:value-type="string">
            <text:p>JACAREI</text:p>
          </table:table-cell>
          <table:table-cell office:value-type="float" office:value="2096412" calcext:value-type="float">
            <text:p>2096412</text:p>
          </table:table-cell>
          <table:table-cell office:value-type="string" calcext:value-type="string">
            <text:p>SANTA CASA DE MISERICORDIA DE</text:p>
            <text:p>JACARE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Alto Vale do Paraiba</text:p>
          </table:table-cell>
          <table:table-cell office:value-type="string" calcext:value-type="string">
            <text:p>SAO JOSE DOS</text:p>
            <text:p>CAMPOS</text:p>
          </table:table-cell>
          <table:table-cell office:value-type="float" office:value="2085569" calcext:value-type="float">
            <text:p>2085569</text:p>
          </table:table-cell>
          <table:table-cell office:value-type="string" calcext:value-type="string">
            <text:p>CVV FRANCISCA JUL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Alto Vale do Paraiba</text:p>
          </table:table-cell>
          <table:table-cell office:value-type="string" calcext:value-type="string">
            <text:p>SAO JOSE DOS</text:p>
            <text:p>CAMPOS</text:p>
          </table:table-cell>
          <table:table-cell office:value-type="float" office:value="9539" calcext:value-type="float">
            <text:p>9539</text:p>
          </table:table-cell>
          <table:table-cell office:value-type="string" calcext:value-type="string">
            <text:p>HOSPITAL MATERNO INFANTIL</text:p>
            <text:p>ANTONINHO DA ROCHA MARM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Alto Vale do Paraiba</text:p>
          </table:table-cell>
          <table:table-cell office:value-type="string" calcext:value-type="string">
            <text:p>SAO JOSE DOS</text:p>
            <text:p>CAMPOS</text:p>
          </table:table-cell>
          <table:table-cell office:value-type="float" office:value="9601" calcext:value-type="float">
            <text:p>9601</text:p>
          </table:table-cell>
          <table:table-cell office:value-type="string" calcext:value-type="string">
            <text:p>HOSPITAL PIO X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Alto Vale do Paraiba</text:p>
          </table:table-cell>
          <table:table-cell office:value-type="string" calcext:value-type="string">
            <text:p>SAO JOSE DOS</text:p>
            <text:p>CAMPOS</text:p>
          </table:table-cell>
          <table:table-cell office:value-type="float" office:value="9628" calcext:value-type="float">
            <text:p>9628</text:p>
          </table:table-cell>
          <table:table-cell office:value-type="string" calcext:value-type="string">
            <text:p>HOSPITAL MUNICIPAL DR JOSE DE</text:p>
            <text:p>CARVALHO FLOREN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Alto Vale do Paraiba</text:p>
          </table:table-cell>
          <table:table-cell office:value-type="string" calcext:value-type="string">
            <text:p>SAO JOSE DOS</text:p>
            <text:p>CAMPOS</text:p>
          </table:table-cell>
          <table:table-cell office:value-type="float" office:value="26417" calcext:value-type="float">
            <text:p>26417</text:p>
          </table:table-cell>
          <table:table-cell office:value-type="string" calcext:value-type="string">
            <text:p>HOSPITAL DE CLINICAS SU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Alto Vale do Paraiba</text:p>
          </table:table-cell>
          <table:table-cell office:value-type="string" calcext:value-type="string">
            <text:p>SAO JOSE DOS CAMPOS</text:p>
          </table:table-cell>
          <table:table-cell office:value-type="float" office:value="2748029" calcext:value-type="float">
            <text:p>2748029</text:p>
          </table:table-cell>
          <table:table-cell office:value-type="string" calcext:value-type="string">
            <text:p>SANTA CASA DE MISERICORDIA DE SAO JOSE DOS CAMPO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Alto Vale do Paraiba</text:p>
          </table:table-cell>
          <table:table-cell office:value-type="string" calcext:value-type="string">
            <text:p>SAO JOSE DOS CAMPOS</text:p>
          </table:table-cell>
          <table:table-cell office:value-type="float" office:value="9491252" calcext:value-type="float">
            <text:p>9491252</text:p>
          </table:table-cell>
          <table:table-cell office:value-type="string" calcext:value-type="string">
            <text:p>DR RUBENS SAVASTANO HOSPITAL REGIONAL DE SAO JOSE DOS CAMPO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99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Circ. da Fe-V. Historico</text:p>
          </table:table-cell>
          <table:table-cell office:value-type="string" calcext:value-type="string">
            <text:p>APARECIDA</text:p>
          </table:table-cell>
          <table:table-cell office:value-type="float" office:value="2083051" calcext:value-type="float">
            <text:p>2083051</text:p>
          </table:table-cell>
          <table:table-cell office:value-type="string" calcext:value-type="string">
            <text:p>SANTA CASA DE APARECID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iv.s. fins lucrativos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Circ. da Fe-V. Historico</text:p>
          </table:table-cell>
          <table:table-cell office:value-type="string" calcext:value-type="string">
            <text:p>CACHOEIRA</text:p>
            <text:p>PAULISTA</text:p>
          </table:table-cell>
          <table:table-cell office:value-type="float" office:value="2024772" calcext:value-type="float">
            <text:p>2024772</text:p>
          </table:table-cell>
          <table:table-cell office:value-type="string" calcext:value-type="string">
            <text:p>SANTA CASA DE MISERICORDIA SAO</text:p>
            <text:p>JO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Circ. da Fe-V. Historico</text:p>
          </table:table-cell>
          <table:table-cell office:value-type="string" calcext:value-type="string">
            <text:p>CRUZEIRO</text:p>
          </table:table-cell>
          <table:table-cell office:value-type="float" office:value="2024691" calcext:value-type="float">
            <text:p>2024691</text:p>
          </table:table-cell>
          <table:table-cell office:value-type="string" calcext:value-type="string">
            <text:p>SANTA CASA de CRUZEI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Circ. da Fe-V. Historico</text:p>
          </table:table-cell>
          <table:table-cell office:value-type="string" calcext:value-type="string">
            <text:p>CUNHA</text:p>
          </table:table-cell>
          <table:table-cell office:value-type="float" office:value="2079518" calcext:value-type="float">
            <text:p>2079518</text:p>
          </table:table-cell>
          <table:table-cell office:value-type="string" calcext:value-type="string">
            <text:p>SANTA CASA DE MIS E MATERNIDADE N SRA DA CONCEICAO CUNH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Circ. da Fe-V. Historico</text:p>
          </table:table-cell>
          <table:table-cell office:value-type="string" calcext:value-type="string">
            <text:p>GUARATINGUETA</text:p>
          </table:table-cell>
          <table:table-cell/>
          <table:table-cell office:value-type="string" calcext:value-type="string">
            <text:p>HOSPITAL DE CAMPANH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Circ. da Fe-V. Historico</text:p>
          </table:table-cell>
          <table:table-cell office:value-type="string" calcext:value-type="string">
            <text:p>GUARATINGUETA</text:p>
          </table:table-cell>
          <table:table-cell office:value-type="float" office:value="2081512" calcext:value-type="float">
            <text:p>2081512</text:p>
          </table:table-cell>
          <table:table-cell office:value-type="string" calcext:value-type="string">
            <text:p>SANTA CASA DE MISERICORDIA DE</text:p>
            <text:p>GUARATINGUE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Circ. da Fe-V. Historico</text:p>
          </table:table-cell>
          <table:table-cell office:value-type="string" calcext:value-type="string">
            <text:p>GUARATINGUETA</text:p>
          </table:table-cell>
          <table:table-cell office:value-type="float" office:value="2081644" calcext:value-type="float">
            <text:p>2081644</text:p>
          </table:table-cell>
          <table:table-cell office:value-type="string" calcext:value-type="string">
            <text:p>HOSPITAL FREI GALVA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Circ. da Fe-V. Historico</text:p>
          </table:table-cell>
          <table:table-cell office:value-type="string" calcext:value-type="string">
            <text:p>LORENA</text:p>
          </table:table-cell>
          <table:table-cell office:value-type="float" office:value="2087111" calcext:value-type="float">
            <text:p>2087111</text:p>
          </table:table-cell>
          <table:table-cell office:value-type="string" calcext:value-type="string">
            <text:p>IRMANDADE DA SANTA CASA DE</text:p>
            <text:p>MISERICORDIA LORE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Circ. da Fe-V. Historico</text:p>
          </table:table-cell>
          <table:table-cell office:value-type="string" calcext:value-type="string">
            <text:p>QUELUZ</text:p>
          </table:table-cell>
          <table:table-cell office:value-type="float" office:value="2058340" calcext:value-type="float">
            <text:p>2058340</text:p>
          </table:table-cell>
          <table:table-cell office:value-type="string" calcext:value-type="string">
            <text:p>HOSPITAL MUNICIPAL DE QUELU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Litoral Norte</text:p>
          </table:table-cell>
          <table:table-cell office:value-type="string" calcext:value-type="string">
            <text:p>CARAGUATATUB</text:p>
            <text:p>A</text:p>
          </table:table-cell>
          <table:table-cell office:value-type="float" office:value="2082926" calcext:value-type="float">
            <text:p>2082926</text:p>
          </table:table-cell>
          <table:table-cell office:value-type="string" calcext:value-type="string">
            <text:p>CASA DE SAUDE STELLA MAR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Litoral Norte</text:p>
          </table:table-cell>
          <table:table-cell office:value-type="string" calcext:value-type="string">
            <text:p>CARAGUATATUB</text:p>
            <text:p>A</text:p>
          </table:table-cell>
          <table:table-cell office:value-type="float" office:value="92894" calcext:value-type="float">
            <text:p>92894</text:p>
          </table:table-cell>
          <table:table-cell office:value-type="string" calcext:value-type="string">
            <text:p>HR LITORAL NOR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staduais-OSS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office:value-type="float" office:value="73" calcext:value-type="float">
            <text:p>73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Litoral Norte</text:p>
          </table:table-cell>
          <table:table-cell office:value-type="string" calcext:value-type="string">
            <text:p>ILHABELA</text:p>
          </table:table-cell>
          <table:table-cell office:value-type="float" office:value="2747871" calcext:value-type="float">
            <text:p>2747871</text:p>
          </table:table-cell>
          <table:table-cell office:value-type="string" calcext:value-type="string">
            <text:p>HOSPITAL MUNICIPAL GOV MARIO</text:p>
            <text:p>COVAS J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nicipais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Litoral Norte</text:p>
          </table:table-cell>
          <table:table-cell office:value-type="string" calcext:value-type="string">
            <text:p>SAO SEBASTIAO</text:p>
          </table:table-cell>
          <table:table-cell office:value-type="float" office:value="2765934" calcext:value-type="float">
            <text:p>2765934</text:p>
          </table:table-cell>
          <table:table-cell office:value-type="string" calcext:value-type="string">
            <text:p>HOSPITAL DE CLINICAS DE SAO</text:p>
            <text:p>SEBASTIA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v.s. fins lucrativos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999"/>
        </table:table-row>
        <table:table-row table:style-name="ro5" table:number-rows-repeated="104794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B6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0" loext:min-decimal-places="0" number:min-integer-digits="2"/>
    </number:number-style>
    <number:number-style style:name="N147">
      <number:number number:decimal-places="0" loext:min-decimal-places="0" number:min-integer-digits="7"/>
    </number:number-style>
    <number:number-style style:name="N148P0" style:volatile="true">
      <number:number number:decimal-places="0" loext:min-decimal-places="0" number:min-integer-digits="1"/>
    </number:number-style>
    <number:number-style style:name="N148">
      <style:text-properties fo:color="#ff0000"/>
      <number:number number:decimal-places="0" loext:min-decimal-places="0" number:min-integer-digits="1"/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">
      <style:text-properties fo:color="#ff0000"/>
      <number:number number:decimal-places="2" loext:min-decimal-places="2" number:min-integer-digits="1" number:grouping="true"/>
      <style:map style:condition="value()&gt;=0" style:apply-style-name="N14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17:54:27.779743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8T17:17:16.883361873</meta:creation-date>
    <dc:date>2020-06-28T17:55:33.080696043</dc:date>
    <meta:editing-duration>PT26M22S</meta:editing-duration>
    <meta:editing-cycles>2</meta:editing-cycles>
    <meta:generator>LibreOffice/6.4.3.2$Linux_X86_64 LibreOffice_project/40$Build-2</meta:generator>
    <meta:document-statistic meta:table-count="1" meta:cell-count="10651" meta:object-count="0"/>
  </office:meta>
</office:document-meta>
</file>